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0" style:family="table">
      <style:table-properties style:width="7.0806in" table:align="margins" style:may-break-between-rows="false"/>
    </style:style>
    <style:style style:name="Table10.A" style:family="table-column">
      <style:table-column-properties style:column-width="1.766in" style:rel-column-width="16345*"/>
    </style:style>
    <style:style style:name="Table10.B" style:family="table-column">
      <style:table-column-properties style:column-width="5.3146in" style:rel-column-width="49190*"/>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806in" table:align="margins" style:may-break-between-rows="false"/>
    </style:style>
    <style:style style:name="Table14.A" style:family="table-column">
      <style:table-column-properties style:column-width="1.766in" style:rel-column-width="16345*"/>
    </style:style>
    <style:style style:name="Table14.B" style:family="table-column">
      <style:table-column-properties style:column-width="5.3146in" style:rel-column-width="49190*"/>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7.0806in" table:align="margins" style:may-break-between-rows="false"/>
    </style:style>
    <style:style style:name="Table15.A" style:family="table-column">
      <style:table-column-properties style:column-width="1.766in" style:rel-column-width="16345*"/>
    </style:style>
    <style:style style:name="Table15.B" style:family="table-column">
      <style:table-column-properties style:column-width="5.3146in" style:rel-column-width="49190*"/>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806in" table:align="margins" style:may-break-between-rows="false"/>
    </style:style>
    <style:style style:name="Table16.A" style:family="table-column">
      <style:table-column-properties style:column-width="1.766in" style:rel-column-width="16345*"/>
    </style:style>
    <style:style style:name="Table16.B" style:family="table-column">
      <style:table-column-properties style:column-width="5.3146in" style:rel-column-width="49190*"/>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style:text-underline-style="none"/>
    </style:style>
    <style:style style:name="P5" style:family="paragraph" style:parent-style-name="Text_20_body">
      <style:text-properties style:use-window-font-color="true"/>
    </style:style>
    <style:style style:name="P6"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7"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8" style:family="paragraph" style:parent-style-name="Title">
      <style:text-properties fo:font-size="60pt" style:font-size-asian="60pt" style:font-size-complex="60pt"/>
    </style:style>
    <style:style style:name="P9" style:family="paragraph" style:parent-style-name="Footnote">
      <style:paragraph-properties fo:text-align="start" style:justify-single-word="false"/>
    </style:style>
    <style:style style:name="P10" style:family="paragraph" style:parent-style-name="Footnote">
      <style:paragraph-properties fo:text-align="justify" style:justify-single-word="false"/>
    </style:style>
    <style:style style:name="P11" style:family="paragraph" style:parent-style-name="Standard">
      <style:paragraph-properties fo:text-align="justify" style:justify-single-word="false"/>
    </style:style>
    <style:style style:name="P12" style:family="paragraph" style:parent-style-name="Standard">
      <style:paragraph-properties fo:text-align="center"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center" style:justify-single-word="false"/>
      <style:text-properties fo:font-weight="normal" style:font-weight-asian="normal" style:font-weight-complex="normal"/>
    </style:style>
    <style:style style:name="P19" style:family="paragraph" style:parent-style-name="Table_20_Contents">
      <style:paragraph-properties fo:text-align="justify" style:justify-single-word="false"/>
      <style:text-properties fo:font-weight="normal" style:font-weight-asian="normal" style:font-weight-complex="normal"/>
    </style:style>
    <style:style style:name="P20" style:family="paragraph" style:parent-style-name="Table_20_Contents">
      <style:paragraph-properties fo:text-align="center" style:justify-single-word="false"/>
      <style:text-properties style:font-name="Courier New" fo:font-weight="bold" style:font-weight-asian="bold" style:font-weight-complex="bold"/>
    </style:style>
    <style:style style:name="P21" style:family="paragraph" style:parent-style-name="Table_20_Contents">
      <style:paragraph-properties fo:text-align="center" style:justify-single-word="false"/>
      <style:text-properties style:font-name="Courier New" fo:font-size="12pt" style:font-size-asian="12pt" style:font-size-complex="12pt"/>
    </style:style>
    <style:style style:name="P22" style:family="paragraph" style:parent-style-name="Table_20_Contents">
      <style:text-properties style:font-name="Courier New" fo:font-size="10pt" style:font-size-asian="10pt" style:font-size-complex="10pt"/>
    </style:style>
    <style:style style:name="P23" style:family="paragraph" style:parent-style-name="Table_20_Contents">
      <style:paragraph-properties fo:text-align="justify" style:justify-single-word="false"/>
      <style:text-properties style:font-name="Courier New" fo:font-size="10pt" style:font-size-asian="10pt" style:font-size-complex="10pt"/>
    </style:style>
    <style:style style:name="P24" style:family="paragraph" style:parent-style-name="Table_20_Contents">
      <style:paragraph-properties fo:text-align="center" style:justify-single-word="false"/>
      <style:text-properties style:font-name="Courier New"/>
    </style:style>
    <style:style style:name="P25" style:family="paragraph" style:parent-style-name="Table_20_Contents">
      <style:paragraph-properties fo:text-align="start" style:justify-single-word="false"/>
    </style:style>
    <style:style style:name="P26" style:family="paragraph" style:parent-style-name="Table_20_Contents">
      <style:text-properties fo:font-size="10pt" style:font-size-asian="10pt" style:font-size-complex="10pt"/>
    </style:style>
    <style:style style:name="P27" style:family="paragraph" style:parent-style-name="Table_20_Contents">
      <style:paragraph-properties fo:text-align="start" style:justify-single-word="false"/>
      <style:text-properties fo:font-size="10pt" style:font-size-asian="10pt" style:font-size-complex="10pt"/>
    </style:style>
    <style:style style:name="P28" style:family="paragraph" style:parent-style-name="Table_20_Contents">
      <style:paragraph-properties fo:text-align="center" style:justify-single-word="false"/>
      <style:text-properties fo:font-style="italic" style:font-style-asian="italic" style:font-style-complex="italic"/>
    </style:style>
    <style:style style:name="P29" style:family="paragraph" style:parent-style-name="Table_20_Contents">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4"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5" style:family="paragraph" style:parent-style-name="Table_20_Contents">
      <style:text-properties fo:color="#808080" fo:font-size="10pt" style:font-size-asian="10pt" style:font-size-complex="10pt"/>
    </style:style>
    <style:style style:name="P36" style:family="paragraph" style:parent-style-name="Table_20_Contents">
      <style:text-properties fo:color="#808080" fo:font-size="6pt" style:font-size-asian="6pt" style:font-size-complex="6pt"/>
    </style:style>
    <style:style style:name="P37"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9"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40"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1" style:family="paragraph" style:parent-style-name="Table_20_Contents">
      <style:text-properties style:use-window-font-color="true" fo:font-size="10pt" style:font-size-asian="10pt" style:font-size-complex="10pt"/>
    </style:style>
    <style:style style:name="P42" style:family="paragraph" style:parent-style-name="Table_20_Contents">
      <style:text-properties style:use-window-font-color="true" fo:font-size="10pt" fo:font-weight="normal" style:font-size-asian="10pt" style:font-weight-asian="normal" style:font-size-complex="10pt" style:font-weight-complex="normal"/>
    </style:style>
    <style:style style:name="P43" style:family="paragraph" style:parent-style-name="Table_20_Contents">
      <style:text-properties style:use-window-font-color="true" fo:font-size="6pt" style:font-size-asian="6pt" style:font-size-complex="6pt"/>
    </style:style>
    <style:style style:name="P44" style:family="paragraph" style:parent-style-name="Table_20_Contents">
      <style:paragraph-properties fo:text-align="center" style:justify-single-word="false"/>
      <style:text-properties style:font-name="Arial Black" fo:font-size="10pt" style:font-size-asian="10pt" style:font-size-complex="10pt"/>
    </style:style>
    <style:style style:name="P45" style:family="paragraph" style:parent-style-name="Table_20_Contents">
      <style:paragraph-properties fo:text-align="center" style:justify-single-word="false"/>
      <style:text-properties style:font-name="Arial Black" fo:font-size="6pt" style:font-size-asian="6pt" style:font-size-complex="6pt"/>
    </style:style>
    <style:style style:name="P46" style:family="paragraph" style:parent-style-name="Table_20_Contents">
      <style:text-properties fo:font-size="6pt" style:font-size-asian="6pt" style:font-size-complex="6pt"/>
    </style:style>
    <style:style style:name="P47" style:family="paragraph" style:parent-style-name="Code">
      <style:text-properties fo:font-size="12pt" fo:font-weight="bold" style:font-size-asian="12pt" style:font-weight-asian="bold" style:font-size-complex="12pt" style:font-weight-complex="bold"/>
    </style:style>
    <style:style style:name="P48" style:family="paragraph" style:parent-style-name="Code">
      <style:paragraph-properties fo:text-align="justify" style:justify-single-word="false"/>
    </style:style>
    <style:style style:name="P49" style:family="paragraph" style:parent-style-name="Code">
      <style:text-properties style:text-underline-style="solid" style:text-underline-width="auto" style:text-underline-color="font-color" fo:font-weight="bold" style:font-weight-asian="bold" style:font-weight-complex="bold"/>
    </style:style>
    <style:style style:name="P50" style:family="paragraph" style:parent-style-name="Code">
      <style:text-properties style:font-name="Times New Roman" fo:font-size="14pt" style:font-name-asian="SimSun" style:font-size-asian="14pt" style:font-name-complex="Mangal" style:font-size-complex="14pt"/>
    </style:style>
    <style:style style:name="P51" style:family="paragraph" style:parent-style-name="Code">
      <style:text-properties style:text-underline-style="none" fo:font-weight="normal" style:font-weight-asian="normal" style:font-weight-complex="normal"/>
    </style:style>
    <style:style style:name="P52" style:family="paragraph" style:parent-style-name="Text_20_body">
      <style:paragraph-properties fo:break-before="page"/>
      <style:text-properties style:use-window-font-color="true"/>
    </style:style>
    <style:style style:name="P53" style:family="paragraph" style:parent-style-name="Snippet">
      <style:text-properties style:font-name="Courier New1"/>
    </style:style>
    <style:style style:name="P54" style:family="paragraph" style:parent-style-name="Snippet">
      <style:text-properties fo:font-weight="normal" style:font-weight-asian="normal" style:font-weight-complex="normal"/>
    </style:style>
    <style:style style:name="P55" style:family="paragraph" style:parent-style-name="Heading_20_1">
      <style:paragraph-properties fo:text-align="justify" style:justify-single-word="false"/>
    </style:style>
    <style:style style:name="P56" style:family="paragraph" style:parent-style-name="Heading_20_1">
      <style:paragraph-properties fo:break-before="page"/>
    </style:style>
    <style:style style:name="P57" style:family="paragraph" style:parent-style-name="Contents_20_Heading">
      <style:paragraph-properties fo:break-before="page"/>
    </style:style>
    <style:style style:name="P58" style:family="paragraph" style:parent-style-name="Contents_20_1">
      <style:paragraph-properties>
        <style:tab-stops>
          <style:tab-stop style:position="7.0602in" style:type="right" style:leader-style="dotted" style:leader-text="."/>
        </style:tab-stops>
      </style:paragraph-properties>
    </style:style>
    <style:style style:name="P59" style:family="paragraph" style:parent-style-name="Contents_20_2">
      <style:paragraph-properties>
        <style:tab-stops>
          <style:tab-stop style:position="6.8839in" style:type="right"/>
        </style:tab-stops>
      </style:paragraph-properties>
    </style:style>
    <style:style style:name="P60" style:family="paragraph" style:parent-style-name="Index_20_1">
      <style:paragraph-properties>
        <style:tab-stops>
          <style:tab-stop style:position="7.0807in" style:type="right"/>
        </style:tab-stops>
      </style:paragraph-properties>
    </style:style>
    <style:style style:name="P61" style:family="paragraph" style:parent-style-name="Index_20_Separator">
      <style:paragraph-properties>
        <style:tab-stops/>
      </style:paragraph-properties>
    </style:style>
    <style:style style:name="P62" style:family="paragraph" style:parent-style-name="Text_20_body" style:master-page-name="Standard">
      <style:paragraph-properties style:page-number="auto"/>
    </style:style>
    <style:style style:name="P63" style:family="paragraph" style:parent-style-name="Text_20_body" style:list-style-name="L1"/>
    <style:style style:name="P64" style:family="paragraph" style:parent-style-name="Text_20_body" style:list-style-name="L2"/>
    <style:style style:name="P65" style:family="paragraph" style:parent-style-name="Text_20_body">
      <style:paragraph-properties fo:text-align="justify" style:justify-single-word="false"/>
    </style:style>
    <style:style style:name="P66" style:family="paragraph" style:parent-style-name="Text_20_body" style:list-style-name="L3">
      <style:paragraph-properties fo:text-align="justify" style:justify-single-word="false"/>
    </style:style>
    <style:style style:name="P67" style:family="paragraph" style:parent-style-name="Text_20_body" style:list-style-name="L5">
      <style:paragraph-properties fo:text-align="justify" style:justify-single-word="false"/>
    </style:style>
    <style:style style:name="P68" style:family="paragraph" style:parent-style-name="Text_20_body" style:list-style-name="L1">
      <style:paragraph-properties fo:text-align="justify" style:justify-single-word="false"/>
    </style:style>
    <style:style style:name="P69" style:family="paragraph" style:parent-style-name="Text_20_body" style:list-style-name="L8">
      <style:paragraph-properties fo:text-align="justify" style:justify-single-word="false"/>
    </style:style>
    <style:style style:name="P70" style:family="paragraph" style:parent-style-name="Text_20_body" style:list-style-name="L10">
      <style:paragraph-properties fo:text-align="justify" style:justify-single-word="false"/>
    </style:style>
    <style:style style:name="P71" style:family="paragraph" style:parent-style-name="Text_20_body" style:list-style-name="L11">
      <style:paragraph-properties fo:text-align="justify" style:justify-single-word="false"/>
    </style:style>
    <style:style style:name="P72" style:family="paragraph" style:parent-style-name="Text_20_body" style:list-style-name="L13">
      <style:paragraph-properties fo:text-align="justify" style:justify-single-word="false"/>
    </style:style>
    <style:style style:name="P73" style:family="paragraph" style:parent-style-name="Text_20_body" style:list-style-name="L14">
      <style:paragraph-properties fo:text-align="justify" style:justify-single-word="false"/>
    </style:style>
    <style:style style:name="P74" style:family="paragraph" style:parent-style-name="Text_20_body" style:list-style-name="L15">
      <style:paragraph-properties fo:text-align="justify" style:justify-single-word="false"/>
    </style:style>
    <style:style style:name="P75" style:family="paragraph" style:parent-style-name="Text_20_body" style:list-style-name="L16">
      <style:paragraph-properties fo:text-align="justify" style:justify-single-word="false"/>
    </style:style>
    <style:style style:name="P76" style:family="paragraph" style:parent-style-name="Text_20_body" style:list-style-name="L17">
      <style:paragraph-properties fo:text-align="justify" style:justify-single-word="false"/>
    </style:style>
    <style:style style:name="P77" style:family="paragraph" style:parent-style-name="Text_20_body" style:list-style-name="L18">
      <style:paragraph-properties fo:text-align="justify" style:justify-single-word="false"/>
    </style:style>
    <style:style style:name="P78" style:family="paragraph" style:parent-style-name="Text_20_body" style:list-style-name="L19">
      <style:paragraph-properties fo:text-align="justify" style:justify-single-word="false"/>
    </style:style>
    <style:style style:name="P79" style:family="paragraph" style:parent-style-name="Text_20_body" style:list-style-name="L4"/>
    <style:style style:name="P80" style:family="paragraph" style:parent-style-name="Text_20_body" style:list-style-name="L5"/>
    <style:style style:name="P81" style:family="paragraph" style:parent-style-name="Text_20_body" style:list-style-name="L6"/>
    <style:style style:name="P82" style:family="paragraph" style:parent-style-name="Text_20_body" style:list-style-name="L7"/>
    <style:style style:name="P83" style:family="paragraph" style:parent-style-name="Text_20_body" style:list-style-name="L9"/>
    <style:style style:name="P84"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fo:font-style="normal" style:font-style-asian="normal" style:font-style-complex="norm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
      <text:p text:style-name="Text_20_body"/>
      <text:p text:style-name="Text_20_body"/>
      <text:p text:style-name="Text_20_body"/>
      <text:p text:style-name="P8">The fOOrth User's Guide</text:p>
      <text:p text:style-name="Subtitle">An RPN, object oriented language that is not FORTH.</text:p>
      <text:p text:style-name="Subtitle">by Peter Camilleri </text:p>
      <text:p text:style-name="Text_20_body"/>
      <text:p text:style-name="P2">Last Update: April 19, 2015</text:p>
      <text:p text:style-name="P2">Covering fOOrth version 0.0.3</text:p>
      <text:p text:style-name="P2">Status: Unpublished.</text:p>
      <text:p text:style-name="Text_20_body"/>
      <text:p text:style-name="Text_20_body"/>
      <text:p text:style-name="Text_20_body"/>
      <text:p text:style-name="P52"/>
      <text:p text:style-name="P5"/>
      <text:p text:style-name="P5"/>
      <text:p text:style-name="P6"/>
      <text:p text:style-name="P6"/>
      <text:p text:style-name="P6"/>
      <text:p text:style-name="P6"/>
      <text:p text:style-name="P6"/>
      <text:p text:style-name="P6"/>
      <text:p text:style-name="P6"/>
      <text:p text:style-name="P6"/>
      <text:p text:style-name="P7">This page is left blank.</text:p>
      <text:p text:style-name="P7">For the sake of harmony.</text:p>
      <text:p text:style-name="P7">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57">Table of Contents</text:p>
          </text:index-title>
          <text:p text:style-name="P58">The MIT License (MIT).<text:tab/>5</text:p>
          <text:p text:style-name="P58">Introduction<text:tab/>6</text:p>
          <text:p text:style-name="P59">About the name fOOrth<text:tab/>6</text:p>
          <text:p text:style-name="P59">How fOOrth came to be<text:tab/>6</text:p>
          <text:p text:style-name="P59">Goals and Principles<text:tab/>7</text:p>
          <text:p text:style-name="P59">Report Card<text:tab/>8</text:p>
          <text:p text:style-name="P59">Special Note of Thanks<text:tab/>9</text:p>
          <text:p text:style-name="P58">Installation<text:tab/>10</text:p>
          <text:p text:style-name="P59">Ruby<text:tab/>10</text:p>
          <text:p text:style-name="P59">fOOrth<text:tab/>10</text:p>
          <text:p text:style-name="P59">Running fOOrth<text:tab/>11</text:p>
          <text:p text:style-name="P59">Testing<text:tab/>11</text:p>
          <text:p text:style-name="P59">Source Archive<text:tab/>12</text:p>
          <text:p text:style-name="P58">First Steps<text:tab/>13</text:p>
          <text:p text:style-name="P58">The Syntax and Style of fOOrth<text:tab/>15</text:p>
          <text:p text:style-name="P59">Syntax<text:tab/>15</text:p>
          <text:p text:style-name="P59">Spaces<text:tab/>15</text:p>
          <text:p text:style-name="P59">Comments<text:tab/>15</text:p>
          <text:p text:style-name="P59">String Literals<text:tab/>15</text:p>
          <text:p text:style-name="P59">Numeric Literals<text:tab/>16</text:p>
          <text:p text:style-name="P58">A fOOrth Calculator<text:tab/>17</text:p>
          <text:p text:style-name="P59">The Basics<text:tab/>17</text:p>
          <text:p text:style-name="P59">Stack Manipulation<text:tab/>18</text:p>
          <text:p text:style-name="P59">Programming<text:tab/>20</text:p>
          <text:p text:style-name="P59">Control Structures<text:tab/>21</text:p>
          <text:p text:style-name="P59">Data Memory<text:tab/>25</text:p>
          <text:p text:style-name="P58">Data Storage in fOOrth<text:tab/>26</text:p>
          <text:p text:style-name="P59">Typing<text:tab/>26</text:p>
          <text:p text:style-name="P59">Declarations<text:tab/>26</text:p>
          <text:p text:style-name="P59">Scoping<text:tab/>26</text:p>
          <text:p text:style-name="P59">Referencing<text:tab/>27</text:p>
          <text:p text:style-name="P59">Mutation<text:tab/>28</text:p>
          <text:p text:style-name="P58">Cloning Data<text:tab/>30</text:p>
          <text:p text:style-name="P59">Deep vs Shallow Copy<text:tab/>30</text:p>
          <text:p text:style-name="P59">Permissive Copying<text:tab/>32</text:p>
          <text:p text:style-name="P58">Handling Exceptions<text:tab/>33</text:p>
          <text:p text:style-name="P59">The Nature of Exceptions in fOOrth<text:tab/>33</text:p>
          <text:p text:style-name="P59">Handling Errors<text:tab/>33</text:p>
          <text:p text:style-name="P59">Generating Errors<text:tab/>38</text:p>
          <text:p text:style-name="P59">fOOrth Native Exception Codes:<text:tab/>39</text:p>
          <text:p text:style-name="P59">Application Error Codes:<text:tab/>40</text:p>
          <text:p text:style-name="P59">Ruby Mapped Exception Codes:<text:tab/>40</text:p>
          <text:p text:style-name="P58">The Class Tree<text:tab/>46</text:p>
          <text:p text:style-name="P59">A Brief Overview<text:tab/>46</text:p>
          <text:p text:style-name="P58">Method Mapping<text:tab/>48</text:p>
          <text:p text:style-name="P59">Exploring the mapping system<text:tab/>48</text:p>
          <text:p text:style-name="P58">Routing<text:tab/>50</text:p>
          <text:p text:style-name="P59">Routing Internals<text:tab/>51</text:p>
          <text:p text:style-name="P58">Array<text:tab/>53</text:p>
          <text:p text:style-name="P59">Array Literals<text:tab/>53</text:p>
          <text:p text:style-name="P59">Class Methods<text:tab/>54</text:p>
          <text:p text:style-name="P59">Instance Methods<text:tab/>55</text:p>
          <text:p text:style-name="P59">See Also<text:tab/>63</text:p>
          <text:p text:style-name="P58">Class<text:tab/>64</text:p>
          <text:p text:style-name="P59">Instance Methods<text:tab/>64</text:p>
          <text:p text:style-name="P59">Commands<text:tab/>65</text:p>
          <text:p text:style-name="P59">See Also<text:tab/>66</text:p>
          <text:p text:style-name="P58">Complex<text:tab/>67</text:p>
          <text:p text:style-name="P59">Complex Literals<text:tab/>67</text:p>
          <text:p text:style-name="P59">Instance Methods<text:tab/>68</text:p>
          <text:p text:style-name="P59">Instance Stubs<text:tab/>68</text:p>
          <text:p text:style-name="P59">See Also<text:tab/>69</text:p>
          <text:p text:style-name="P58">FalseClass<text:tab/>70</text:p>
          <text:p text:style-name="P59">FalseClass Literals<text:tab/>70</text:p>
          <text:p text:style-name="P59">Instance Methods<text:tab/>70</text:p>
          <text:p text:style-name="P59">See Also<text:tab/>71</text:p>
          <text:p text:style-name="P58">Float<text:tab/>72</text:p>
          <text:p text:style-name="P59">Float Literals<text:tab/>72</text:p>
          <text:p text:style-name="P59">See Also<text:tab/>72</text:p>
          <text:p text:style-name="P58">Hash<text:tab/>73</text:p>
          <text:p text:style-name="P59">Hash Literals<text:tab/>73</text:p>
          <text:p text:style-name="P59">Instance Methods<text:tab/>73</text:p>
          <text:p text:style-name="P59">See Also<text:tab/>75</text:p>
          <text:p text:style-name="P58">InStream<text:tab/>76</text:p>
          <text:p text:style-name="P59">Class Methods<text:tab/>76</text:p>
          <text:p text:style-name="P59">Instance Methods<text:tab/>77</text:p>
          <text:p text:style-name="P59">Class Stubs<text:tab/>78</text:p>
          <text:p text:style-name="P59">See Also<text:tab/>78</text:p>
          <text:p text:style-name="P58">Integer<text:tab/>79</text:p>
          <text:p text:style-name="P59">Integer Literals<text:tab/>79</text:p>
          <text:p text:style-name="P59">Instance Methods<text:tab/>79</text:p>
          <text:p text:style-name="P59">See Also<text:tab/>80</text:p>
          <text:p text:style-name="P58">MaxNumeric<text:tab/>81</text:p>
          <text:p text:style-name="P59">MaxNumeric Literals<text:tab/>81</text:p>
          <text:p text:style-name="P59"><text:soft-page-break/>Instance Methods<text:tab/>81</text:p>
          <text:p text:style-name="P58">MinNumeric<text:tab/>82</text:p>
          <text:p text:style-name="P59">Min Numeric Literals<text:tab/>82</text:p>
          <text:p text:style-name="P59">Instance Methods<text:tab/>82</text:p>
          <text:p text:style-name="P58">NilClass<text:tab/>83</text:p>
          <text:p text:style-name="P59">NilClass Literals<text:tab/>83</text:p>
          <text:p text:style-name="P59">Instance Methods<text:tab/>83</text:p>
          <text:p text:style-name="P59">See Also<text:tab/>84</text:p>
          <text:p text:style-name="P58">Numeric<text:tab/>85</text:p>
          <text:p text:style-name="P59">Instance Methods<text:tab/>85</text:p>
          <text:p text:style-name="P59">See Also<text:tab/>87</text:p>
          <text:p text:style-name="P58">Object<text:tab/>88</text:p>
          <text:p text:style-name="P59">Instance Methods<text:tab/>88</text:p>
          <text:p text:style-name="P59">See Also<text:tab/>97</text:p>
          <text:p text:style-name="P58">OutStream<text:tab/>98</text:p>
          <text:p text:style-name="P59">Class Methods<text:tab/>98</text:p>
          <text:p text:style-name="P59">Instance Methods<text:tab/>98</text:p>
          <text:p text:style-name="P59">Class Stubs<text:tab/>98</text:p>
          <text:p text:style-name="P59">See Also<text:tab/>99</text:p>
          <text:p text:style-name="P58">Procedure<text:tab/>100</text:p>
          <text:p text:style-name="P59">Procedure Literals<text:tab/>100</text:p>
          <text:p text:style-name="P59">Instance Methods<text:tab/>100</text:p>
          <text:p text:style-name="P59">See Also<text:tab/>100</text:p>
          <text:p text:style-name="P58">Queue<text:tab/>101</text:p>
          <text:p text:style-name="P59">Instance Methods<text:tab/>101</text:p>
          <text:p text:style-name="P59">See Also<text:tab/>101</text:p>
          <text:p text:style-name="P58">Rational<text:tab/>102</text:p>
          <text:p text:style-name="P59">Rational Literals<text:tab/>102</text:p>
          <text:p text:style-name="P59">Instance Methods<text:tab/>102</text:p>
          <text:p text:style-name="P59">See Also<text:tab/>103</text:p>
          <text:p text:style-name="P58">Stack<text:tab/>104</text:p>
          <text:p text:style-name="P59">Instance Methods<text:tab/>104</text:p>
          <text:p text:style-name="P59">See Also<text:tab/>104</text:p>
          <text:p text:style-name="P58">String<text:tab/>105</text:p>
          <text:p text:style-name="P59">String Literals<text:tab/>105</text:p>
          <text:p text:style-name="P59">Instance Methods<text:tab/>105</text:p>
          <text:p text:style-name="P59">See Also<text:tab/>106</text:p>
          <text:p text:style-name="P58">Thread<text:tab/>107</text:p>
          <text:p text:style-name="P59">Class Methods<text:tab/>107</text:p>
          <text:p text:style-name="P59">Instance Methods<text:tab/>107</text:p>
          <text:p text:style-name="P59">See Also<text:tab/>107</text:p>
          <text:p text:style-name="P58">TrueClass<text:tab/>108</text:p>
          <text:p text:style-name="P59">TrueClass Literals<text:tab/>108</text:p>
          <text:p text:style-name="P59">See Also<text:tab/>108</text:p>
          <text:p text:style-name="P58">VirtualMachine<text:tab/>109</text:p>
          <text:p text:style-name="P59">Instance Methods<text:tab/>109</text:p>
          <text:p text:style-name="P59">Commands<text:tab/>114</text:p>
          <text:p text:style-name="P59">See Also<text:tab/>115</text:p>
          <text:p text:style-name="P58">Appendix A – Symbol Glossary<text:tab/>116</text:p>
          <text:p text:style-name="P58">Appendix B – Regular Expressions<text:tab/>118</text:p>
          <text:p text:style-name="P58">Edit History:<text:tab/>121</text:p>
        </text:index-body>
      </text:table-of-content>
      <text:p text:style-name="Text_20_body"/>
      <text:h text:style-name="P56"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55" text:outline-level="1">Introduction</text:h>
      <text:h text:style-name="Heading_20_2" text:outline-level="2">About the name fOOrth</text:h>
      <text:p text:style-name="Standard"/>
      <text:p text:style-name="P11">The name of programming language fOOrth is an example of a malamanteau<text:note text:id="ftn1" text:note-class="footnote"><text:note-citation>1</text:note-citation><text:note-body><text:p text:style-name="P9">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11">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11">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1814594491575747416" text:style-name="L1">
        <text:list-item>
          <text:p text:style-name="P63">A Simple, Easy-to-Understand syntax that is none the less, Expressive and Compact:</text:p>
        </text:list-item>
      </text:list>
      <text:list xml:id="list3341252580690795294" text:style-name="L2">
        <text:list-item>
          <text:list>
            <text:list-item>
              <text:p text:style-name="P64">Source code in fOOrth is free-form with no line oriented limitations or rules.</text:p>
            </text:list-item>
            <text:list-item>
              <text:p text:style-name="P64">Support is given to the easy representation of common literal data such as strings, integers, floating point numbers, rational numbers, and complex numbers.</text:p>
            </text:list-item>
          </text:list>
        </text:list-item>
      </text:list>
      <text:list xml:id="list36447700" text:continue-list="list1814594491575747416" text:style-name="L1">
        <text:list-item>
          <text:p text:style-name="P63">Safe Data and Data Structures:</text:p>
        </text:list-item>
      </text:list>
      <text:list xml:id="list7678949720459563829" text:style-name="L3">
        <text:list-item>
          <text:list>
            <text:list-item>
              <text:p text:style-name="P66">Simple, reliable arithmetic. In fOOrth, integer operations never overflow. Rational values can be represented exactly, complex numbers are supported, and conversions between numeric types are simple.</text:p>
            </text:list-item>
            <text:list-item>
              <text:p text:style-name="P66"><text:soft-page-break/>Strings grow as needed without the need to allocate space or worry about overflow.</text:p>
            </text:list-item>
            <text:list-item>
              <text:p text:style-name="P66">Data containers such as arrays and hashes grow as needed. Out of range subscripts cannot access undefined memory regions. </text:p>
            </text:list-item>
          </text:list>
        </text:list-item>
      </text:list>
      <text:list xml:id="list36444407" text:continue-list="list36447700" text:style-name="L1">
        <text:list-item>
          <text:p text:style-name="P63">Message Passing:</text:p>
        </text:list-item>
      </text:list>
      <text:list xml:id="list6014565954501882953" text:style-name="L4">
        <text:list-item>
          <text:list>
            <text:list-item>
              <text:p text:style-name="P79">In fOOrth all actions take the form of messages sent to a receiver.</text:p>
            </text:list-item>
            <text:list-item>
              <text:p text:style-name="P79">The routing of messages is specified by the exact type of the message.</text:p>
            </text:list-item>
            <text:list-item>
              <text:p text:style-name="P79">Message receivers include data items on the stack as well as the virtual machine object associated with the current thread of execution.</text:p>
            </text:list-item>
            <text:list-item>
              <text:p text:style-name="P79">Messages for which no routing specification can be found, generate an error at compile time.</text:p>
            </text:list-item>
          </text:list>
        </text:list-item>
      </text:list>
      <text:list xml:id="list36446627" text:continue-list="list36444407" text:style-name="L1">
        <text:list-item>
          <text:p text:style-name="P63">Object Oriented Design:</text:p>
        </text:list-item>
      </text:list>
      <text:list xml:id="list8863944417573400451" text:style-name="L5">
        <text:list-item>
          <text:list>
            <text:list-item>
              <text:p text:style-name="P67">Support class based inheritance, with a non-cyclic (single inheritance) tree derived from a common base Object class.</text:p>
            </text:list-item>
            <text:list-item>
              <text:p text:style-name="P80">Support late binding and polymorphism through message interface compatibility or “duck” typing.</text:p>
            </text:list-item>
          </text:list>
        </text:list-item>
      </text:list>
      <text:list xml:id="list36424594" text:continue-list="list36446627" text:style-name="L1">
        <text:list-item>
          <text:p text:style-name="P63">Meta programming: </text:p>
        </text:list-item>
      </text:list>
      <text:list xml:id="list8906044223764979164" text:style-name="L6">
        <text:list-item>
          <text:list>
            <text:list-item>
              <text:p text:style-name="P81">Support extensible language constructs by making the compiler an accessible part of the system.</text:p>
            </text:list-item>
          </text:list>
        </text:list-item>
      </text:list>
      <text:list xml:id="list36438881" text:continue-list="list36424594" text:style-name="L1">
        <text:list-item>
          <text:p text:style-name="P63">Reliability:</text:p>
        </text:list-item>
      </text:list>
      <text:list xml:id="list5863911351472542764" text:style-name="L7">
        <text:list-item>
          <text:list>
            <text:list-item>
              <text:p text:style-name="P82">Errors should be detected as soon as possible. </text:p>
            </text:list-item>
            <text:list-item>
              <text:p text:style-name="P82">Language constructs should not be designed in a way that causes simple coding errors to spin off into infinite loops. </text:p>
            </text:list-item>
          </text:list>
        </text:list-item>
      </text:list>
      <text:list xml:id="list36435664" text:continue-list="list36438881" text:style-name="L1">
        <text:list-item>
          <text:p text:style-name="P68">Building on the host language:</text:p>
        </text:list-item>
      </text:list>
      <text:list xml:id="list8118599752013202459" text:style-name="L8">
        <text:list-item>
          <text:list>
            <text:list-item>
              <text:p text:style-name="P69">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51284276"/>Thanks<text:alphabetical-index-mark-end text:id="IMark151284276"/></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3026906664551532109" text:style-name="L9">
        <text:list-item>
          <text:p text:style-name="P83">ruby 1.9.3p484 (2013-11-22) [i386-mingw32]</text:p>
        </text:list-item>
        <text:list-item>
          <text:p text:style-name="P83">ruby 2.1.5p273 (2014-11-13 revision 48405) [i386-mingw32]</text:p>
        </text:list-item>
        <text:list-item>
          <text:p text:style-name="P83">Rubinius – to be tested!</text:p>
        </text:list-item>
        <text:list-item>
          <text:p text:style-name="P83">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11">Once fOOrth is installed, there are several options for running the language environment. These are:</text:p>
      <text:p text:style-name="P11"/>
      <text:h text:style-name="Heading_20_3" text:outline-level="3"><text:alphabetical-index-mark-start text:id="IMark151284276"/>Rake<text:alphabetical-index-mark-end text:id="IMark151284276"/>:</text:h>
      <text:p text:style-name="P11">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51284276"/>Demo.rb<text:alphabetical-index-mark-end text:id="IMark151284276"/>:</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51284276"/>Testing<text:alphabetical-index-mark-end text:id="IMark151284276"/></text:h>
      <text:p text:style-name="P3">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51284276"/>Known Issues<text:alphabetical-index-mark-end text:id="IMark151284276"/></text:h>
      <text:p text:style-name="P3">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3">As a work-around, the names of the integration test files have been given a bit of a trim (the word library was shortened to lib) in order to limbo dance under the 1022 character limitation.</text:p>
      <text:p text:style-name="P3">In the long run, there seems to be no fix for version 2.1.5 available. It may be that a switch to version 2.1.6 may be required to correct this issue properly.</text:p>
      <text:h text:style-name="Heading_20_2" text:outline-level="2">Source <text:alphabetical-index-mark-start text:id="IMark151284276"/>Archive<text:alphabetical-index-mark-end text:id="IMark151284276"/></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3">Tokens</text:p>
          </table:table-cell>
          <table:table-cell table:style-name="Table1.A1" office:value-type="string">
            <text:p text:style-name="P14">4</text:p>
          </table:table-cell>
          <table:table-cell table:style-name="Table1.A1" office:value-type="string">
            <text:p text:style-name="P14">5</text:p>
          </table:table-cell>
          <table:table-cell table:style-name="Table1.A1" office:value-type="string">
            <text:p text:style-name="P14">+</text:p>
          </table:table-cell>
          <table:table-cell table:style-name="Table1.E1" office:value-type="string">
            <text:p text:style-name="P14">.</text:p>
          </table:table-cell>
        </table:table-row>
        <table:table-row>
          <table:table-cell table:style-name="Table1.A2" office:value-type="string">
            <text:p text:style-name="P13">Output</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E2" office:value-type="string">
            <text:p text:style-name="P13">'9'</text:p>
          </table:table-cell>
        </table:table-row>
        <table:table-row>
          <table:table-cell table:style-name="Table1.A3" table:number-rows-spanned="2" office:value-type="string">
            <text:p text:style-name="P13">Data Stack</text:p>
          </table:table-cell>
          <table:table-cell table:style-name="Table1.A2" office:value-type="string">
            <text:p text:style-name="P13">4</text:p>
          </table:table-cell>
          <table:table-cell table:style-name="Table1.A2" office:value-type="string">
            <text:p text:style-name="P13">5</text:p>
          </table:table-cell>
          <table:table-cell table:style-name="Table1.A2" office:value-type="string">
            <text:p text:style-name="P13">9</text:p>
          </table:table-cell>
          <table:table-cell table:style-name="Table1.E2" office:value-type="string">
            <text:p text:style-name="P13"/>
          </table:table-cell>
        </table:table-row>
        <table:table-row>
          <table:covered-table-cell/>
          <table:table-cell table:style-name="Table1.A2" office:value-type="string">
            <text:p text:style-name="P13"/>
          </table:table-cell>
          <table:table-cell table:style-name="Table1.A2" office:value-type="string">
            <text:p text:style-name="P13">4</text:p>
          </table:table-cell>
          <table:table-cell table:style-name="Table1.A2" office:value-type="string">
            <text:p text:style-name="P13"/>
          </table:table-cell>
          <table:table-cell table:style-name="Table1.E2" office:value-type="string">
            <text:p text:style-name="P13"/>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3">Infix</text:p>
          </table:table-cell>
          <table:table-cell table:style-name="Table2.A1" office:value-type="string">
            <text:p text:style-name="P13">Postfix</text:p>
          </table:table-cell>
          <table:table-cell table:style-name="Table2.C1" office:value-type="string">
            <text:p text:style-name="P13">Result</text:p>
          </table:table-cell>
        </table:table-row>
        <table:table-row>
          <table:table-cell table:style-name="Table2.A2" office:value-type="string">
            <text:p text:style-name="P13">2+3*4</text:p>
          </table:table-cell>
          <table:table-cell table:style-name="Table2.A2" office:value-type="string">
            <text:p text:style-name="P13">2 3 4 * +</text:p>
          </table:table-cell>
          <table:table-cell table:style-name="Table2.C2" office:value-type="string">
            <text:p text:style-name="P13">14</text:p>
          </table:table-cell>
        </table:table-row>
        <table:table-row>
          <table:table-cell table:style-name="Table2.A2" office:value-type="string">
            <text:p text:style-name="P13">(2+3)*4</text:p>
          </table:table-cell>
          <table:table-cell table:style-name="Table2.A2" office:value-type="string">
            <text:p text:style-name="P13">2 3 + 4 *</text:p>
          </table:table-cell>
          <table:table-cell table:style-name="Table2.C2" office:value-type="string">
            <text:p text:style-name="P13">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3">Language</text:p>
            <text:p text:style-name="P13">Tokens</text:p>
          </table:table-cell>
          <table:table-cell table:style-name="Table3.B1" table:number-columns-spanned="2" office:value-type="string">
            <text:p text:style-name="P13">Abstract Pseudo-Code Generated</text:p>
          </table:table-cell>
          <table:covered-table-cell/>
        </table:table-row>
        <table:table-row>
          <table:covered-table-cell/>
          <table:table-cell table:style-name="Table3.B2" office:value-type="string">
            <text:p text:style-name="P13">FORTH</text:p>
          </table:table-cell>
          <table:table-cell table:style-name="Table3.C2" office:value-type="string">
            <text:p text:style-name="P13">fOOrth</text:p>
          </table:table-cell>
        </table:table-row>
        <table:table-row>
          <table:table-cell table:style-name="Table3.B2" office:value-type="string">
            <text:p text:style-name="P14">4</text:p>
          </table:table-cell>
          <table:table-cell table:style-name="Table3.B2" office:value-type="string">
            <text:p text:style-name="P13">Push_integer 4</text:p>
          </table:table-cell>
          <table:table-cell table:style-name="Table3.C2" office:value-type="string">
            <text:p text:style-name="P13">Push_integer 4</text:p>
          </table:table-cell>
        </table:table-row>
        <table:table-row>
          <table:table-cell table:style-name="Table3.B2" office:value-type="string">
            <text:p text:style-name="P14">5</text:p>
          </table:table-cell>
          <table:table-cell table:style-name="Table3.B2" office:value-type="string">
            <text:p text:style-name="P13">Push_integer 5</text:p>
          </table:table-cell>
          <table:table-cell table:style-name="Table3.C2" office:value-type="string">
            <text:p text:style-name="P13">Push_integer 5</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T<text:span text:style-name="T6">2</text:span> = Pop_integer</text:p>
            <text:p text:style-name="P13">T<text:span text:style-name="T6">3 </text:span>= Add_integers T<text:span text:style-name="T6">2 </text:span>,T<text:span text:style-name="T6">1</text:span></text:p>
            <text:p text:style-name="P13">Push_integer T<text:span text:style-name="T6">3</text:span></text:p>
          </table:table-cell>
          <table:table-cell table:style-name="Table3.C2" office:value-type="string">
            <text:p text:style-name="P13">T<text:span text:style-name="T6">1</text:span> = Pop_object</text:p>
            <text:p text:style-name="P13">T<text:span text:style-name="T6">2</text:span> = Pop_object</text:p>
            <text:p text:style-name="P13">T<text:span text:style-name="T6">3</text:span> = T<text:span text:style-name="T6">2</text:span>.Add(T<text:span text:style-name="T6">1</text:span>)</text:p>
            <text:p text:style-name="P13">Push_object T<text:span text:style-name="T6">3</text:span></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Print_integer T<text:span text:style-name="T6">1</text:span></text:p>
          </table:table-cell>
          <table:table-cell table:style-name="Table3.C2" office:value-type="string">
            <text:p text:style-name="P13">T<text:span text:style-name="T6">1</text:span> = Pop_object</text:p>
            <text:p text:style-name="P13">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7"><text:alphabetical-index-mark-start text:id="IMark151261440"/>drop<text:alphabetical-index-mark-end text:id="IMark151261440"/>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48">&gt;</text:p>
          </table:table-cell>
        </table:table-row>
        <table:table-row table:style-name="Table54.1">
          <table:table-cell table:style-name="Table54.A2" office:value-type="string">
            <text:p text:style-name="P17"><text:alphabetical-index-mark-start text:id="IMark151261440"/>dup<text:alphabetical-index-mark-end text:id="IMark151261440"/>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48">&gt;</text:p>
          </table:table-cell>
        </table:table-row>
        <table:table-row table:style-name="Table54.1">
          <table:table-cell table:style-name="Table54.A2" office:value-type="string">
            <text:p text:style-name="P17"><text:alphabetical-index-mark-start text:id="IMark151261440"/>nip<text:alphabetical-index-mark-end text:id="IMark151261440"/>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48">&gt;</text:p>
          </table:table-cell>
        </table:table-row>
        <table:table-row table:style-name="Table54.1">
          <table:table-cell table:style-name="Table54.A2" office:value-type="string">
            <text:p text:style-name="P17"><text:alphabetical-index-mark-start text:id="IMark151261440"/>over<text:alphabetical-index-mark-end text:id="IMark151261440"/>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7"><text:alphabetical-index-mark-start text:id="IMark151261440"/>pick<text:alphabetical-index-mark-end text:id="IMark151261440"/>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51261440"/>swap<text:alphabetical-index-mark-end text:id="IMark151261440"/>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48">&gt;</text:p>
          </table:table-cell>
        </table:table-row>
        <table:table-row table:style-name="Table54.1">
          <table:table-cell table:style-name="Table54.A2" office:value-type="string">
            <text:p text:style-name="P17"><text:alphabetical-index-mark-start text:id="IMark151261440"/>tuck<text:alphabetical-index-mark-end text:id="IMark151261440"/>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6230135631435219885" text:style-name="L10">
        <text:list-item>
          <text:p text:style-name="P70">To store return addresses for word calls. In fOOrth this is handled by the Ruby virtual machine.</text:p>
        </text:list-item>
        <text:list-item>
          <text:p text:style-name="P70">To store context for control structures. In fOOrth the context mechanism provides for a far richer and more reliable set of control, compile, and data structures.</text:p>
        </text:list-item>
        <text:list-item>
          <text:p text:style-name="P70">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1264416"/>if<text:alphabetical-index-mark-end text:id="IMark151264416"/>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151264416"/>else<text:alphabetical-index-mark-end text:id="IMark151264416"/>” and “<text:alphabetical-index-mark-start text:id="IMark151264560"/>then<text:alphabetical-index-mark-end text:id="IMark151264560"/>”.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51264560"/>switch<text:alphabetical-index-mark-end text:id="IMark151264560"/>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51264560"/>do<text:alphabetical-index-mark-end text:id="IMark151264560"/> statement</text:h>
      <text:p text:style-name="P3">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151264560"/>loop<text:alphabetical-index-mark-end text:id="IMark151264560"/>” commands mark the boundaries of the loop; The “<text:alphabetical-index-mark-start text:id="IMark151264416"/>i<text:alphabetical-index-mark-end text:id="IMark151264416"/>” command is used to retrieve the current loop counter value. For nested loops, the “<text:alphabetical-index-mark-start text:id="IMark151264368"/>j<text:alphabetical-index-mark-end text:id="IMark151264368"/>” command retrieves the value of the outer loops counter value. <text:s/>By default, the “loop” command adds one to the loop value. For more flexible looping, the “<text:alphabetical-index-mark-start text:id="IMark151264080"/>+loop<text:alphabetical-index-mark-end text:id="IMark15126408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51264080"/>-i<text:alphabetical-index-mark-end text:id="IMark151264080"/> and <text:alphabetical-index-mark-start text:id="IMark151264368"/>-j<text:alphabetical-index-mark-end text:id="IMark151264368"/></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he <text:alphabetical-index-mark-start text:id="IMark151264368"/>begin<text:alphabetical-index-mark-end text:id="IMark151264368"/> statement</text:h>
      <text:p text:style-name="P3">The “do” loop is great for cases where the iteration action is based on counting. For loops <text:span text:style-name="T2">not</text:span> <text:soft-page-break/>based on counting there is the “begin” statement. The “begin” keyword is balanced against one of the following locally defined terminating keywords:</text:p>
      <text:list xml:id="list4586194270205748420" text:style-name="L11">
        <text:list-item>
          <text:p text:style-name="P71">begin … <text:alphabetical-index-mark-start text:id="IMark151264416"/>until<text:alphabetical-index-mark-end text:id="IMark151264416"/> – loops until the top of stack is true.</text:p>
        </text:list-item>
        <text:list-item>
          <text:p text:style-name="P71">begin … <text:alphabetical-index-mark-start text:id="IMark151264368"/>again<text:alphabetical-index-mark-end text:id="IMark151264368"/> – loops indefinitely </text:p>
        </text:list-item>
        <text:list-item>
          <text:p text:style-name="P71">begin … <text:alphabetical-index-mark-start text:id="IMark151264416"/>repeat<text:alphabetical-index-mark-end text:id="IMark151264416"/>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49"/>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51264416"/>Typing<text:alphabetical-index-mark-end text:id="IMark151264416"/></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51264416"/>Duck Typing<text:alphabetical-index-mark-end text:id="IMark151264416"/><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51264416"/>Declarations<text:alphabetical-index-mark-end text:id="IMark151264416"/></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151264416"/>Scoping<text:alphabetical-index-mark-end text:id="IMark151264416"/></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151264416"/><text:span text:style-name="T7">val:</text:span><text:alphabetical-index-mark-end text:id="IMark151264416"/> and <text:alphabetical-index-mark-start text:id="IMark151264080"/><text:span text:style-name="T7">var:</text:span><text:alphabetical-index-mark-end text:id="IMark151264080"/></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51264080"/><text:span text:style-name="T7">.init</text:span><text:alphabetical-index-mark-end text:id="IMark151264080"/> method being the most popular since it is called to initialize a new instance of the object.</text:p>
      <text:p text:style-name="P3">Methods: <text:alphabetical-index-mark-start text:id="IMark151264080"/><text:span text:style-name="T7">val@:</text:span><text:alphabetical-index-mark-end text:id="IMark151264080"/> and <text:alphabetical-index-mark-start text:id="IMark151264416"/><text:span text:style-name="T7">var@:</text:span><text:alphabetical-index-mark-end text:id="IMark151264416"/></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151264416"/><text:span text:style-name="T7">val#:</text:span><text:alphabetical-index-mark-end text:id="IMark151264416"/> and <text:alphabetical-index-mark-start text:id="IMark151264080"/><text:span text:style-name="T7">var#:</text:span><text:alphabetical-index-mark-end text:id="IMark151264080"/></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151264080"/><text:span text:style-name="T7">val$:</text:span><text:alphabetical-index-mark-end text:id="IMark151264080"/> and <text:alphabetical-index-mark-start text:id="IMark151264416"/><text:span text:style-name="T7">var$:</text:span><text:alphabetical-index-mark-end text:id="IMark151264416"/></text:p>
      <text:p text:style-name="P3">Regex for valid local variable names: <text:span text:style-name="T7">/^\$[a-z][a-z0-9_]*$/</text:span></text:p>
      <text:p text:style-name="Text_20_body">Notes:</text:p>
      <text:p text:style-name="Text_20_body"/>
      <text:h text:style-name="Heading_20_2" text:outline-level="2"><text:alphabetical-index-mark-start text:id="IMark151264416"/>Referencing<text:alphabetical-index-mark-end text:id="IMark151264416"/></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7">Task</text:p>
          </table:table-cell>
          <table:table-cell table:style-name="Table56.A1" office:value-type="string">
            <text:p text:style-name="P28">var</text:p>
          </table:table-cell>
          <table:table-cell table:style-name="Table56.C1" office:value-type="string">
            <text:p text:style-name="P28">val</text:p>
          </table:table-cell>
        </table:table-row>
        <table:table-row>
          <table:table-cell table:style-name="Table56.A2" office:value-type="string">
            <text:p text:style-name="P17">Sample Declarations</text:p>
          </table:table-cell>
          <table:table-cell table:style-name="Table56.A2" office:value-type="string">
            <text:p text:style-name="P13">0 var: score</text:p>
          </table:table-cell>
          <table:table-cell table:style-name="Table56.C2" office:value-type="string">
            <text:p text:style-name="P13">10 val: max_score</text:p>
          </table:table-cell>
        </table:table-row>
        <table:table-row>
          <table:table-cell table:style-name="Table56.A3" office:value-type="string">
            <text:p text:style-name="P17">Just what is being declared?</text:p>
          </table:table-cell>
          <table:table-cell table:style-name="Table56.A2" office:value-type="string">
            <text:p text:style-name="P27">A method (called score) that pushes a reference to the value onto the stack.</text:p>
          </table:table-cell>
          <table:table-cell table:style-name="Table56.C2" office:value-type="string">
            <text:p text:style-name="P27">A method (called max_score) that pushes the value onto the stack.</text:p>
          </table:table-cell>
        </table:table-row>
        <table:table-row>
          <table:table-cell table:style-name="Table56.A2" office:value-type="string">
            <text:p text:style-name="P17">Retrieve the value of the variable.</text:p>
          </table:table-cell>
          <table:table-cell table:style-name="Table56.A2" office:value-type="string">
            <text:p text:style-name="P13">score @</text:p>
          </table:table-cell>
          <table:table-cell table:style-name="Table56.C2" office:value-type="string">
            <text:p text:style-name="P13">max_score </text:p>
          </table:table-cell>
        </table:table-row>
        <table:table-row>
          <table:table-cell table:style-name="Table56.A2" office:value-type="string">
            <text:p text:style-name="P17">Update the value of the variable.</text:p>
          </table:table-cell>
          <table:table-cell table:style-name="Table56.A2" office:value-type="string">
            <text:p text:style-name="P13">1 score !</text:p>
          </table:table-cell>
          <table:table-cell table:style-name="Table56.C2" office:value-type="string">
            <text:p text:style-name="P13">--<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17">Get a reference to the variable.</text:p>
          </table:table-cell>
          <table:table-cell table:style-name="Table56.A2" office:value-type="string">
            <text:p text:style-name="P13">score</text:p>
          </table:table-cell>
          <table:table-cell table:style-name="Table56.C2" office:value-type="string">
            <text:p text:style-name="P13">--<text:note text:id="ftn26" text:note-class="footnote"><text:note-citation>26</text:note-citation><text:note-body><text:p text:style-name="Footnote">This operation is also not available for value variables.</text:p></text:note-body></text:note></text:p>
          </table:table-cell>
        </table:table-row>
      </table:table>
      <text:p text:style-name="P3"/>
      <text:p text:style-name="P3">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51264416"/>Mutation<text:alphabetical-index-mark-end text:id="IMark151264416"/></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4">Method</text:p>
          </table:table-cell>
          <table:table-cell table:style-name="Table57.B1" office:value-type="string">
            <text:p text:style-name="P14">Stack Before</text:p>
          </table:table-cell>
          <table:table-cell table:style-name="Table57.B1" office:value-type="string">
            <text:p text:style-name="P14">Stack After</text:p>
          </table:table-cell>
          <table:table-cell table:style-name="Table57.A1" office:value-type="string">
            <text:p text:style-name="P16">Description</text:p>
          </table:table-cell>
          <table:table-cell table:style-name="Table57.A1" office:value-type="string">
            <text:p text:style-name="P14">Time Used</text:p>
          </table:table-cell>
          <table:table-cell table:style-name="Table57.F1" office:value-type="string">
            <text:p text:style-name="P14">Copy Depth</text:p>
          </table:table-cell>
        </table:table-row>
        <table:table-row>
          <table:table-cell table:style-name="Table57.A2" office:value-type="string">
            <text:p text:style-name="P24">dup</text:p>
          </table:table-cell>
          <table:table-cell table:style-name="Table57.A2" office:value-type="string">
            <text:p text:style-name="P24">x</text:p>
          </table:table-cell>
          <table:table-cell table:style-name="Table57.A2" office:value-type="string">
            <text:p text:style-name="P24">x x</text:p>
          </table:table-cell>
          <table:table-cell table:style-name="Table57.A2" office:value-type="string">
            <text:p text:style-name="P17">Duplicate the data without any copying.</text:p>
          </table:table-cell>
          <table:table-cell table:style-name="Table57.A2" office:value-type="string">
            <text:p text:style-name="P13">Least</text:p>
          </table:table-cell>
          <table:table-cell table:style-name="Table57.F2" office:value-type="string">
            <text:p text:style-name="P13">None</text:p>
          </table:table-cell>
        </table:table-row>
        <table:table-row>
          <table:table-cell table:style-name="Table57.A3" office:value-type="string">
            <text:p text:style-name="P24">copy</text:p>
          </table:table-cell>
          <table:table-cell table:style-name="Table57.A3" office:value-type="string">
            <text:p text:style-name="P24">x</text:p>
          </table:table-cell>
          <table:table-cell table:style-name="Table57.A3" office:value-type="string">
            <text:p text:style-name="P24">x x'</text:p>
          </table:table-cell>
          <table:table-cell table:style-name="Table57.A3" office:value-type="string">
            <text:p text:style-name="P17">Duplicate the data with a shallow copy.</text:p>
          </table:table-cell>
          <table:table-cell table:style-name="Table57.E3" table:number-rows-spanned="2" office:value-type="string">
            <text:p text:style-name="P13">Moderate</text:p>
          </table:table-cell>
          <table:table-cell table:style-name="Table57.F3" table:number-rows-spanned="2" office:value-type="string">
            <text:p text:style-name="P13">One Level</text:p>
          </table:table-cell>
        </table:table-row>
        <table:table-row>
          <table:table-cell table:style-name="Table57.A3" office:value-type="string">
            <text:p text:style-name="P24">.copy</text:p>
          </table:table-cell>
          <table:table-cell table:style-name="Table57.A3" office:value-type="string">
            <text:p text:style-name="P24">x</text:p>
          </table:table-cell>
          <table:table-cell table:style-name="Table57.A3" office:value-type="string">
            <text:p text:style-name="P24">x'</text:p>
          </table:table-cell>
          <table:table-cell table:style-name="Table57.A3" office:value-type="string">
            <text:p text:style-name="P17">Replace the data with a shallow copy.</text:p>
          </table:table-cell>
          <table:covered-table-cell/>
          <table:covered-table-cell/>
        </table:table-row>
        <table:table-row>
          <table:table-cell table:style-name="Table57.A3" office:value-type="string">
            <text:p text:style-name="P24">clone</text:p>
          </table:table-cell>
          <table:table-cell table:style-name="Table57.A3" office:value-type="string">
            <text:p text:style-name="P24">x</text:p>
          </table:table-cell>
          <table:table-cell table:style-name="Table57.A3" office:value-type="string">
            <text:p text:style-name="P24">x x”</text:p>
          </table:table-cell>
          <table:table-cell table:style-name="Table57.A3" office:value-type="string">
            <text:p text:style-name="P17">Duplicate the data with a deep copy.</text:p>
          </table:table-cell>
          <table:table-cell table:style-name="Table57.E3" table:number-rows-spanned="2" office:value-type="string">
            <text:p text:style-name="P13">Most</text:p>
          </table:table-cell>
          <table:table-cell table:style-name="Table57.F3" table:number-rows-spanned="2" office:value-type="string">
            <text:p text:style-name="P13">All Levels</text:p>
          </table:table-cell>
        </table:table-row>
        <table:table-row>
          <table:table-cell table:style-name="Table57.A3" office:value-type="string">
            <text:p text:style-name="P24">.clone</text:p>
          </table:table-cell>
          <table:table-cell table:style-name="Table57.A3" office:value-type="string">
            <text:p text:style-name="P24">x</text:p>
          </table:table-cell>
          <table:table-cell table:style-name="Table57.A3" office:value-type="string">
            <text:p text:style-name="P24">x”</text:p>
          </table:table-cell>
          <table:table-cell table:style-name="Table57.A3" office:value-type="string">
            <text:p text:style-name="P17">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3365334216114917240" text:style-name="L12">
        <text:list-item>
          <text:p text:style-name="P84">No Copying</text:p>
        </text:list-item>
        <text:list-item>
          <text:p text:style-name="P84">Shallow Copying</text:p>
        </text:list-item>
        <text:list-item>
          <text:p text:style-name="P84">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4">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3">Error handling is an essential, if unpopular, part of all programming tasks. This section focuses on the use of the exceptions mechanism to simplify and streamline error handling.</text:p>
      <text:p text:style-name="P3">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3">Exceptions are an error handling mechanism designed to separate out error handling from error detection and to simplify code structures. When errors are detected, they can be raised. No error codes need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3">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3">Consider a typical exception message in fOOrth:</text:p>
      <text:p text:style-name="Code"/>
      <text:p text:style-name="Code">E15: divided by 0</text:p>
      <text:p text:style-name="Code"/>
      <text:p text:style-name="Text_20_body">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
      <text:p text:style-name="Code"><text:soft-page-break/>(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3">The first method called “danger” ignores errors totally<text:note text:id="ftn31" text:note-class="footnote"><text:note-citation>31</text:note-citation><text:note-body><text:p text:style-name="P10">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3">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51264416"/>try<text:alphabetical-index-mark-end text:id="IMark151264416"/> block</text:h>
      <text:p text:style-name="P3">The bare basics of an exception handled code block is:</text:p>
      <text:p text:style-name="Code"/>
      <text:p text:style-name="Code">try (dangerous code here) <text:alphabetical-index-mark-start text:id="IMark151264416"/>catch<text:alphabetical-index-mark-end text:id="IMark151264416"/> (error recovery code here) end</text:p>
      <text:p text:style-name="Code"/>
      <text:p text:style-name="P3">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3">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3">The defined error codes are specified below in the sections: fOOrth Native Exception Codes, Application Error Codes, and Ruby Mapped Exception Codes.</text:p>
      <text:p text:style-name="P3">To facilitate the checking of error codes in the catch clause, the local method <text:alphabetical-index-mark-start text:id="IMark151264416"/>?"<text:alphabetical-index-mark-end text:id="IMark15126441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3">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51264416"/>bounce<text:alphabetical-index-mark-end text:id="IMark151264416"/> (See Passing the buck, below)</text:p>
      <text:p text:style-name="Code"><text:s text:c="2"/>end</text:p>
      <text:p text:style-name="Code">end</text:p>
      <text:p text:style-name="Code"/>
      <text:h text:style-name="Heading_20_3" text:outline-level="3">Passing the buck</text:h>
      <text:p text:style-name="P3">Given that many types of exceptions exist, it will naturally occur that an exception handler will probably not handle all possible conditions. To deal with this situation, the “<text:alphabetical-index-mark-start text:id="IMark151264416"/>bounce<text:alphabetical-index-mark-end text:id="IMark151264416"/>” verb allows <text:soft-page-break/>an exception handler to relaunch or bounce the exception to the exception handler at the next higher level in the call chain. The last example in the previous section shows this in action.</text:p>
      <text:p text:style-name="P3">The handler processes exceptions of type F30 and E15 itself. All other types of exceptions are bounced up the call chain.</text:p>
      <text:h text:style-name="Heading_20_3" text:outline-level="3">Tying Up Loose Ends</text:h>
      <text:p text:style-name="P3">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51264416"/>finally<text:alphabetical-index-mark-end text:id="IMark151264416"/>” keyword.</text:p>
      <text:p text:style-name="P3">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3">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3">The file is opened, upcoming danger is announced but never passed, and then the file is closed. We then see the default exception handler telling us what went wrong. The key here is that the file was closed even though an error was encountered.</text:p>
      <text:p text:style-name="P3"/>
      <text:h text:style-name="Heading_20_3" text:outline-level="3"><text:soft-page-break/>Summary</text:h>
      <text:p text:style-name="P3">The try block brings all the elements discussed in the previous sections as laid out below. Note that the order of sections is important. A catch section cannot follow a finally section.</text:p>
      <text:p text:style-name="Code"/>
      <text:p text:style-name="Code"><text:alphabetical-index-mark-start text:id="IMark151264416"/>try<text:alphabetical-index-mark-end text:id="IMark151264416"/></text:p>
      <text:p text:style-name="Code"><text:s text:c="2"/>(dangerous code)</text:p>
      <text:p text:style-name="Code">(optional) <text:alphabetical-index-mark-start text:id="IMark151264416"/>catch<text:alphabetical-index-mark-end text:id="IMark151264416"/></text:p>
      <text:p text:style-name="Code"><text:s text:c="2"/>(exception handler with optional <text:alphabetical-index-mark-start text:id="IMark151264416"/>?"<text:alphabetical-index-mark-end text:id="IMark151264416"/>Exx" and <text:alphabetical-index-mark-start text:id="IMark151056072"/>bounce<text:alphabetical-index-mark-end text:id="IMark151056072"/>)</text:p>
      <text:p text:style-name="Code">(optional) <text:alphabetical-index-mark-start text:id="IMark151056072"/>finally<text:alphabetical-index-mark-end text:id="IMark151056072"/></text:p>
      <text:p text:style-name="Code"><text:s text:c="2"/>(cleanup code goes here)</text:p>
      <text:p text:style-name="Code">end</text:p>
      <text:p text:style-name="Code"/>
      <text:p text:style-name="Code"/>
      <text:p text:style-name="P3">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3">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3"/>
      <text:h text:style-name="Heading_20_2" text:outline-level="2"><text:soft-page-break/>Generating Errors</text:h>
      <text:p text:style-name="P3">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3">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51056072"/>throw"<text:alphabetical-index-mark-end text:id="IMark151056072"/>U10: Change the combination on my luggage!"</text:p>
      <text:p text:style-name="Code"><text:s text:c="2"/>then ;</text:p>
      <text:p text:style-name="Code"/>
      <text:p text:style-name="P3">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3">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51056072"/>.throw<text:alphabetical-index-mark-end text:id="IMark151056072"/></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3">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30">Code</text:p>
            </table:table-cell>
            <table:covered-table-cell/>
            <table:covered-table-cell/>
            <table:table-cell table:style-name="Table21.D1" office:value-type="string">
              <text:p text:style-name="P29">Description</text:p>
            </table:table-cell>
          </table:table-row>
        </table:table-header-rows>
        <table:table-row table:style-name="Table21.1">
          <table:table-cell table:style-name="Table21.A2" office:value-type="string">
            <text:p text:style-name="P32">F</text:p>
          </table:table-cell>
          <table:table-cell table:style-name="Table21.A2" office:value-type="string">
            <text:p text:style-name="P32"/>
          </table:table-cell>
          <table:table-cell table:style-name="Table21.A2" office:value-type="string">
            <text:p text:style-name="P32"/>
          </table:table-cell>
          <table:table-cell table:style-name="Table21.D2" office:value-type="string">
            <text:p text:style-name="P35">Generic fOOrth Native Exception Code for All Errors.</text:p>
          </table:table-cell>
        </table:table-row>
        <table:table-row table:style-name="Table21.1">
          <table:table-cell table:style-name="Table21.A2" office:value-type="string">
            <text:p text:style-name="P34"/>
          </table:table-cell>
          <table:table-cell table:style-name="Table21.A2" office:value-type="string">
            <text:p text:style-name="P34"/>
          </table:table-cell>
          <table:table-cell table:style-name="Table21.A2" office:value-type="string">
            <text:p text:style-name="P34"/>
          </table:table-cell>
          <table:table-cell table:style-name="Table21.D2" office:value-type="string">
            <text:p text:style-name="P36"/>
          </table:table-cell>
        </table:table-row>
        <table:table-row table:style-name="Table21.1">
          <table:table-cell table:style-name="Table21.A2" office:value-type="string">
            <text:p text:style-name="P32">F</text:p>
          </table:table-cell>
          <table:table-cell table:style-name="Table21.A2" office:value-type="string">
            <text:p text:style-name="P32">1</text:p>
          </table:table-cell>
          <table:table-cell table:style-name="Table21.A2" office:value-type="string">
            <text:p text:style-name="P32"/>
          </table:table-cell>
          <table:table-cell table:style-name="Table21.D2" office:value-type="string">
            <text:p text:style-name="P35">Compile Time Errors.</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0</text:p>
          </table:table-cell>
          <table:table-cell table:style-name="Table21.D2" office:value-type="string">
            <text:p text:style-name="P26">Syntax Error.</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1</text:p>
          </table:table-cell>
          <table:table-cell table:style-name="Table21.D2" office:value-type="string">
            <text:p text:style-name="P26">Specification Error.</text:p>
          </table:table-cell>
        </table:table-row>
        <table:table-row table:style-name="Table21.1">
          <table:table-cell table:style-name="Table21.A2" office:value-type="string">
            <text:p text:style-name="P44">F</text:p>
          </table:table-cell>
          <table:table-cell table:style-name="Table21.A2" office:value-type="string">
            <text:p text:style-name="P44">1</text:p>
          </table:table-cell>
          <table:table-cell table:style-name="Table21.A2" office:value-type="string">
            <text:p text:style-name="P44">2</text:p>
          </table:table-cell>
          <table:table-cell table:style-name="Table21.D2" office:value-type="string">
            <text:p text:style-name="P26">Control Structure Nesting Error</text:p>
          </table:table-cell>
        </table:table-row>
        <table:table-row table:style-name="Table21.1">
          <table:table-cell table:style-name="Table21.A2" office:value-type="string">
            <text:p text:style-name="P37">F</text:p>
          </table:table-cell>
          <table:table-cell table:style-name="Table21.A2" office:value-type="string">
            <text:p text:style-name="P37">1</text:p>
          </table:table-cell>
          <table:table-cell table:style-name="Table21.A1" office:value-type="string">
            <text:p text:style-name="P37">3</text:p>
          </table:table-cell>
          <table:table-cell table:style-name="Table21.D2" office:value-type="string">
            <text:p text:style-name="P41">Invalid Operation for Target.</text:p>
          </table:table-cell>
        </table:table-row>
        <table:table-row table:style-name="Table21.1">
          <table:table-cell table:style-name="Table21.A2" office:value-type="string">
            <text:p text:style-name="P39"/>
          </table:table-cell>
          <table:table-cell table:style-name="Table21.A2" office:value-type="string">
            <text:p text:style-name="P39"/>
          </table:table-cell>
          <table:table-cell table:style-name="Table21.A2" office:value-type="string">
            <text:p text:style-name="P39"/>
          </table:table-cell>
          <table:table-cell table:style-name="Table21.D2" office:value-type="string">
            <text:p text:style-name="P43"/>
          </table:table-cell>
        </table:table-row>
        <table:table-row table:style-name="Table21.1">
          <table:table-cell table:style-name="Table21.A2" office:value-type="string">
            <text:p text:style-name="P32">F</text:p>
          </table:table-cell>
          <table:table-cell table:style-name="Table21.A2" office:value-type="string">
            <text:p text:style-name="P32">2</text:p>
          </table:table-cell>
          <table:table-cell table:style-name="Table21.A2" office:value-type="string">
            <text:p text:style-name="P32"/>
          </table:table-cell>
          <table:table-cell table:style-name="Table21.D2" office:value-type="string">
            <text:p text:style-name="P35">Message Passing Errors</text:p>
          </table:table-cell>
        </table:table-row>
        <table:table-row table:style-name="Table21.1">
          <table:table-cell table:style-name="Table21.A2" office:value-type="string">
            <text:p text:style-name="P44">F</text:p>
          </table:table-cell>
          <table:table-cell table:style-name="Table21.A2" office:value-type="string">
            <text:p text:style-name="P44">2</text:p>
          </table:table-cell>
          <table:table-cell table:style-name="Table21.A2" office:value-type="string">
            <text:p text:style-name="P44">0</text:p>
          </table:table-cell>
          <table:table-cell table:style-name="Table21.D2" office:value-type="string">
            <text:p text:style-name="P26">Message Not Understood by the Receiver.</text:p>
          </table:table-cell>
        </table:table-row>
        <table:table-row table:style-name="Table21.1">
          <table:table-cell table:style-name="Table21.A2" office:value-type="string">
            <text:p text:style-name="P44">F</text:p>
          </table:table-cell>
          <table:table-cell table:style-name="Table21.A2" office:value-type="string">
            <text:p text:style-name="P44">2</text:p>
          </table:table-cell>
          <table:table-cell table:style-name="Table21.A2" office:value-type="string">
            <text:p text:style-name="P44">1</text:p>
          </table:table-cell>
          <table:table-cell table:style-name="Table21.D2" office:value-type="string">
            <text:p text:style-name="P26">Control Structure is Not Supported by the Receiver.</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3</text:p>
          </table:table-cell>
          <table:table-cell table:style-name="Table21.A2" office:value-type="string">
            <text:p text:style-name="P32"/>
          </table:table-cell>
          <table:table-cell table:style-name="Table21.D2" office:value-type="string">
            <text:p text:style-name="P35">Data Underflow Errors</text:p>
          </table:table-cell>
        </table:table-row>
        <table:table-row table:style-name="Table21.1">
          <table:table-cell table:style-name="Table21.A2" office:value-type="string">
            <text:p text:style-name="P44">F</text:p>
          </table:table-cell>
          <table:table-cell table:style-name="Table21.A2" office:value-type="string">
            <text:p text:style-name="P44">3</text:p>
          </table:table-cell>
          <table:table-cell table:style-name="Table21.A2" office:value-type="string">
            <text:p text:style-name="P44">0</text:p>
          </table:table-cell>
          <table:table-cell table:style-name="Table21.D2" office:value-type="string">
            <text:p text:style-name="P26">Virtual Machine Data Stack Underflow</text:p>
          </table:table-cell>
        </table:table-row>
        <table:table-row table:style-name="Table21.1">
          <table:table-cell table:style-name="Table21.A2" office:value-type="string">
            <text:p text:style-name="P44">F</text:p>
          </table:table-cell>
          <table:table-cell table:style-name="Table21.A2" office:value-type="string">
            <text:p text:style-name="P44">3</text:p>
          </table:table-cell>
          <table:table-cell table:style-name="Table21.A2" office:value-type="string">
            <text:p text:style-name="P44">1</text:p>
          </table:table-cell>
          <table:table-cell table:style-name="Table21.D2" office:value-type="string">
            <text:p text:style-name="P26">Stack/Queue Underflow</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44">F</text:p>
          </table:table-cell>
          <table:table-cell table:style-name="Table21.A2" office:value-type="string">
            <text:p text:style-name="P44">4</text:p>
          </table:table-cell>
          <table:table-cell table:style-name="Table21.A2" office:value-type="string">
            <text:p text:style-name="P44">0</text:p>
          </table:table-cell>
          <table:table-cell table:style-name="Table21.D2" office:value-type="string">
            <text:p text:style-name="P26">Data Conversion Error</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5</text:p>
          </table:table-cell>
          <table:table-cell table:style-name="Table21.A2" office:value-type="string">
            <text:p text:style-name="P32"/>
          </table:table-cell>
          <table:table-cell table:style-name="Table21.D2" office:value-type="string">
            <text:p text:style-name="P35">I/O Errors</text:p>
          </table:table-cell>
        </table:table-row>
        <table:table-row table:style-name="Table21.1">
          <table:table-cell table:style-name="Table21.A2" office:value-type="string">
            <text:p text:style-name="P44">F</text:p>
          </table:table-cell>
          <table:table-cell table:style-name="Table21.A2" office:value-type="string">
            <text:p text:style-name="P44">5</text:p>
          </table:table-cell>
          <table:table-cell table:style-name="Table21.A2" office:value-type="string">
            <text:p text:style-name="P44">0</text:p>
          </table:table-cell>
          <table:table-cell table:style-name="Table21.D2" office:value-type="string">
            <text:p text:style-name="P26">Error Opening a File for Reading</text:p>
          </table:table-cell>
        </table:table-row>
        <table:table-row table:style-name="Table21.1">
          <table:table-cell table:style-name="Table21.A2" office:value-type="string">
            <text:p text:style-name="P44">F</text:p>
          </table:table-cell>
          <table:table-cell table:style-name="Table21.A2" office:value-type="string">
            <text:p text:style-name="P44">5</text:p>
          </table:table-cell>
          <table:table-cell table:style-name="Table21.A2" office:value-type="string">
            <text:p text:style-name="P44">1</text:p>
          </table:table-cell>
          <table:table-cell table:style-name="Table21.D2" office:value-type="string">
            <text:p text:style-name="P26">Error Opening a File for Writing</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2">F</text:p>
          </table:table-cell>
          <table:table-cell table:style-name="Table21.A2" office:value-type="string">
            <text:p text:style-name="P32">6</text:p>
          </table:table-cell>
          <table:table-cell table:style-name="Table21.A2" office:value-type="string">
            <text:p text:style-name="P32"/>
          </table:table-cell>
          <table:table-cell table:style-name="Table21.D2" office:value-type="string">
            <text:p text:style-name="P35">Thread Errors</text:p>
          </table:table-cell>
        </table:table-row>
        <table:table-row table:style-name="Table21.1">
          <table:table-cell table:style-name="Table21.A2" office:value-type="string">
            <text:p text:style-name="P44">F</text:p>
          </table:table-cell>
          <table:table-cell table:style-name="Table21.A2" office:value-type="string">
            <text:p text:style-name="P44">6</text:p>
          </table:table-cell>
          <table:table-cell table:style-name="Table21.A2" office:value-type="string">
            <text:p text:style-name="P44">0</text:p>
          </table:table-cell>
          <table:table-cell table:style-name="Table21.D2" office:value-type="string">
            <text:p text:style-name="P26">Duplicate Virtual Machines</text:p>
          </table:table-cell>
        </table:table-row>
        <table:table-row table:style-name="Table21.1">
          <table:table-cell table:style-name="Table21.A2" office:value-type="string">
            <text:p text:style-name="P45"/>
          </table:table-cell>
          <table:table-cell table:style-name="Table21.A2" office:value-type="string">
            <text:p text:style-name="P45"/>
          </table:table-cell>
          <table:table-cell table:style-name="Table21.A2" office:value-type="string">
            <text:p text:style-name="P45"/>
          </table:table-cell>
          <table:table-cell table:style-name="Table21.D2" office:value-type="string">
            <text:p text:style-name="P46"/>
          </table:table-cell>
        </table:table-row>
        <table:table-row table:style-name="Table21.1">
          <table:table-cell table:style-name="Table21.A2" office:value-type="string">
            <text:p text:style-name="P37">F</text:p>
          </table:table-cell>
          <table:table-cell table:style-name="Table21.A2" office:value-type="string">
            <text:p text:style-name="P37">9</text:p>
          </table:table-cell>
          <table:table-cell table:style-name="Table21.A2" office:value-type="string">
            <text:p text:style-name="P37">0</text:p>
          </table:table-cell>
          <table:table-cell table:style-name="Table21.D2" office:value-type="string">
            <text:p text:style-name="P41">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30">Code</text:p>
            </table:table-cell>
            <table:covered-table-cell/>
            <table:covered-table-cell/>
            <table:table-cell table:style-name="Table22.D1" office:value-type="string">
              <text:p text:style-name="P29">Description</text:p>
            </table:table-cell>
          </table:table-row>
        </table:table-header-rows>
        <table:table-row table:style-name="Table22.1">
          <table:table-cell table:style-name="Table22.A2" office:value-type="string">
            <text:p text:style-name="P37">A</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Generic Application Errors.</text:p>
          </table:table-cell>
        </table:table-row>
        <table:table-row table:style-name="Table22.1">
          <table:table-cell table:style-name="Table22.A2" office:value-type="string">
            <text:p text:style-name="P37">C</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Communication Errors.</text:p>
          </table:table-cell>
        </table:table-row>
        <table:table-row table:style-name="Table22.1">
          <table:table-cell table:style-name="Table22.A2" office:value-type="string">
            <text:p text:style-name="P37">D</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Database Errors.</text:p>
          </table:table-cell>
        </table:table-row>
        <table:table-row table:style-name="Table22.1">
          <table:table-cell table:style-name="Table22.A2" office:value-type="string">
            <text:p text:style-name="P37">E</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Data Entry Errors.</text:p>
          </table:table-cell>
        </table:table-row>
        <table:table-row table:style-name="Table22.1">
          <table:table-cell table:style-name="Table22.A2" office:value-type="string">
            <text:p text:style-name="P37">I</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Internal Errors.</text:p>
          </table:table-cell>
        </table:table-row>
        <table:table-row table:style-name="Table22.1">
          <table:table-cell table:style-name="Table22.A2" office:value-type="string">
            <text:p text:style-name="P37">N</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Network Errors.</text:p>
          </table:table-cell>
        </table:table-row>
        <table:table-row table:style-name="Table22.1">
          <table:table-cell table:style-name="Table22.A2" office:value-type="string">
            <text:p text:style-name="P37">U</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User/Authentication Errors.</text:p>
          </table:table-cell>
        </table:table-row>
        <table:table-row table:style-name="Table22.1">
          <table:table-cell table:style-name="Table22.A2" office:value-type="string">
            <text:p text:style-name="P37">X</text:p>
          </table:table-cell>
          <table:table-cell table:style-name="Table22.A2" office:value-type="string">
            <text:p text:style-name="P37"/>
          </table:table-cell>
          <table:table-cell table:style-name="Table22.A2" office:value-type="string">
            <text:p text:style-name="P37"/>
          </table:table-cell>
          <table:table-cell table:style-name="Table22.D2" office:value-type="string">
            <text:p text:style-name="P41">Unknown or Unspecified Errors.</text:p>
          </table:table-cell>
        </table:table-row>
      </table:table>
      <text:p text:style-name="Text_20_body"/>
      <text:p text:style-name="Text_20_body"/>
      <text:h text:style-name="Heading_20_2" text:outline-level="2">Ruby Mapped Exception Codes:</text:h>
      <text:p text:style-name="P3">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30">Code</text:p>
            </table:table-cell>
            <table:covered-table-cell/>
            <table:covered-table-cell/>
            <table:table-cell table:style-name="Table55.A1" office:value-type="string">
              <text:p text:style-name="P30"/>
            </table:table-cell>
            <table:table-cell table:style-name="Table55.A1" office:value-type="string">
              <text:p text:style-name="P31">Subcode</text:p>
            </table:table-cell>
            <table:table-cell table:style-name="Table55.F1" office:value-type="string">
              <text:p text:style-name="P29">Description</text:p>
            </table:table-cell>
          </table:table-row>
        </table:table-header-rows>
        <table:table-row table:style-name="Table55.1">
          <table:table-cell table:style-name="Table55.A2" office:value-type="string">
            <text:p text:style-name="P32">S</text:p>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Generic Ruby Mapped Exception Code for Signal Exceptions.</text:p>
          </table:table-cell>
        </table:table-row>
        <table:table-row table:style-name="Table55.1">
          <table:table-cell table:style-name="Table55.A2" office:value-type="string">
            <text:p text:style-name="P37">S</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nterrupt (Typically Control-C)</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2">E</text:p>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Generic Ruby Mapped Exception Code for All Standard Errors.</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Argument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Gem::Requirement::Bad Requirement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Encoding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Encoding::Compatibility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2</text:p>
          </table:table-cell>
          <table:table-cell table:style-name="Table55.F2" office:value-type="string">
            <text:p text:style-name="P41">Encoding::Converter Not Found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3</text:p>
          </table:table-cell>
          <table:table-cell table:style-name="Table55.F2" office:value-type="string">
            <text:p text:style-name="P41">Encoding::Invalid Byte Sequence Error</text:p>
          </table:table-cell>
        </table:table-row>
        <text:soft-page-break/>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04</text:p>
          </table:table-cell>
          <table:table-cell table:style-name="Table55.F2" office:value-type="string">
            <text:p text:style-name="P41">Encoding::Undefined Convers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3</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Fiber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4</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O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4</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EOF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Index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text:p>
          </table:table-cell>
          <table:table-cell table:style-name="Table55.A2" office:value-type="string">
            <text:p text:style-name="P38">01</text:p>
          </table:table-cell>
          <table:table-cell table:style-name="Table55.F2" office:value-type="string">
            <text:p text:style-name="P41">Key Error</text:p>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5</text:p>
          </table:table-cell>
          <table:table-cell table:style-name="Table55.A2" office:value-type="string">
            <text:p text:style-name="P37">,</text:p>
          </table:table-cell>
          <table:table-cell table:style-name="Table55.A2" office:value-type="string">
            <text:p text:style-name="P38">02</text:p>
          </table:table-cell>
          <table:table-cell table:style-name="Table55.F2" office:value-type="string">
            <text:p text:style-name="P41">Stop Iterat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6</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Local Jump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0</text:p>
          </table:table-cell>
          <table:table-cell table:style-name="Table55.A2" office:value-type="string">
            <text:p text:style-name="P37">7</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Math::Domai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8</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Name Error</text:p>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8</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No Method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9</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ange Error</text:p>
          </table:table-cell>
        </table:table-row>
        <table:table-row table:style-name="Table55.1">
          <table:table-cell table:style-name="Table55.A28" office:value-type="string">
            <text:p text:style-name="P37">E</text:p>
          </table:table-cell>
          <table:table-cell table:style-name="Table55.A28" office:value-type="string">
            <text:p text:style-name="P37">0</text:p>
          </table:table-cell>
          <table:table-cell table:style-name="Table55.A28" office:value-type="string">
            <text:p text:style-name="P37">9</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Float Domain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0</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egular Expression Error</text:p>
          </table:table-cell>
        </table:table-row>
        <table:table-row table:style-name="Table55.1">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39"/>
          </table:table-cell>
          <table:table-cell table:style-name="Table55.A28" office:value-type="string">
            <text:p text:style-name="P40"/>
          </table:table-cell>
          <table:table-cell table:style-name="Table55.F28" office:value-type="string">
            <text:p text:style-name="P43"/>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
          </table:table-cell>
          <table:table-cell table:style-name="Table55.A28" office:value-type="string">
            <text:p text:style-name="P38"/>
          </table:table-cell>
          <table:table-cell table:style-name="Table55.F28" office:value-type="string">
            <text:p text:style-name="P41">Runtime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text:p>
          </table:table-cell>
          <table:table-cell table:style-name="Table55.F28" office:value-type="string">
            <text:p text:style-name="P41">Gem::Exception</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1</text:p>
          </table:table-cell>
          <table:table-cell table:style-name="Table55.F28" office:value-type="string">
            <text:p text:style-name="P41">Gem::Command Line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2</text:p>
          </table:table-cell>
          <table:table-cell table:style-name="Table55.F28" office:value-type="string">
            <text:p text:style-name="P41">Gem::Dependency Error</text:p>
          </table:table-cell>
        </table:table-row>
        <table:table-row table:style-name="Table55.1">
          <table:table-cell table:style-name="Table55.A28" office:value-type="string">
            <text:p text:style-name="P37">E</text:p>
          </table:table-cell>
          <table:table-cell table:style-name="Table55.A28" office:value-type="string">
            <text:p text:style-name="P37">1</text:p>
          </table:table-cell>
          <table:table-cell table:style-name="Table55.A28" office:value-type="string">
            <text:p text:style-name="P37">1</text:p>
          </table:table-cell>
          <table:table-cell table:style-name="Table55.A28" office:value-type="string">
            <text:p text:style-name="P37">,</text:p>
          </table:table-cell>
          <table:table-cell table:style-name="Table55.A28" office:value-type="string">
            <text:p text:style-name="P38">01,03</text:p>
          </table:table-cell>
          <table:table-cell table:style-name="Table55.F28" office:value-type="string">
            <text:p text:style-name="P41">Gem::Dependency Removal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4</text:p>
          </table:table-cell>
          <table:table-cell table:style-name="Table55.F2" office:value-type="string">
            <text:p text:style-name="P42">Gem::Dependency Resolution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5</text:p>
          </table:table-cell>
          <table:table-cell table:style-name="Table55.F2" office:value-type="string">
            <text:p text:style-name="P42">Gem::Document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6</text:p>
          </table:table-cell>
          <table:table-cell table:style-name="Table55.F2" office:value-type="string">
            <text:p text:style-name="P41">Gem::End Of YAML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7</text:p>
          </table:table-cell>
          <table:table-cell table:style-name="Table55.F2" office:value-type="string">
            <text:p text:style-name="P41">Gem::File Permission Error</text:p>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8</text:p>
          </table:table-cell>
          <table:table-cell table:style-name="Table55.F2" office:value-type="string">
            <text:p text:style-name="P41">Gem::Format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9</text:p>
          </table:table-cell>
          <table:table-cell table:style-name="Table55.F2" office:value-type="string">
            <text:p text:style-name="P41">Gem::Gem Not Found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09,01</text:p>
          </table:table-cell>
          <table:table-cell table:style-name="Table55.F2" office:value-type="string">
            <text:p text:style-name="P41">Gem::Specific Gem Not Found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0</text:p>
          </table:table-cell>
          <table:table-cell table:style-name="Table55.F2" office:value-type="string">
            <text:p text:style-name="P41">Gem::Gem Not In Home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1</text:p>
          </table:table-cell>
          <table:table-cell table:style-name="Table55.F2" office:value-type="string">
            <text:p text:style-name="P41">Gem::Impossible Dependencies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2</text:p>
          </table:table-cell>
          <table:table-cell table:style-name="Table55.F2" office:value-type="string">
            <text:p text:style-name="P41">Gem::Install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3</text:p>
          </table:table-cell>
          <table:table-cell table:style-name="Table55.F2" office:value-type="string">
            <text:p text:style-name="P41">Gem::Invalid Specification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4</text:p>
          </table:table-cell>
          <table:table-cell table:style-name="Table55.F2" office:value-type="string">
            <text:p text:style-name="P41">Gem::Operation Not Supported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5</text:p>
          </table:table-cell>
          <table:table-cell table:style-name="Table55.F2" office:value-type="string">
            <text:p text:style-name="P41">Gem::Remote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6</text:p>
          </table:table-cell>
          <table:table-cell table:style-name="Table55.F2" office:value-type="string">
            <text:p text:style-name="P41">Gem::Remote Installation Canceled</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7</text:p>
          </table:table-cell>
          <table:table-cell table:style-name="Table55.F2" office:value-type="string">
            <text:p text:style-name="P41">Gem::Remote Installation Skipped</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8</text:p>
          </table:table-cell>
          <table:table-cell table:style-name="Table55.F2" office:value-type="string">
            <text:p text:style-name="P41">Gem::Remote Source Exception</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19</text:p>
          </table:table-cell>
          <table:table-cell table:style-name="Table55.F2" office:value-type="string">
            <text:p text:style-name="P41">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20</text:p>
          </table:table-cell>
          <table:table-cell table:style-name="Table55.F2" office:value-type="string">
            <text:p text:style-name="P41">Gem::Unsatisfiable Dependency Error</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1</text:p>
          </table:table-cell>
          <table:table-cell table:style-name="Table55.A2" office:value-type="string">
            <text:p text:style-name="P37">,</text:p>
          </table:table-cell>
          <table:table-cell table:style-name="Table55.A2" office:value-type="string">
            <text:p text:style-name="P38">01,21</text:p>
          </table:table-cell>
          <table:table-cell table:style-name="Table55.F2" office:value-type="string">
            <text:p text:style-name="P41">Gem::Verification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2">E</text:p>
          </table:table-cell>
          <table:table-cell table:style-name="Table55.A2" office:value-type="string">
            <text:p text:style-name="P32">1</text:p>
          </table:table-cell>
          <table:table-cell table:style-name="Table55.A2" office:value-type="string">
            <text:p text:style-name="P32">2</text:p>
          </table:table-cell>
          <table:table-cell table:style-name="Table55.A2" office:value-type="string">
            <text:p text:style-name="P32"/>
          </table:table-cell>
          <table:table-cell table:style-name="Table55.A2" office:value-type="string">
            <text:p text:style-name="P33"/>
          </table:table-cell>
          <table:table-cell table:style-name="Table55.F2" office:value-type="string">
            <text:p text:style-name="P35">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2BI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CCE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DDRINUS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DDRNOTAVAIL</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F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GAIN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ALREAD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BADF</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BUS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HIL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ABORTED</text:p>
          </table:table-cell>
          <table:table-cell table:style-name="Table55.F2" office:value-type="string">
            <text:p text:style-name="P41"/>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REFUSED</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CONNRESE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EADL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ESTADDRREQ</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O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DQUO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EXIS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FAUL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FBI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HOS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HOSTUNREA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LSEQ</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WaitRead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PROGRESS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T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NVAL</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O</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SCON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ISDI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LOOP</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FI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LIN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MSGSIZ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AMETOOLONG</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RESE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ETUNREA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FI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BU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DEV</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ENT</text:p>
          </table:table-cell>
          <table:table-cell table:style-name="Table55.F2" office:value-type="string">
            <text:p text:style-name="P41"/>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EXEC</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L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ME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PROTOOP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SPC</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SY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CON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DIR</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EMPT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SO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OTTY</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NXIO</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OPNOTSUPP</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ER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F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I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CLIM</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TO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PROTOTY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ANG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EMOT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RO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HUTDOWN</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OCKTNOSUPPOR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PIP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RCH</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STA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TIMEDOUT</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TOOMANYREF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USERS</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WaitReadable</text:p>
          </table:table-cell>
          <table:table-cell table:style-name="Table55.F2" office:value-type="string">
            <text:p text:style-name="P41"/>
          </table:table-cell>
        </table:table-row>
        <text:soft-page-break/>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WOULDBLOCKWaitWritable</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EXDEV</text:p>
          </table:table-cell>
          <table:table-cell table:style-name="Table55.F2" office:value-type="string">
            <text:p text:style-name="P41"/>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2</text:p>
          </table:table-cell>
          <table:table-cell table:style-name="Table55.A2" office:value-type="string">
            <text:p text:style-name="P37">,</text:p>
          </table:table-cell>
          <table:table-cell table:style-name="Table55.A2" office:value-type="string">
            <text:p text:style-name="P38">NOERROR</text:p>
          </table:table-cell>
          <table:table-cell table:style-name="Table55.F2" office:value-type="string">
            <text:p text:style-name="P41">Nothing to see here. Move along, move along.</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3</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Thread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4</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1">Type Error</text:p>
          </table:table-cell>
        </table:table-row>
        <table:table-row table:style-name="Table55.1">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39"/>
          </table:table-cell>
          <table:table-cell table:style-name="Table55.A2" office:value-type="string">
            <text:p text:style-name="P40"/>
          </table:table-cell>
          <table:table-cell table:style-name="Table55.F2" office:value-type="string">
            <text:p text:style-name="P43"/>
          </table:table-cell>
        </table:table-row>
        <table:table-row table:style-name="Table55.1">
          <table:table-cell table:style-name="Table55.A2" office:value-type="string">
            <text:p text:style-name="P37">E</text:p>
          </table:table-cell>
          <table:table-cell table:style-name="Table55.A2" office:value-type="string">
            <text:p text:style-name="P37">1</text:p>
          </table:table-cell>
          <table:table-cell table:style-name="Table55.A2" office:value-type="string">
            <text:p text:style-name="P37">5</text:p>
          </table:table-cell>
          <table:table-cell table:style-name="Table55.A2" office:value-type="string">
            <text:p text:style-name="P37"/>
          </table:table-cell>
          <table:table-cell table:style-name="Table55.A2" office:value-type="string">
            <text:p text:style-name="P38"/>
          </table:table-cell>
          <table:table-cell table:style-name="Table55.F2" office:value-type="string">
            <text:p text:style-name="P42">Zero Division Error</text:p>
          </table:table-cell>
        </table:table-row>
      </table:table>
      <text:p text:style-name="Standard"/>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47">Object</text:p>
      <text:p text:style-name="P47"><text:tab/>Array</text:p>
      <text:p text:style-name="P47"><text:tab/>Class</text:p>
      <text:p text:style-name="P47"><text:tab/>FalseClass</text:p>
      <text:p text:style-name="P47"><text:tab/>Hash</text:p>
      <text:p text:style-name="P47"><text:tab/>InStream</text:p>
      <text:p text:style-name="P47"><text:tab/>MaxNumeric</text:p>
      <text:p text:style-name="P47"><text:tab/>MinNumeric</text:p>
      <text:p text:style-name="P47"><text:tab/>NilClass</text:p>
      <text:p text:style-name="P47"><text:tab/>Numeric</text:p>
      <text:p text:style-name="P47"><text:tab/><text:tab/>Complex</text:p>
      <text:p text:style-name="P47"><text:tab/><text:tab/>Float</text:p>
      <text:p text:style-name="P47"><text:tab/><text:tab/>Integer</text:p>
      <text:p text:style-name="P47"><text:tab/><text:tab/><text:tab/>Bignum</text:p>
      <text:p text:style-name="P47"><text:tab/><text:tab/><text:tab/>Fixnum</text:p>
      <text:p text:style-name="P47"><text:tab/><text:tab/>Rational</text:p>
      <text:p text:style-name="P47"><text:tab/>OutStream</text:p>
      <text:p text:style-name="P47"><text:tab/>Procedure</text:p>
      <text:p text:style-name="P47"><text:tab/>Queue</text:p>
      <text:p text:style-name="P47"><text:tab/>String</text:p>
      <text:p text:style-name="P47"><text:tab/>Thread</text:p>
      <text:p text:style-name="P47"><text:tab/>TrueClass</text:p>
      <text:p text:style-name="P47"><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51056216"/>Classes<text:alphabetical-index-mark-end text:id="IMark151056216"/></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51056216"/>Inheritance<text:alphabetical-index-mark-end text:id="IMark151056216"/></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51056216"/>Methods<text:alphabetical-index-mark-end text:id="IMark151056216"/></text:h>
      <text:p text:style-name="P3">All code in fOOrth is contained in methods. A method is a fragment of code that an object uses to respond to a message that has been sent to that object. In fOOrth there are three sorts of methods:</text:p>
      <text:list xml:id="list516502526220012108" text:style-name="L13">
        <text:list-item>
          <text:p text:style-name="P72">Shared: Methods that are common to all instances of the class that contains them.</text:p>
        </text:list-item>
        <text:list-item>
          <text:p text:style-name="P72">Exclusive: Methods that are defined for one and only one object (and all of its clones that are created <text:span text:style-name="T2">after</text:span> the exclusive method is defined.).</text:p>
        </text:list-item>
        <text:list-item>
          <text:p text:style-name="P72">Local: Methods that are created in a context and are accessible only in that context. When the context concludes, these methods are no longer accessible.</text:p>
        </text:list-item>
      </text:list>
      <text:h text:style-name="Heading_20_3" text:outline-level="3"><text:alphabetical-index-mark-start text:id="IMark150130392"/>Late Binding<text:alphabetical-index-mark-end text:id="IMark150130392"/> and <text:alphabetical-index-mark-start text:id="IMark107374772"/>Polymorphism<text:alphabetical-index-mark-end text:id="IMark107374772"/></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3" text:outline-level="3"><text:alphabetical-index-mark-start text:id="IMark107374772"/>Prototypes<text:alphabetical-index-mark-end text:id="IMark107374772"/></text:h>
      <text:p text:style-name="P3">While class based inheritance is the classical approach to sharing behaviors, there is another way this can be done: Prototype Based Inheritance.</text:p>
      <text:h text:style-name="Heading_20_1" text:outline-level="1"><text:alphabetical-index-mark-start text:id="IMark107374772"/>Method Mapping<text:alphabetical-index-mark-end text:id="IMark107374772"/></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9640685476653116" text:style-name="L14">
        <text:list-item>
          <text:p text:style-name="P73">The strings used by fOOrth needed to be converted to Ruby symbols to allow code to be executed in Ruby.</text:p>
        </text:list-item>
        <text:list-item>
          <text:p text:style-name="P73">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73">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50130392"/>SymbolMap<text:alphabetical-index-mark-end text:id="IMark150130392"/> class. This class creates mappings in one of two ways:</text:p>
      <text:list xml:id="list1632848037284904518" text:style-name="L15">
        <text:list-item>
          <text:p text:style-name="P74">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74">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3">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1">)entries</text:span></text:p>
      <text:p text:style-name="P51">Symbol Map Entries =</text:p>
      <text:p text:style-name="P51">&lt;voluminous output deleted&gt;</text:p>
      <text:p text:style-name="P51"/>
      <text:p text:style-name="P3">An example of the output of the )entries command is found in the section Appendix A – Symbol Glossary.</text:p>
      <text:p text:style-name="P3"/>
      <text:p text:style-name="P3"/>
      <text:h text:style-name="Heading_20_1" text:outline-level="1"><text:alphabetical-index-mark-start text:id="IMark150130392"/>Routing<text:alphabetical-index-mark-end text:id="IMark150130392"/></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5289927443908617779" text:style-name="L16">
        <text:list-item>
          <text:p text:style-name="P75">The defining word used to create the method.</text:p>
        </text:list-item>
        <text:list-item>
          <text:p text:style-name="P75">The receiver of the defining word used to create the method.</text:p>
        </text:list-item>
        <text:list-item>
          <text:p text:style-name="P75">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4">Defining Word</text:p>
          </table:table-cell>
          <table:table-cell table:style-name="Table9.A1" office:value-type="string">
            <text:p text:style-name="P14">DW Receiver</text:p>
          </table:table-cell>
          <table:table-cell table:style-name="Table9.A1" office:value-type="string">
            <text:p text:style-name="P14">Method Name</text:p>
          </table:table-cell>
          <table:table-cell table:style-name="Table9.A1" office:value-type="string">
            <text:p text:style-name="P14">Message Routing</text:p>
          </table:table-cell>
          <table:table-cell table:style-name="Table9.E1" office:value-type="string">
            <text:p text:style-name="P15">Notes</text:p>
          </table:table-cell>
        </table:table-row>
        <table:table-row>
          <table:table-cell table:style-name="Table9.A2" office:value-type="string">
            <text:p text:style-name="P14"><text:alphabetical-index-mark-start text:id="IMark107375492"/>:<text:alphabetical-index-mark-end text:id="IMark107375492"/></text:p>
          </table:table-cell>
          <table:table-cell table:style-name="Table9.A2" office:value-type="string">
            <text:p text:style-name="P13">N/A</text:p>
          </table:table-cell>
          <table:table-cell table:style-name="Table9.A2" office:value-type="string">
            <text:p text:style-name="P21">any<text:note text:id="ftn41" text:note-class="footnote"><text:note-citation>41</text:note-citation><text:note-body><text:p text:style-name="Footnote">The names of Virtual Machine methods have no restrictions except that they contain no spaces.</text:p></text:note-body></text:note></text:p>
          </table:table-cell>
          <table:table-cell table:style-name="Table9.A2" office:value-type="string">
            <text:p text:style-name="P13">VM<text:note text:id="ftn42" text:note-class="footnote"><text:note-citation>42</text:note-citation><text:note-body><text:p text:style-name="Footnote">The message receiver is the Virtual Machine.</text:p></text:note-body></text:note></text:p>
          </table:table-cell>
          <table:table-cell table:style-name="Table9.E2" office:value-type="string">
            <text:p text:style-name="P17">A virtual machine method.</text:p>
          </table:table-cell>
        </table:table-row>
        <table:table-row>
          <table:table-cell table:style-name="Table9.A3" table:number-rows-spanned="4" office:value-type="string">
            <text:p text:style-name="P14"><text:alphabetical-index-mark-start text:id="IMark107375492"/>.:<text:alphabetical-index-mark-end text:id="IMark107375492"/></text:p>
          </table: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TOS<text:note text:id="ftn43" text:note-class="footnote"><text:note-citation>43</text:note-citation><text:note-body><text:p text:style-name="Footnote">The message receiver is the Top element of the Data Stack.</text:p></text:note-body></text:note></text:p>
          </table:table-cell>
          <table:table-cell table:style-name="Table9.E2" office:value-type="string">
            <text:p text:style-name="P17">A public shared instance method.</text:p>
          </table:table-cell>
        </table:table-row>
        <table:table-row>
          <table:covered-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Self<text:note text:id="ftn44" text:note-class="footnote"><text:note-citation>44</text:note-citation><text:note-body><text:p text:style-name="Footnote">The message receiver is the implicit “self” of the method owner.</text:p></text:note-body></text:note></text:p>
          </table:table-cell>
          <table:table-cell table:style-name="Table9.E2" office:value-type="string">
            <text:p text:style-name="P17">A private shared instance method.</text:p>
          </table:table-cell>
        </table:table-row>
        <table:table-row>
          <table:covered-table-cell/>
          <table:table-cell table:style-name="Table9.A2" office:value-type="string">
            <text:p text:style-name="P13">A Class</text:p>
          </table:table-cell>
          <table:table-cell table:style-name="Table9.A2" office:value-type="string">
            <text:p text:style-name="P21">other</text:p>
          </table:table-cell>
          <table:table-cell table:style-name="Table9.A2" office:value-type="string">
            <text:p text:style-name="P13">NOS<text:note text:id="ftn45" text:note-class="footnote"><text:note-citation>45</text:note-citation><text:note-body><text:p text:style-name="Footnote">The message receiver is the Second element of the Data Stack.</text:p></text:note-body></text:note></text:p>
          </table:table-cell>
          <table:table-cell table:style-name="Table9.E2" office:value-type="string">
            <text:p text:style-name="P17">A public shared dyadic operator.</text:p>
          </table:table-cell>
        </table:table-row>
        <table:table-row>
          <table:covered-table-cell/>
          <table:table-cell table:style-name="Table9.A2" office:value-type="string">
            <text:p text:style-name="P13">N/A</text:p>
          </table:table-cell>
          <table:table-cell table:style-name="Table9.A2" office:value-type="string">
            <text:p text:style-name="P21">invalid<text:note text:id="ftn46" text:note-class="footnote"><text:note-citation>46</text:note-citation><text:note-body><text:p text:style-name="Footnote">Any method beginning with an upper case letter or $ or # or @ is invalid and will generate an error.</text:p></text:note-body></text:note></text:p>
          </table:table-cell>
          <table:table-cell table:style-name="Table9.A2" office:value-type="string">
            <text:p text:style-name="P13">N/A</text:p>
          </table:table-cell>
          <table:table-cell table:style-name="Table9.E2" office:value-type="string">
            <text:p text:style-name="P17">Not allowed: Error</text:p>
          </table:table-cell>
        </table:table-row>
        <table:table-row>
          <table:table-cell table:style-name="Table9.A3" table:number-rows-spanned="7" office:value-type="string">
            <text:p text:style-name="P14"><text:alphabetical-index-mark-start text:id="IMark107375492"/>.::<text:alphabetical-index-mark-end text:id="IMark107375492"/></text:p>
          </table: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TOS</text:p>
          </table:table-cell>
          <table:table-cell table:style-name="Table9.E2" office:value-type="string">
            <text:p text:style-name="P17">A public class method</text:p>
          </table:table-cell>
        </table:table-row>
        <table:table-row>
          <table:covered-table-cell/>
          <table:table-cell table:style-name="Table9.A2" office:value-type="string">
            <text:p text:style-name="P13">An Object</text:p>
          </table:table-cell>
          <table:table-cell table:style-name="Table9.A2" office:value-type="string">
            <text:p text:style-name="P21">.name</text:p>
          </table:table-cell>
          <table:table-cell table:style-name="Table9.A2" office:value-type="string">
            <text:p text:style-name="P13">TOS</text:p>
          </table:table-cell>
          <table:table-cell table:style-name="Table9.E2" office:value-type="string">
            <text:p text:style-name="P17">An public exclusive instance method.</text:p>
          </table:table-cell>
        </table:table-row>
        <table:table-row>
          <table:covered-table-cell/>
          <table:table-cell table:style-name="Table9.A2" office:value-type="string">
            <text:p text:style-name="P13">A Class</text:p>
          </table:table-cell>
          <table:table-cell table:style-name="Table9.A2" office:value-type="string">
            <text:p text:style-name="P21">~name</text:p>
          </table:table-cell>
          <table:table-cell table:style-name="Table9.A2" office:value-type="string">
            <text:p text:style-name="P13">Self</text:p>
          </table:table-cell>
          <table:table-cell table:style-name="Table9.E2" office:value-type="string">
            <text:p text:style-name="P17">A private class method</text:p>
          </table:table-cell>
        </table:table-row>
        <table:table-row>
          <table:covered-table-cell/>
          <table:table-cell table:style-name="Table9.A2" office:value-type="string">
            <text:p text:style-name="P13">An Object</text:p>
          </table:table-cell>
          <table:table-cell table:style-name="Table9.A2" office:value-type="string">
            <text:p text:style-name="P21">~name</text:p>
          </table:table-cell>
          <table:table-cell table:style-name="Table9.A2" office:value-type="string">
            <text:p text:style-name="P13">Self</text:p>
          </table:table-cell>
          <table:table-cell table:style-name="Table9.E2" office:value-type="string">
            <text:p text:style-name="P17">A private exclusive instance method.</text:p>
          </table:table-cell>
        </table:table-row>
        <table:table-row>
          <table:covered-table-cell/>
          <table:table-cell table:style-name="Table9.A2" office:value-type="string">
            <text:p text:style-name="P13">A Class</text:p>
          </table:table-cell>
          <table:table-cell table:style-name="Table9.A2" office:value-type="string">
            <text:p text:style-name="P21">other</text:p>
          </table:table-cell>
          <table:table-cell table:style-name="Table9.A2" office:value-type="string">
            <text:p text:style-name="P13">NOS</text:p>
          </table:table-cell>
          <table:table-cell table:style-name="Table9.E2" office:value-type="string">
            <text:p text:style-name="P17">A public class exclusive dyadic operator</text:p>
          </table:table-cell>
        </table:table-row>
        <table:table-row>
          <table:covered-table-cell/>
          <table:table-cell table:style-name="Table9.A2" office:value-type="string">
            <text:p text:style-name="P13">An Object</text:p>
          </table:table-cell>
          <table:table-cell table:style-name="Table9.A2" office:value-type="string">
            <text:p text:style-name="P21">other</text:p>
          </table:table-cell>
          <table:table-cell table:style-name="Table9.A2" office:value-type="string">
            <text:p text:style-name="P13">NOS</text:p>
          </table:table-cell>
          <table:table-cell table:style-name="Table9.E2" office:value-type="string">
            <text:p text:style-name="P17">A public exclusive dyadic operator</text:p>
          </table:table-cell>
        </table:table-row>
        <table:table-row>
          <table:covered-table-cell/>
          <table:table-cell table:style-name="Table9.A2" office:value-type="string">
            <text:p text:style-name="P13">N/A</text:p>
          </table:table-cell>
          <table:table-cell table:style-name="Table9.A2" office:value-type="string">
            <text:p text:style-name="P21">invalid</text:p>
          </table:table-cell>
          <table:table-cell table:style-name="Table9.A2" office:value-type="string">
            <text:p text:style-name="P13">N/A</text:p>
          </table:table-cell>
          <table:table-cell table:style-name="Table9.E2" office:value-type="string">
            <text:p text:style-name="P17">Not allowed: Error</text:p>
          </table:table-cell>
        </table:table-row>
        <table:table-row>
          <table:table-cell table:style-name="Table9.A3" office:value-type="string">
            <text:p text:style-name="P12">tbd<text:note text:id="ftn47" text:note-class="footnote"><text:note-citation>47</text:note-citation><text:note-body><text:p text:style-name="Footnote">At this time, local methods are cannot be defined by the programmer. They are all builtin methods.</text:p></text:note-body></text:note></text:p>
          </table:table-cell>
          <table:table-cell table:style-name="Table9.A2" office:value-type="string">
            <text:p text:style-name="P13">N/A</text:p>
          </table:table-cell>
          <table:table-cell table:style-name="Table9.A2" office:value-type="string">
            <text:p text:style-name="P21">other</text:p>
          </table:table-cell>
          <table:table-cell table:style-name="Table9.A2" office:value-type="string">
            <text:p text:style-name="P13">Context</text:p>
          </table:table-cell>
          <table:table-cell table:style-name="Table9.E2" office:value-type="string">
            <text:p text:style-name="P25">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51265088"/>do_map_name<text:alphabetical-index-mark-end text:id="IMark151265088"/>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text:alphabetical-index-mark-start text:id="IMark151265088"/>Array<text:alphabetical-index-mark-end text:id="IMark151265088"/></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8479698788612056786" text:style-name="L17">
        <text:list-item>
          <text:p text:style-name="P76">The first two examples both create “empty” arrays with zero data elements. </text:p>
        </text:list-item>
        <text:list-item>
          <text:p text:style-name="P76">Array data do NOT need to be the same “type” of data. Mixing is allowed. </text:p>
        </text:list-item>
        <text:list-item>
          <text:p text:style-name="P76">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2355217040739246478" text:style-name="L18">
        <text:list-item>
          <text:p text:style-name="P77"><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51264752"/>.new<text:alphabetical-index-mark-end text:id="IMark151264752"/>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5">Code</text:p>
          </table:table-cell>
          <table:table-cell table:style-name="Table59.B2" office:value-type="string">
            <text:p text:style-name="P15">Result</text:p>
          </table:table-cell>
        </table:table-row>
        <table:table-row table:style-name="Table59.2">
          <table:table-cell table:style-name="Table59.A2" office:value-type="string">
            <text:p text:style-name="Snippet">Array .new</text:p>
          </table:table-cell>
          <table:table-cell table:style-name="Table59.B2" office:value-type="string">
            <text:p text:style-name="P17">[]</text:p>
          </table:table-cell>
        </table:table-row>
        <table:table-row table:style-name="Table59.2">
          <table:table-cell table:style-name="Table59.A2" office:value-type="string">
            <text:p text:style-name="Snippet">[ ]</text:p>
          </table:table-cell>
          <table:table-cell table:style-name="Table59.B2" office:value-type="string">
            <text:p text:style-name="P17">[]</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51264752"/>.new{<text:alphabetical-index-mark-end text:id="IMark151264752"/>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5">Code</text:p>
          </table:table-cell>
          <table:table-cell table:style-name="Table62.B2" office:value-type="string">
            <text:p text:style-name="P15">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7">[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51264752"/>x<text:alphabetical-index-mark-end text:id="IMark151264752"/>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51264752"/>}<text:alphabetical-index-mark-end text:id="IMark151264752"/>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51264752"/>.new_size<text:alphabetical-index-mark-end text:id="IMark151264752"/>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7">[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51264752"/>.new_value<text:alphabetical-index-mark-end text:id="IMark151264752"/>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5">Code</text:p>
          </table:table-cell>
          <table:table-cell table:style-name="Table64.B2" office:value-type="string">
            <text:p text:style-name="P1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7">[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51264752"/>.new_values<text:alphabetical-index-mark-end text:id="IMark151264752"/>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5">Code</text:p>
          </table:table-cell>
          <table:table-cell table:style-name="Table65.B2" office:value-type="string">
            <text:p text:style-name="P15">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7">[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51264752"/>!<text:alphabetical-index-mark-end text:id="IMark151264752"/>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5">Code</text:p>
          </table:table-cell>
          <table:table-cell table:style-name="Table66.B2" office:value-type="string">
            <text:p text:style-name="P1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7">(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51264752"/>+<text:alphabetical-index-mark-end text:id="IMark151264752"/>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5">Code</text:p>
          </table:table-cell>
          <table:table-cell table:style-name="Table67.B2" office:value-type="string">
            <text:p text:style-name="P15">Result</text:p>
          </table:table-cell>
        </table:table-row>
        <table:table-row table:style-name="Table67.1">
          <table:table-cell table:style-name="Table67.A2" office:value-type="string">
            <text:p text:style-name="Snippet">[ 1 2 ] 3 +</text:p>
          </table:table-cell>
          <table:table-cell table:style-name="Table67.B2" office:value-type="string">
            <text:p text:style-name="P17">[1, 2, 3]</text:p>
          </table:table-cell>
        </table:table-row>
        <table:table-row table:style-name="Table67.1">
          <table:table-cell table:style-name="Table67.A2" office:value-type="string">
            <text:p text:style-name="Snippet">[ 1 2 ] [ 3 4 ] +</text:p>
          </table:table-cell>
          <table:table-cell table:style-name="Table67.B2" office:value-type="string">
            <text:p text:style-name="P17">[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7">[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51264752"/>.+left<text:alphabetical-index-mark-end text:id="IMark151264752"/>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5">Code</text:p>
          </table:table-cell>
          <table:table-cell table:style-name="Table68.B2" office:value-type="string">
            <text:p text:style-name="P15">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7">[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51264752"/>.+mid<text:alphabetical-index-mark-end text:id="IMark151264752"/>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5">Code</text:p>
          </table:table-cell>
          <table:table-cell table:style-name="Table69.B2" office:value-type="string">
            <text:p text:style-name="P1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7">[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51264752"/>.+midlr<text:alphabetical-index-mark-end text:id="IMark151264752"/>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5">Code</text:p>
          </table:table-cell>
          <table:table-cell table:style-name="Table70.B2" office:value-type="string">
            <text:p text:style-name="P1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7">[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51264752"/>.+right<text:alphabetical-index-mark-end text:id="IMark151264752"/>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5">Code</text:p>
          </table:table-cell>
          <table:table-cell table:style-name="Table71.B2" office:value-type="string">
            <text:p text:style-name="P1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7">[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51264752"/>.-left<text:alphabetical-index-mark-end text:id="IMark151264752"/>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5">Code</text:p>
          </table:table-cell>
          <table:table-cell table:style-name="Table72.B2" office:value-type="string">
            <text:p text:style-name="P1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7">[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51264752"/>.-mid<text:alphabetical-index-mark-end text:id="IMark151264752"/>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5">Code</text:p>
          </table:table-cell>
          <table:table-cell table:style-name="Table73.B2" office:value-type="string">
            <text:p text:style-name="P1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7">[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51264752"/>.-midlr<text:alphabetical-index-mark-end text:id="IMark151264752"/>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5">Code</text:p>
          </table:table-cell>
          <table:table-cell table:style-name="Table74.B2" office:value-type="string">
            <text:p text:style-name="P1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7">[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51264752"/>.-right<text:alphabetical-index-mark-end text:id="IMark151264752"/>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5">Code</text:p>
          </table:table-cell>
          <table:table-cell table:style-name="Table75.B2" office:value-type="string">
            <text:p text:style-name="P1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7">[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51264752"/>.[]!<text:alphabetical-index-mark-end text:id="IMark151264752"/>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5">Code</text:p>
          </table:table-cell>
          <table:table-cell table:style-name="Table76.B2" office:value-type="string">
            <text:p text:style-name="P15">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7">(“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51264752"/>.[]@<text:alphabetical-index-mark-end text:id="IMark151264752"/>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5">Code</text:p>
          </table:table-cell>
          <table:table-cell table:style-name="Table77.B2" office:value-type="string">
            <text:p text:style-name="P1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7">2</text:p>
          </table:table-cell>
        </table:table-row>
        <table:table-row table:style-name="Table77.1">
          <table:table-cell table:style-name="Table77.A2" office:value-type="string">
            <text:p text:style-name="Snippet">11 [ 1 2 3 4 ] .[]@</text:p>
          </table:table-cell>
          <table:table-cell table:style-name="Table77.B2" office:value-type="string">
            <text:p text:style-name="P17">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51264752"/>.left<text:alphabetical-index-mark-end text:id="IMark151264752"/>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5">Code</text:p>
          </table:table-cell>
          <table:table-cell table:style-name="Table78.B2" office:value-type="string">
            <text:p text:style-name="P1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7">[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51264752"/>.length<text:alphabetical-index-mark-end text:id="IMark151264752"/>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5">Code</text:p>
          </table:table-cell>
          <table:table-cell table:style-name="Table79.B2" office:value-type="string">
            <text:p text:style-name="P1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7">4</text:p>
          </table:table-cell>
        </table:table-row>
        <table:table-row table:style-name="Table79.1">
          <table:table-cell table:style-name="Table79.A2" office:value-type="string">
            <text:p text:style-name="Snippet">[ ] .length</text:p>
          </table:table-cell>
          <table:table-cell table:style-name="Table79.B2" office:value-type="string">
            <text:p text:style-name="P17">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51264752"/>.max<text:alphabetical-index-mark-end text:id="IMark151264752"/>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5">Code</text:p>
          </table:table-cell>
          <table:table-cell table:style-name="Table80.B2" office:value-type="string">
            <text:p text:style-name="P1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7">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7">“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7">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51264752"/>.mid<text:alphabetical-index-mark-end text:id="IMark151264752"/>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5">Code</text:p>
          </table:table-cell>
          <table:table-cell table:style-name="Table81.B2" office:value-type="string">
            <text:p text:style-name="P1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7">[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7">[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7">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51264752"/>.midlr<text:alphabetical-index-mark-end text:id="IMark151264752"/>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5">Code</text:p>
          </table:table-cell>
          <table:table-cell table:style-name="Table82.B2" office:value-type="string">
            <text:p text:style-name="P1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7">[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7">[]</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7">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51264752"/>.min<text:alphabetical-index-mark-end text:id="IMark151264752"/>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5">Code</text:p>
          </table:table-cell>
          <table:table-cell table:style-name="Table83.B2" office:value-type="string">
            <text:p text:style-name="P1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7">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7">“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7">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51264752"/>.pp<text:alphabetical-index-mark-end text:id="IMark151264752"/>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5">Code</text:p>
          </table:table-cell>
          <table:table-cell table:style-name="Table84.B2" office:value-type="string">
            <text:p text:style-name="P1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7">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51264752"/>.reverse<text:alphabetical-index-mark-end text:id="IMark151264752"/>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5">Code</text:p>
          </table:table-cell>
          <table:table-cell table:style-name="Table85.B2" office:value-type="string">
            <text:p text:style-name="P1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7">[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51264752"/>.right<text:alphabetical-index-mark-end text:id="IMark151264752"/>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5">Code</text:p>
          </table:table-cell>
          <table:table-cell table:style-name="Table86.B2" office:value-type="string">
            <text:p text:style-name="P1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7"/>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51264752"/>.shuffle<text:alphabetical-index-mark-end text:id="IMark151264752"/>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5">Code</text:p>
          </table:table-cell>
          <table:table-cell table:style-name="Table87.B2" office:value-type="string">
            <text:p text:style-name="P1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7">[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51264752"/>.sort<text:alphabetical-index-mark-end text:id="IMark151264752"/>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5">Code</text:p>
          </table:table-cell>
          <table:table-cell table:style-name="Table88.B2" office:value-type="string">
            <text:p text:style-name="P1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7">[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7">[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7">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7">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51264752"/>.strmax<text:alphabetical-index-mark-end text:id="IMark151264752"/>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5">Code</text:p>
          </table:table-cell>
          <table:table-cell table:style-name="Table89.B2" office:value-type="string">
            <text:p text:style-name="P1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7">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51264752"/>&lt;&lt;<text:alphabetical-index-mark-end text:id="IMark151264752"/>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5">Code</text:p>
          </table:table-cell>
          <table:table-cell table:style-name="Table90.B2" office:value-type="string">
            <text:p text:style-name="P1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7">[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7">[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51264752"/>@<text:alphabetical-index-mark-end text:id="IMark151264752"/>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5">Code</text:p>
          </table:table-cell>
          <table:table-cell table:style-name="Table91.B2" office:value-type="string">
            <text:p text:style-name="P15">Result</text:p>
          </table:table-cell>
        </table:table-row>
        <table:table-row table:style-name="Table91.1">
          <table:table-cell table:style-name="Table91.A2" office:value-type="string">
            <text:p text:style-name="Snippet">[ 1 2 3 4 ] @</text:p>
          </table:table-cell>
          <table:table-cell table:style-name="Table91.B2" office:value-type="string">
            <text:p text:style-name="P17">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51265088"/>Class<text:alphabetical-index-mark-end text:id="IMark151265088"/></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3">The Class class is the class of all classes. That is to say, all classes are instances of the class Class. The Class class is unique in that it is an instance of itself!<text:note text:id="ftn48" text:note-class="footnote"><text:note-citation>48</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51264752"/>.is_class?<text:alphabetical-index-mark-end text:id="IMark151264752"/> [true]</text:h>
            <text:p text:style-name="Text_20_body">Routing: TOS</text:p>
            <text:p text:style-name="P3">This method answers true when sent to a class object because classes are classes!</text:p>
          </table:table-cell>
          <table:covered-table-cell/>
        </table:table-row>
        <table:table-row table:style-name="Table93.1">
          <table:table-cell table:style-name="Table93.A2" office:value-type="string">
            <text:p text:style-name="P15">Code</text:p>
          </table:table-cell>
          <table:table-cell table:style-name="Table93.B2" office:value-type="string">
            <text:p text:style-name="P1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17">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51264752"/>.new<text:alphabetical-index-mark-end text:id="IMark151264752"/> [an_instance_of_a_class]</text:h>
            <text:p text:style-name="Text_20_body">Routing: TOS</text:p>
            <text:p text:style-name="P3">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5">Code</text:p>
          </table:table-cell>
          <table:table-cell table:style-name="Table94.B2" office:value-type="string">
            <text:p text:style-name="P15">Result</text:p>
          </table:table-cell>
        </table:table-row>
        <table:table-row table:style-name="Table94.1">
          <table:table-cell table:style-name="Table94.A2" office:value-type="string">
            <text:p text:style-name="Snippet">Object .new</text:p>
          </table:table-cell>
          <table:table-cell table:style-name="Table94.B2" office:value-type="string">
            <text:p text:style-name="P17">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51264752"/>.parent_class<text:alphabetical-index-mark-end text:id="IMark151264752"/> [a_class or nil]</text:h>
            <text:p text:style-name="Text_20_body">Routing: TOS</text:p>
            <text:p text:style-name="P3">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5">Code</text:p>
          </table:table-cell>
          <table:table-cell table:style-name="Table95.B2" office:value-type="string">
            <text:p text:style-name="P1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17">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17">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51264752"/>.subclass:<text:alphabetical-index-mark-end text:id="IMark151264752"/> subclass_name []</text:h>
            <text:p text:style-name="Text_20_body">Routing: TOS</text:p>
            <text:p text:style-name="P3">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5">Code</text:p>
          </table:table-cell>
          <table:table-cell table:style-name="Table96.B2" office:value-type="string">
            <text:p text:style-name="P1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17">(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17">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51264752"/>.to_s<text:alphabetical-index-mark-end text:id="IMark151264752"/> [string]</text:h>
            <text:p text:style-name="Text_20_body">Routing: TOS</text:p>
            <text:p text:style-name="P3">Converts the class to a string.</text:p>
          </table:table-cell>
          <table:covered-table-cell/>
        </table:table-row>
        <table:table-row table:style-name="Table97.1">
          <table:table-cell table:style-name="Table97.A2" office:value-type="string">
            <text:p text:style-name="P15">Code</text:p>
          </table:table-cell>
          <table:table-cell table:style-name="Table97.B2" office:value-type="string">
            <text:p text:style-name="P15">Result</text:p>
          </table:table-cell>
        </table:table-row>
        <table:table-row table:style-name="Table97.1">
          <table:table-cell table:style-name="Table97.A2" office:value-type="string">
            <text:p text:style-name="Snippet">Object .to_s</text:p>
          </table:table-cell>
          <table:table-cell table:style-name="Table97.B2" office:value-type="string">
            <text:p text:style-name="P17">“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17">“MyClass”</text:p>
          </table:table-cell>
        </table:table-row>
      </table:table>
      <text:p text:style-name="Text_20_body"/>
      <text:h text:style-name="Heading_20_2" text:outline-level="2"><text:alphabetical-index-mark-start text:id="IMark151265088"/>Commands<text:alphabetical-index-mark-end text:id="IMark151265088"/></text:h>
      <text:p text:style-name="Text_20_body">The following are also methods, however, they are designed primarily for interacting directly with the operator in the form of commands. Commands are distinguished by the leading “)” in their name<text:note text:id="ftn49" text:note-class="footnote"><text:note-citation>49</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51264752"/>)methods<text:alphabetical-index-mark-end text:id="IMark151264752"/> []</text:h>
            <text:p text:style-name="Text_20_body">Routing: TOS</text:p>
            <text:p text:style-name="P3">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5">Code</text:p>
          </table:table-cell>
          <table:table-cell table:style-name="Table98.B2" office:value-type="string">
            <text:p text:style-name="P15">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17">(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51264752"/>)stubs<text:alphabetical-index-mark-end text:id="IMark151264752"/> []</text:h>
            <text:p text:style-name="Text_20_body">Routing: TOS</text:p>
            <text:p text:style-name="P3">List the stub methods defined for this class. Stubs are place holder methods that serve one of two purposes:</text:p>
            <text:list xml:id="list4244205088262705658" text:style-name="L19">
              <text:list-item>
                <text:p text:style-name="P78">They are abstract methods in a base class that exist so that a sub-class may replace the stub with an actual method. The stub ensures that the compiler uses the correct routing when using the method.</text:p>
              </text:list-item>
              <text:list-item>
                <text:p text:style-name="P78">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5">Code</text:p>
          </table:table-cell>
          <table:table-cell table:style-name="Table100.B2" office:value-type="string">
            <text:p text:style-name="P15">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17">(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51265088"/>Complex<text:alphabetical-index-mark-end text:id="IMark151265088"/></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50" text:note-class="footnote"><text:note-citation>50</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4">Literal<text:note text:id="ftn51" text:note-class="footnote"><text:note-citation>51</text:note-citation><text:note-body><text:p text:style-name="Footnote">No spaces are permitted within the literal.</text:p></text:note-body></text:note></text:p>
          </table:table-cell>
          <table:table-cell table:style-name="Table5.B1" office:value-type="string">
            <text:p text:style-name="P14">Value<text:note text:id="ftn52" text:note-class="footnote"><text:note-citation>52</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4">7i</text:p>
          </table:table-cell>
          <table:table-cell table:style-name="Table5.B2" office:value-type="string">
            <text:p text:style-name="P13">0+7i</text:p>
          </table:table-cell>
        </table:table-row>
        <table:table-row>
          <table:table-cell table:style-name="Table5.A2" office:value-type="string">
            <text:p text:style-name="P24">-7i</text:p>
          </table:table-cell>
          <table:table-cell table:style-name="Table5.B2" office:value-type="string">
            <text:p text:style-name="P13">0-7i</text:p>
          </table:table-cell>
        </table:table-row>
        <table:table-row>
          <table:table-cell table:style-name="Table5.A2" office:value-type="string">
            <text:p text:style-name="P24">3.7i</text:p>
          </table:table-cell>
          <table:table-cell table:style-name="Table5.B2" office:value-type="string">
            <text:p text:style-name="P13">0+3.7i</text:p>
          </table:table-cell>
        </table:table-row>
        <table:table-row>
          <table:table-cell table:style-name="Table5.A2" office:value-type="string">
            <text:p text:style-name="P24">1/2i</text:p>
          </table:table-cell>
          <table:table-cell table:style-name="Table5.B2" office:value-type="string">
            <text:p text:style-name="P13">0+1/2i</text:p>
          </table:table-cell>
        </table:table-row>
        <table:table-row>
          <table:table-cell table:style-name="Table5.A2" office:value-type="string">
            <text:p text:style-name="P24">-3-7i</text:p>
          </table:table-cell>
          <table:table-cell table:style-name="Table5.B2" office:value-type="string">
            <text:p text:style-name="P13">-3-7i</text:p>
          </table:table-cell>
        </table:table-row>
        <table:table-row>
          <table:table-cell table:style-name="Table5.A2" office:value-type="string">
            <text:p text:style-name="P24">3+7i</text:p>
          </table:table-cell>
          <table:table-cell table:style-name="Table5.B2" office:value-type="string">
            <text:p text:style-name="P13">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51264944"/>.cbrt<text:alphabetical-index-mark-end text:id="IMark151264944"/>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5">Code</text:p>
          </table:table-cell>
          <table:table-cell table:style-name="Table101.B2" office:value-type="string">
            <text:p text:style-name="P15">Result</text:p>
          </table:table-cell>
        </table:table-row>
        <table:table-row table:style-name="Table101.1">
          <table:table-cell table:style-name="Table101.A2" office:value-type="string">
            <text:p text:style-name="Snippet">8+0i .cbrt</text:p>
          </table:table-cell>
          <table:table-cell table:style-name="Table101.B2" office:value-type="string">
            <text:p text:style-name="P17">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51265040"/>.e**<text:alphabetical-index-mark-end text:id="IMark151265040"/>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5">Code</text:p>
          </table:table-cell>
          <table:table-cell table:style-name="Table103.B2" office:value-type="string">
            <text:p text:style-name="P15">Result</text:p>
          </table:table-cell>
        </table:table-row>
        <table:table-row table:style-name="Table103.2">
          <table:table-cell table:style-name="Table103.A2" office:value-type="string">
            <text:p text:style-name="Snippet">1+1i .e**</text:p>
          </table:table-cell>
          <table:table-cell table:style-name="Table103.B2" office:value-type="string">
            <text:p text:style-name="P17">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51264944"/>.split<text:alphabetical-index-mark-end text:id="IMark15126494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5">Code</text:p>
          </table:table-cell>
          <table:table-cell table:style-name="Table19.B2" office:value-type="string">
            <text:p text:style-name="P15">Result</text:p>
          </table:table-cell>
        </table:table-row>
        <table:table-row table:style-name="Table19.1">
          <table:table-cell table:style-name="Table19.A2" office:value-type="string">
            <text:p text:style-name="Snippet">3+4i .split</text:p>
          </table:table-cell>
          <table:table-cell table:style-name="Table19.B2" office:value-type="string">
            <text:p text:style-name="P17">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51265040"/>.sqrt<text:alphabetical-index-mark-end text:id="IMark151265040"/>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5">Code</text:p>
          </table:table-cell>
          <table:table-cell table:style-name="Table20.B2" office:value-type="string">
            <text:p text:style-name="P15">Result</text:p>
          </table:table-cell>
        </table:table-row>
        <table:table-row table:style-name="Table20.2">
          <table:table-cell table:style-name="Table20.A2" office:value-type="string">
            <text:p text:style-name="Snippet">2+2i .sqrt</text:p>
          </table:table-cell>
          <table:table-cell table:style-name="Table20.B2" office:value-type="string">
            <text:p text:style-name="P17">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151281828"/>FalseClass<text:alphabetical-index-mark-end text:id="IMark151281828"/></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51265040"/>&amp;&amp;<text:alphabetical-index-mark-end text:id="IMark151265040"/> [false]</text:h>
            <text:p text:style-name="P3"><text:span text:style-name="T1">Routing:</text:span> NOS.</text:p>
            <text:p text:style-name="P3">Logical AND for the case where the first operand is false. Always false.</text:p>
          </table:table-cell>
          <table:covered-table-cell/>
        </table:table-row>
        <table:table-row table:style-name="Table92.2">
          <table:table-cell table:style-name="Table92.A2" office:value-type="string">
            <text:p text:style-name="P15">Code</text:p>
          </table:table-cell>
          <table:table-cell table:style-name="Table92.B2" office:value-type="string">
            <text:p text:style-name="P1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17">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17">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17">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17">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51265040"/>^^<text:alphabetical-index-mark-end text:id="IMark151265040"/> [true or false]</text:h>
            <text:p text:style-name="P3"><text:span text:style-name="T1">Routing:</text:span> NOS.</text:p>
            <text:p text:style-name="P3">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5">Code</text:p>
          </table:table-cell>
          <table:table-cell table:style-name="Table24.B2" office:value-type="string">
            <text:p text:style-name="P1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17">false</text:p>
          </table:table-cell>
        </table:table-row>
        <table:table-row table:style-name="Table24.2">
          <table:table-cell table:style-name="Table24.A2" office:value-type="string">
            <text:p text:style-name="Snippet">false true ^^</text:p>
          </table:table-cell>
          <table:table-cell table:style-name="Table24.B2" office:value-type="string">
            <text:p text:style-name="P17">true</text:p>
          </table:table-cell>
        </table:table-row>
        <table:table-row table:style-name="Table24.2">
          <table:table-cell table:style-name="Table24.A2" office:value-type="string">
            <text:p text:style-name="Snippet">true false ^^</text:p>
          </table:table-cell>
          <table:table-cell table:style-name="Table24.B2" office:value-type="string">
            <text:p text:style-name="P17">true</text:p>
          </table:table-cell>
        </table:table-row>
        <table:table-row table:style-name="Table24.2">
          <table:table-cell table:style-name="Table24.A2" office:value-type="string">
            <text:p text:style-name="Snippet">true true ^^</text:p>
          </table:table-cell>
          <table:table-cell table:style-name="Table24.B2" office:value-type="string">
            <text:p text:style-name="P17">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51265040"/>||<text:alphabetical-index-mark-end text:id="IMark151265040"/> [true or false]</text:h>
            <text:p text:style-name="P3"><text:span text:style-name="T1">Routing:</text:span> NOS.</text:p>
            <text:p text:style-name="P3">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5">Code</text:p>
          </table:table-cell>
          <table:table-cell table:style-name="Table25.B2" office:value-type="string">
            <text:p text:style-name="P1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17">false</text:p>
          </table:table-cell>
        </table:table-row>
        <table:table-row table:style-name="Table25.2">
          <table:table-cell table:style-name="Table25.A2" office:value-type="string">
            <text:p text:style-name="Snippet">false true ||</text:p>
          </table:table-cell>
          <table:table-cell table:style-name="Table25.B2" office:value-type="string">
            <text:p text:style-name="P17">true</text:p>
          </table:table-cell>
        </table:table-row>
        <table:table-row table:style-name="Table25.2">
          <table:table-cell table:style-name="Table25.A2" office:value-type="string">
            <text:p text:style-name="Snippet">true false ||</text:p>
          </table:table-cell>
          <table:table-cell table:style-name="Table25.B2" office:value-type="string">
            <text:p text:style-name="P17">true</text:p>
          </table:table-cell>
        </table:table-row>
        <table:table-row table:style-name="Table25.2">
          <table:table-cell table:style-name="Table25.A2" office:value-type="string">
            <text:p text:style-name="Snippet">true true ||</text:p>
          </table:table-cell>
          <table:table-cell table:style-name="Table25.B2" office:value-type="string">
            <text:p text:style-name="P17">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51281828"/>Float<text:alphabetical-index-mark-end text:id="IMark151281828"/></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53" text:note-class="footnote"><text:note-citation>53</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54" text:note-class="footnote"><text:note-citation>54</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4">Literal<text:note text:id="ftn55" text:note-class="footnote"><text:note-citation>55</text:note-citation><text:note-body><text:p text:style-name="Footnote">No spaces are permitted within the literal.</text:p></text:note-body></text:note></text:p>
          </table:table-cell>
          <table:table-cell table:style-name="Table8.B1" office:value-type="string">
            <text:p text:style-name="P14">Value</text:p>
          </table:table-cell>
        </table:table-row>
        <table:table-row>
          <table:table-cell table:style-name="Table8.A2" office:value-type="string">
            <text:p text:style-name="P24">7.0</text:p>
          </table:table-cell>
          <table:table-cell table:style-name="Table8.B2" office:value-type="string">
            <text:p text:style-name="P13">7.0</text:p>
          </table:table-cell>
        </table:table-row>
        <table:table-row>
          <table:table-cell table:style-name="Table8.A2" office:value-type="string">
            <text:p text:style-name="P24">7.0E3</text:p>
          </table:table-cell>
          <table:table-cell table:style-name="Table8.B2" office:value-type="string">
            <text:p text:style-name="P13">7000.0</text:p>
          </table:table-cell>
        </table:table-row>
        <table:table-row>
          <table:table-cell table:style-name="Table8.A2" office:value-type="string">
            <text:p text:style-name="P24">7.0E-3</text:p>
          </table:table-cell>
          <table:table-cell table:style-name="Table8.B2" office:value-type="string">
            <text:p text:style-name="P13">0.007</text:p>
          </table:table-cell>
        </table:table-row>
        <table:table-row>
          <table:table-cell table:style-name="Table8.A2" office:value-type="string">
            <text:p text:style-name="P24">-7.0</text:p>
          </table:table-cell>
          <table:table-cell table:style-name="Table8.B2" office:value-type="string">
            <text:p text:style-name="P13">-7.0</text:p>
          </table:table-cell>
        </table:table-row>
        <table:table-row>
          <table:table-cell table:style-name="Table8.A2" office:value-type="string">
            <text:p text:style-name="P24">-7.0E3</text:p>
          </table:table-cell>
          <table:table-cell table:style-name="Table8.B2" office:value-type="string">
            <text:p text:style-name="P13">-7000.0</text:p>
          </table:table-cell>
        </table:table-row>
        <table:table-row>
          <table:table-cell table:style-name="Table8.A2" office:value-type="string">
            <text:p text:style-name="P24">-7.0E-3</text:p>
          </table:table-cell>
          <table:table-cell table:style-name="Table8.B2" office:value-type="string">
            <text:p text:style-name="P13">-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51282116"/>Hash<text:alphabetical-index-mark-end text:id="IMark151282116"/></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3">Hash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3">Hash literals are supported by the virtual machine method “<text:alphabetical-index-mark-start text:id="IMark151282116"/><text:span text:style-name="T7">{</text:span><text:alphabetical-index-mark-end text:id="IMark151282116"/>” and the locally defined methods “<text:alphabetical-index-mark-start text:id="IMark151282068"/><text:span text:style-name="T7">-&gt;</text:span><text:alphabetical-index-mark-end text:id="IMark151282068"/>” and “<text:alphabetical-index-mark-start text:id="IMark151282020"/><text:span text:style-name="T7">}</text:span><text:alphabetical-index-mark-end text:id="IMark151282020"/>”. The general usage is:</text:p>
      <text:p text:style-name="Code"/>
      <text:p text:style-name="Code">{ (key/value generating code goes here) }</text:p>
      <text:p text:style-name="Code"/>
      <text:p text:style-name="P3">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1">{ } .</text:span></text:p>
      <text:p text:style-name="Code">{}</text:p>
      <text:p text:style-name="Code">&gt;<text:span text:style-name="T11">{ 1 2 -&gt; <text:s/>2 3 -&gt; <text:s/>3 5 -&gt; <text:s/>4 7 -&gt; <text:s/>5 11 -&gt; } .</text:span></text:p>
      <text:p text:style-name="Code">{1=&gt;2, 2=&gt;3, 3=&gt;5, 4=&gt;7, 5=&gt;11}</text:p>
      <text:p text:style-name="Code"/>
      <text:p text:style-name="P3">Some points of interest:</text:p>
      <text:list xml:id="list36428059" text:continue-list="list8479698788612056786" text:style-name="L17">
        <text:list-item>
          <text:p text:style-name="P76">The first example creates an “empty” hash with zero data elements. </text:p>
        </text:list-item>
        <text:list-item>
          <text:p text:style-name="P76">Hash key and data do NOT need to be the same “type” of data. Mixing is allowed. </text:p>
        </text:list-item>
        <text:list-item>
          <text:p text:style-name="P76">Any statements that generate key/data pairs are permitted. Consider:</text:p>
        </text:list-item>
      </text:list>
      <text:p text:style-name="Code"/>
      <text:p text:style-name="Code">&gt;<text:span text:style-name="T11">{ 0 10 do i i -&gt; loop } .</text:span></text:p>
      <text:p text:style-name="Code">{0=&gt;0, 1=&gt;1, 2=&gt;2, 3=&gt;3, 4=&gt;4, 5=&gt;5, 6=&gt;6, 7=&gt;7, 8=&gt;8, 9=&gt;9}</text:p>
      <text:p text:style-name="Code">&gt;<text:span text:style-name="T11">{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51281732"/>.[]!<text:alphabetical-index-mark-end text:id="IMark151281732"/> []</text:h>
            <text:p text:style-name="Text_20_body">Routing: TOS</text:p>
            <text:p text:style-name="P3">Store the specified value at the index of the hash.</text:p>
            <text:p text:style-name="P3">Note: This method <text:span text:style-name="T2">does</text:span> mutate the hash.</text:p>
          </table:table-cell>
          <table:covered-table-cell/>
        </table:table-row>
        <table:table-row table:style-name="Table99.1">
          <table:table-cell table:style-name="Table99.A2" office:value-type="string">
            <text:p text:style-name="P15">Code</text:p>
          </table:table-cell>
          <table:table-cell table:style-name="Table99.B2" office:value-type="string">
            <text:p text:style-name="P15">Result</text:p>
          </table:table-cell>
        </table:table-row>
        <table:table-row table:style-name="Table99.1">
          <table:table-cell table:style-name="Table99.A2" office:value-type="string">
            <text:p text:style-name="Snippet"><text:span text:style-name="T13">"</text:span>Hello<text:span text:style-name="T13">"</text:span> 5 $myhash .[]!</text:p>
          </table:table-cell>
          <table:table-cell table:style-name="Table99.B2" office:value-type="string">
            <text:p text:style-name="P17">(“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51281732"/>.[]@<text:alphabetical-index-mark-end text:id="IMark151281732"/> [value]</text:h>
            <text:p text:style-name="Text_20_body">Routing: TOS</text:p>
            <text:p text:style-name="P3">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5">Code</text:p>
          </table:table-cell>
          <table:table-cell table:style-name="Table104.B2" office:value-type="string">
            <text:p text:style-name="P1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17">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17">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51281732"/>.keys<text:alphabetical-index-mark-end text:id="IMark151281732"/> [an_array]</text:h>
            <text:p text:style-name="Text_20_body">Routing: TOS</text:p>
            <text:p text:style-name="P3">This method gathers up the keys in a hash and places them in an array.</text:p>
            <text:p text:style-name="P3">Note: This method <text:span text:style-name="T14">does</text:span> not mutate the hash.</text:p>
          </table:table-cell>
          <table:covered-table-cell/>
        </table:table-row>
        <table:table-row table:style-name="Table105.1">
          <table:table-cell table:style-name="Table105.A2" office:value-type="string">
            <text:p text:style-name="P15">Code</text:p>
          </table:table-cell>
          <table:table-cell table:style-name="Table105.B2" office:value-type="string">
            <text:p text:style-name="P1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17">[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51281732"/>.pp<text:alphabetical-index-mark-end text:id="IMark151281732"/> []</text:h>
            <text:p text:style-name="Text_20_body">Routing: TOS</text:p>
            <text:p text:style-name="P3">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5">Code</text:p>
          </table:table-cell>
          <table:table-cell table:style-name="Table107.B2" office:value-type="string">
            <text:p text:style-name="P1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17">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51281732"/>.strmax2<text:alphabetical-index-mark-end text:id="IMark151281732"/> [width]</text:h>
            <text:p text:style-name="Text_20_body">Routing: TOS</text:p>
            <text:p text:style-name="P3">Given an hash, this method determines the width of the largest string representation of the keys and of the values. This method is a helper method for the .pp pretty print method.</text:p>
            <text:p text:style-name="P3">Note: This method does <text:span text:style-name="T2">not</text:span> mutate the original hash.</text:p>
          </table:table-cell>
          <table:covered-table-cell/>
        </table:table-row>
        <table:table-row table:style-name="Table108.1">
          <table:table-cell table:style-name="Table108.A2" office:value-type="string">
            <text:p text:style-name="P15">Code</text:p>
          </table:table-cell>
          <table:table-cell table:style-name="Table108.B2" office:value-type="string">
            <text:p text:style-name="P1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17">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51281732"/>.values<text:alphabetical-index-mark-end text:id="IMark151281732"/> [an_array]</text:h>
            <text:p text:style-name="Text_20_body">Routing: TOS</text:p>
            <text:p text:style-name="P3">This method gathers up the values in a hash and places them in an array.</text:p>
            <text:p text:style-name="P3">Note: This method <text:span text:style-name="T14">does</text:span> not mutate the hash.</text:p>
          </table:table-cell>
          <table:covered-table-cell/>
        </table:table-row>
        <table:table-row table:style-name="Table106.1">
          <table:table-cell table:style-name="Table106.A2" office:value-type="string">
            <text:p text:style-name="P15">Code</text:p>
          </table:table-cell>
          <table:table-cell table:style-name="Table106.B2" office:value-type="string">
            <text:p text:style-name="P15">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17">[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51282068"/>InStream<text:alphabetical-index-mark-end text:id="IMark151282068"/></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3">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51281732"/>.get_all<text:alphabetical-index-mark-end text:id="IMark151281732"/> [[“line 1”, … “line N”]]</text:h>
            <text:p text:style-name="Text_20_body">Routing: TOS</text:p>
            <text:p text:style-name="P3">This method opens the file of the given name for reading, reads the entire file into an array of lines of text in that array, then closes the file.</text:p>
            <text:p text:style-name="P3">Note: If the file being read is large, a large amount of data will be read.</text:p>
          </table:table-cell>
          <table:covered-table-cell/>
        </table:table-row>
        <table:table-row table:style-name="Table109.1">
          <table:table-cell table:style-name="Table109.A2" office:value-type="string">
            <text:p text:style-name="P15">Code</text:p>
          </table:table-cell>
          <table:table-cell table:style-name="Table109.B2" office:value-type="string">
            <text:p text:style-name="P15">Result</text:p>
          </table:table-cell>
        </table:table-row>
        <table:table-row table:style-name="Table109.1">
          <table:table-cell table:style-name="Table109.A2" office:value-type="string">
            <text:p text:style-name="P53">"test.txt" InStream .get_all</text:p>
          </table:table-cell>
          <table:table-cell table:style-name="Table109.B2" office:value-type="string">
            <text:p text:style-name="P17">[“Line 1”, “Line 2”, “Line 3”]</text:p>
          </table:table-cell>
        </table:table-row>
        <table:table-row table:style-name="Table109.1">
          <table:table-cell table:style-name="Table109.A2" office:value-type="string">
            <text:p text:style-name="P53">"bad.txt" InStream .get_all</text:p>
          </table:table-cell>
          <table:table-cell table:style-name="Table109.B2" office:value-type="string">
            <text:p text:style-name="P17">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51281732"/>.open<text:alphabetical-index-mark-end text:id="IMark151281732"/> [an_instream]</text:h>
            <text:p text:style-name="Text_20_body">Routing: TOS</text:p>
            <text:p text:style-name="P3">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3">Note: The programmer is responsible for ensuring that the file object is finally closed.</text:p>
          </table:table-cell>
          <table:covered-table-cell/>
        </table:table-row>
        <table:table-row table:style-name="Table110.1">
          <table:table-cell table:style-name="Table110.A2" office:value-type="string">
            <text:p text:style-name="P15">Code</text:p>
          </table:table-cell>
          <table:table-cell table:style-name="Table110.B2" office:value-type="string">
            <text:p text:style-name="P15">Result</text:p>
          </table:table-cell>
        </table:table-row>
        <table:table-row table:style-name="Table110.1">
          <table:table-cell table:style-name="Table110.A2" office:value-type="string">
            <text:p text:style-name="P53">"test.txt" InStream .open val: rf</text:p>
          </table:table-cell>
          <table:table-cell table:style-name="Table110.B2" office:value-type="string">
            <text:p text:style-name="P17">(Creates a local value rf with an InStream instance.)</text:p>
          </table:table-cell>
        </table:table-row>
        <table:table-row table:style-name="Table110.1">
          <table:table-cell table:style-name="Table110.A2" office:value-type="string">
            <text:p text:style-name="P53">"bad.txt" InStream .open</text:p>
          </table:table-cell>
          <table:table-cell table:style-name="Table110.B2" office:value-type="string">
            <text:p text:style-name="P17">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51281732"/>.open{<text:alphabetical-index-mark-end text:id="IMark151281732"/> … } [unspecified]</text:h>
            <text:p text:style-name="Text_20_body">Routing: VM</text:p>
            <text:p text:style-name="P3">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3">Note: The InStream instance is automatically (and always) closed at the end of the code block.</text:p>
          </table:table-cell>
          <table:covered-table-cell/>
        </table:table-row>
        <table:table-row table:style-name="Table111.1">
          <table:table-cell table:style-name="Table111.A2" office:value-type="string">
            <text:p text:style-name="P15">Code</text:p>
          </table:table-cell>
          <table:table-cell table:style-name="Table111.B2" office:value-type="string">
            <text:p text:style-name="P15">Result</text:p>
          </table:table-cell>
        </table:table-row>
        <table:table-row table:style-name="Table111.1">
          <table:table-cell table:style-name="Table111.A2" office:value-type="string">
            <text:p text:style-name="P54"><text:span text:style-name="T13">"test.txt"</text:span> InStream .open{ ~gets }</text:p>
          </table:table-cell>
          <table:table-cell table:style-name="Table111.B2" office:value-type="string">
            <text:p text:style-name="P17">“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51281732"/>.close<text:alphabetical-index-mark-end text:id="IMark151281732"/> []</text:h>
            <text:p text:style-name="Text_20_body">Routing: TOS</text:p>
            <text:p text:style-name="P3">This method closes of the file associated with the InStream instance.</text:p>
          </table:table-cell>
          <table:covered-table-cell/>
        </table:table-row>
        <table:table-row table:style-name="Table112.1">
          <table:table-cell table:style-name="Table112.A2" office:value-type="string">
            <text:p text:style-name="P15">Code</text:p>
          </table:table-cell>
          <table:table-cell table:style-name="Table112.B2" office:value-type="string">
            <text:p text:style-name="P15">Result</text:p>
          </table:table-cell>
        </table:table-row>
        <table:table-row table:style-name="Table112.1">
          <table:table-cell table:style-name="Table112.A2" office:value-type="string">
            <text:p text:style-name="Snippet">fv .close</text:p>
          </table:table-cell>
          <table:table-cell table:style-name="Table112.B2" office:value-type="string">
            <text:p text:style-name="P17">(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51281732"/>.getc<text:alphabetical-index-mark-end text:id="IMark151281732"/> [a_character]</text:h>
            <text:p text:style-name="Text_20_body">Routing: TOS</text:p>
            <text:p text:style-name="P3">This method reads a single character from the file connected to an instance of an InStream.</text:p>
          </table:table-cell>
          <table:covered-table-cell/>
        </table:table-row>
        <table:table-row table:style-name="Table113.1">
          <table:table-cell table:style-name="Table113.A2" office:value-type="string">
            <text:p text:style-name="P15">Code</text:p>
          </table:table-cell>
          <table:table-cell table:style-name="Table113.B2" office:value-type="string">
            <text:p text:style-name="P15">Result</text:p>
          </table:table-cell>
        </table:table-row>
        <table:table-row table:style-name="Table113.1">
          <table:table-cell table:style-name="Table113.A2" office:value-type="string">
            <text:p text:style-name="Snippet">fv .getc</text:p>
          </table:table-cell>
          <table:table-cell table:style-name="Table113.B2" office:value-type="string">
            <text:p text:style-name="P17">“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51281732"/>.gets<text:alphabetical-index-mark-end text:id="IMark151281732"/> [a_string]</text:h>
            <text:p text:style-name="Text_20_body">Routing: TOS</text:p>
            <text:p text:style-name="P3">This method reads a line of text from the file connected to an instance of an InStream.</text:p>
          </table:table-cell>
          <table:covered-table-cell/>
        </table:table-row>
        <table:table-row table:style-name="Table114.1">
          <table:table-cell table:style-name="Table114.A2" office:value-type="string">
            <text:p text:style-name="P15">Code</text:p>
          </table:table-cell>
          <table:table-cell table:style-name="Table114.B2" office:value-type="string">
            <text:p text:style-name="P15">Result</text:p>
          </table:table-cell>
        </table:table-row>
        <table:table-row table:style-name="Table114.1">
          <table:table-cell table:style-name="Table114.A2" office:value-type="string">
            <text:p text:style-name="Snippet">fv .getc</text:p>
          </table:table-cell>
          <table:table-cell table:style-name="Table114.B2" office:value-type="string">
            <text:p text:style-name="P17">“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151281732"/>~getc<text:alphabetical-index-mark-end text:id="IMark151281732"/> [a_character]</text:h>
            <text:p text:style-name="Text_20_body">Routing: Self</text:p>
            <text:p text:style-name="P3">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5">Code</text:p>
          </table:table-cell>
          <table:table-cell table:style-name="Table115.B2" office:value-type="string">
            <text:p text:style-name="P15">Result</text:p>
          </table:table-cell>
        </table:table-row>
        <table:table-row table:style-name="Table115.1">
          <table:table-cell table:style-name="Table115.A2" office:value-type="string">
            <text:p text:style-name="P54"><text:span text:style-name="T13">"test.txt"</text:span> InStream .open{ ~getc }</text:p>
          </table:table-cell>
          <table:table-cell table:style-name="Table115.B2" office:value-type="string">
            <text:p text:style-name="P17">“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51281732"/>~gets<text:alphabetical-index-mark-end text:id="IMark151281732"/> [a_string]</text:h>
            <text:p text:style-name="Text_20_body">Routing: Self</text:p>
            <text:p text:style-name="P3">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5">Code</text:p>
          </table:table-cell>
          <table:table-cell table:style-name="Table116.B2" office:value-type="string">
            <text:p text:style-name="P15">Result</text:p>
          </table:table-cell>
        </table:table-row>
        <table:table-row table:style-name="Table116.1">
          <table:table-cell table:style-name="Table116.A2" office:value-type="string">
            <text:p text:style-name="P54"><text:span text:style-name="T13">"test.txt"</text:span> InStream .open{ ~gets }</text:p>
          </table:table-cell>
          <table:table-cell table:style-name="Table116.B2" office:value-type="string">
            <text:p text:style-name="P17">“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51282068"/>Integer<text:alphabetical-index-mark-end text:id="IMark151282068"/></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56" text:note-class="footnote"><text:note-citation>56</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57" text:note-class="footnote"><text:note-citation>57</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4">Literal<text:note text:id="ftn58" text:note-class="footnote"><text:note-citation>58</text:note-citation><text:note-body><text:p text:style-name="Footnote">No spaces are permitted within the literal.</text:p></text:note-body></text:note></text:p>
          </table:table-cell>
          <table:table-cell table:style-name="Table7.B1" office:value-type="string">
            <text:p text:style-name="P14">Value</text:p>
          </table:table-cell>
        </table:table-row>
        <table:table-row>
          <table:table-cell table:style-name="Table7.A2" office:value-type="string">
            <text:p text:style-name="P24">7</text:p>
          </table:table-cell>
          <table:table-cell table:style-name="Table7.B2" office:value-type="string">
            <text:p text:style-name="P13">7</text:p>
          </table:table-cell>
        </table:table-row>
        <table:table-row>
          <table:table-cell table:style-name="Table7.A2" office:value-type="string">
            <text:p text:style-name="P24">-7</text:p>
          </table:table-cell>
          <table:table-cell table:style-name="Table7.B2" office:value-type="string">
            <text:p text:style-name="P13">-7</text:p>
          </table:table-cell>
        </table:table-row>
        <table:table-row>
          <table:table-cell table:style-name="Table7.A2" office:value-type="string">
            <text:p text:style-name="P24">445556678789933</text:p>
          </table:table-cell>
          <table:table-cell table:style-name="Table7.B2" office:value-type="string">
            <text:p text:style-name="P13">445556678789933</text:p>
          </table:table-cell>
        </table:table-row>
        <table:table-row>
          <table:table-cell table:style-name="Table7.A2" office:value-type="string">
            <text:p text:style-name="P24">0xff</text:p>
          </table:table-cell>
          <table:table-cell table:style-name="Table7.B2" office:value-type="string">
            <text:p text:style-name="P13">255</text:p>
          </table:table-cell>
        </table:table-row>
        <table:table-row>
          <table:table-cell table:style-name="Table7.A2" office:value-type="string">
            <text:p text:style-name="P24">0xffffffffff</text:p>
          </table:table-cell>
          <table:table-cell table:style-name="Table7.B2" office:value-type="string">
            <text:p text:style-name="P13">1099511627775</text:p>
          </table:table-cell>
        </table:table-row>
        <table:table-row>
          <table:table-cell table:style-name="Table7.A2" office:value-type="string">
            <text:p text:style-name="P24">0xDeadBeef</text:p>
          </table:table-cell>
          <table:table-cell table:style-name="Table7.B2" office:value-type="string">
            <text:p text:style-name="P13">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151282404"/><text:alphabetical-index-mark-start text:id="IMark151282356"/>MaxNumeric<text:alphabetical-index-mark-end text:id="IMark151282356"/><text:alphabetical-index-mark-end text:id="IMark151282404"/></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151282404"/><text:alphabetical-index-mark-start text:id="IMark151282356"/>MinNumeric<text:alphabetical-index-mark-end text:id="IMark151282356"/><text:alphabetical-index-mark-end text:id="IMark151282404"/></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151282404"/><text:alphabetical-index-mark-start text:id="IMark151282356"/><text:alphabetical-index-mark-start text:id="IMark151282308"/>NilClass<text:alphabetical-index-mark-end text:id="IMark151282308"/><text:alphabetical-index-mark-end text:id="IMark151282356"/><text:alphabetical-index-mark-end text:id="IMark151282404"/></text:h>
      <text:p text:style-name="Text_20_body"/>
      <text:p text:style-name="Text_20_body">Inheritance: NilClass <text:span text:style-name="T9">←</text:span> Object</text:p>
      <text:p text:style-name="Code"/>
      <text:p text:style-name="Code">NilClass Shared Methods =</text:p>
      <text:p text:style-name="Code">&amp;&amp; <text:s text:c="3"/>^^ <text:s text:c="3"/>nil&lt;&gt; <text:s text:c="2"/>nil= <text:s/>not <text:s text:c="2"/>||</text:p>
      <text:p text:style-name="Code"/>
      <text:p text:style-name="P3">The value nil of the class NilClass is a placeholder for nothing, that is the absence of all data. In other languages like “C” NULL is a special pointer value with restrictions on its use. In fOOrth, nil is just another object with a very bad reputation!</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51282020"/>&amp;&amp;<text:alphabetical-index-mark-end text:id="IMark151282020"/> [false]</text:h>
            <text:p text:style-name="P3"><text:span text:style-name="T1">Routing:</text:span> NOS.</text:p>
            <text:p text:style-name="P3">Logical AND for the case where the first operand is nil. Always false.</text:p>
          </table:table-cell>
          <table:covered-table-cell/>
        </table:table-row>
        <table:table-row table:style-name="Table26.2">
          <table:table-cell table:style-name="Table26.A2" office:value-type="string">
            <text:p text:style-name="P15">Code</text:p>
          </table:table-cell>
          <table:table-cell table:style-name="Table26.B2" office:value-type="string">
            <text:p text:style-name="P15">Result</text:p>
          </table:table-cell>
        </table:table-row>
        <table:table-row table:style-name="Table26.2">
          <table:table-cell table:style-name="Table26.A2" office:value-type="string">
            <text:p text:style-name="Snippet"/>
          </table:table-cell>
          <table:table-cell table:style-name="Table26.B2" office:value-type="string">
            <text:p text:style-name="P17"/>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51282020"/>^^<text:alphabetical-index-mark-end text:id="IMark151282020"/> [true or false]</text:h>
            <text:p text:style-name="P3"><text:span text:style-name="T1">Routing:</text:span> NOS.</text:p>
            <text:p text:style-name="P3">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5">Code</text:p>
          </table:table-cell>
          <table:table-cell table:style-name="Table27.B2" office:value-type="string">
            <text:p text:style-name="P15">Result</text:p>
          </table:table-cell>
        </table:table-row>
        <table:table-row table:style-name="Table27.2">
          <table:table-cell table:style-name="Table27.A2" office:value-type="string">
            <text:p text:style-name="Snippet"/>
          </table:table-cell>
          <table:table-cell table:style-name="Table27.B2" office:value-type="string">
            <text:p text:style-name="P17"/>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51282020"/>||<text:alphabetical-index-mark-end text:id="IMark151282020"/> [true or false]</text:h>
            <text:p text:style-name="P3"><text:span text:style-name="T1">Routing:</text:span> NOS.</text:p>
            <text:p text:style-name="P3">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5">Code</text:p>
          </table:table-cell>
          <table:table-cell table:style-name="Table28.B2" office:value-type="string">
            <text:p text:style-name="P15">Result</text:p>
          </table:table-cell>
        </table:table-row>
        <table:table-row table:style-name="Table28.2">
          <table:table-cell table:style-name="Table28.A2" office:value-type="string">
            <text:p text:style-name="Snippet"/>
          </table:table-cell>
          <table:table-cell table:style-name="Table28.B2" office:value-type="string">
            <text:p text:style-name="P17"/>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51282404"/>Numeric<text:alphabetical-index-mark-end text:id="IMark151282404"/></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51282404"/>Object<text:alphabetical-index-mark-end text:id="IMark151282404"/></text:h>
      <text:p text:style-name="Text_20_body"/>
      <text:p text:style-name="Text_20_body">Inheritance: Object <text:span text:style-name="T9">← nil</text:span></text:p>
      <text:p text:style-name="Code"/>
      <text:p text:style-name="Code">Object Shared Methods =</text:p>
      <text:p text:style-name="Code">&amp;&amp; <text:s text:c="8"/>.copy <text:s text:c="5"/>.to_f <text:s text:c="5"/>.to_n! <text:s text:c="4"/>.to_x! <text:s text:c="4"/>identical? not</text:p>
      <text:p text:style-name="Code">)methods <text:s text:c="2"/>.init <text:s text:c="5"/>.to_f! <text:s text:c="4"/>.to_r <text:s text:c="5"/>&lt;&gt; <text:s text:c="8"/>max <text:s text:c="7"/>||</text:p>
      <text:p text:style-name="Code">. <text:s text:c="9"/>.is_class? .to_i <text:s text:c="5"/>.to_r! <text:s text:c="4"/>= <text:s text:c="9"/>min</text:p>
      <text:p text:style-name="Code">.class <text:s text:c="4"/>.name <text:s text:c="5"/>.to_i! <text:s text:c="4"/>.to_s <text:s text:c="5"/>^^ <text:s text:c="8"/>nil&lt;&gt;</text:p>
      <text:p text:style-name="Code">.clone <text:s text:c="4"/>.strlen <text:s text:c="3"/>.to_n <text:s text:c="5"/>.to_x <text:s text:c="5"/>distinct? <text:s/>nil=</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51282020"/>&amp;&amp;<text:alphabetical-index-mark-end text:id="IMark151282020"/> [true or false]</text:h>
            <text:p text:style-name="P3"><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5">Code</text:p>
          </table:table-cell>
          <table:table-cell table:style-name="Table29.B2" office:value-type="string">
            <text:p text:style-name="P15">Result</text:p>
          </table:table-cell>
        </table:table-row>
        <table:table-row table:style-name="Table29.2">
          <table:table-cell table:style-name="Table29.A2" office:value-type="string">
            <text:p text:style-name="Snippet"/>
          </table:table-cell>
          <table:table-cell table:style-name="Table29.B2" office:value-type="string">
            <text:p text:style-name="P17"/>
          </table:table-cell>
        </table:table-row>
      </table:table>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object] <text:alphabetical-index-mark-start text:id="IMark151282020"/>)methods<text:alphabetical-index-mark-end text:id="IMark151282020"/>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5">Code</text:p>
          </table:table-cell>
          <table:table-cell table:style-name="Table10.B2" office:value-type="string">
            <text:p text:style-name="P15">Result</text:p>
          </table:table-cell>
        </table:table-row>
        <table:table-row table:style-name="Table10.2">
          <table:table-cell table:style-name="Table10.A2" office:value-type="string">
            <text:p text:style-name="Snippet"/>
          </table:table-cell>
          <table:table-cell table:style-name="Table10.B2" office:value-type="string">
            <text:p text:style-name="P17"/>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51282020"/>.<text:alphabetical-index-mark-end text:id="IMark151282020"/> []</text:h>
            <text:p text:style-name="P3"><text:span text:style-name="T1">Routing:</text:span> TOS.</text:p>
            <text:p text:style-name="P3">Print out the object on the console using the default formatting.</text:p>
          </table:table-cell>
          <table:covered-table-cell/>
        </table:table-row>
        <table:table-row table:style-name="Table11.2">
          <table:table-cell table:style-name="Table11.A2" office:value-type="string">
            <text:p text:style-name="P15">Code</text:p>
          </table:table-cell>
          <table:table-cell table:style-name="Table11.B2" office:value-type="string">
            <text:p text:style-name="P15">Result</text:p>
          </table:table-cell>
        </table:table-row>
        <table:table-row table:style-name="Table11.2">
          <table:table-cell table:style-name="Table11.A2" office:value-type="string">
            <text:p text:style-name="Snippet"/>
          </table:table-cell>
          <table:table-cell table:style-name="Table11.B2" office:value-type="string">
            <text:p text:style-name="P17"/>
          </table:table-cell>
        </table:table-row>
      </table:table>
      <text:p text:style-name="Text_20_body"><text:soft-page-break/></text:p>
      <table:table table:name="Table12" table:style-name="Table12">
        <table:table-column table:style-name="Table12.A"/>
        <table:table-column table:style-name="Table12.B"/>
        <table:table-row>
          <table:table-cell table:style-name="Table12.A1" table:number-columns-spanned="2" office:value-type="string">
            <text:h text:style-name="Heading_20_3" text:outline-level="3">[an_object] <text:alphabetical-index-mark-start text:id="IMark151282020"/>.class<text:alphabetical-index-mark-end text:id="IMark151282020"/> [a_class]</text:h>
            <text:p text:style-name="P17"><text:span text:style-name="T1">Routing:</text:span> TOS.</text:p>
            <text:p text:style-name="P17">Get the class of the receiver object.</text:p>
          </table:table-cell>
          <table:covered-table-cell/>
        </table:table-row>
        <table:table-row table:style-name="Table12.2">
          <table:table-cell table:style-name="Table12.A2" office:value-type="string">
            <text:p text:style-name="P15">Code</text:p>
          </table:table-cell>
          <table:table-cell table:style-name="Table12.B2" office:value-type="string">
            <text:p text:style-name="P15">Result</text:p>
          </table:table-cell>
        </table:table-row>
        <table:table-row table:style-name="Table12.2">
          <table:table-cell table:style-name="Table12.A2" office:value-type="string">
            <text:p text:style-name="Snippet"/>
          </table:table-cell>
          <table:table-cell table:style-name="Table12.B2" office:value-type="string">
            <text:p text:style-name="P17"/>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51282020"/>.clone<text:alphabetical-index-mark-end text:id="IMark151282020"/>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covered-table-cell/>
        </table:table-row>
        <table:table-row table:style-name="Table14.1">
          <table:table-cell table:style-name="Table14.A2" office:value-type="string">
            <text:p text:style-name="P15">Code</text:p>
          </table:table-cell>
          <table:table-cell table:style-name="Table14.B2" office:value-type="string">
            <text:p text:style-name="P15">Result</text:p>
          </table:table-cell>
        </table:table-row>
        <table:table-row table:style-name="Table14.1">
          <table:table-cell table:style-name="Table14.A2" office:value-type="string">
            <text:p text:style-name="Snippet"/>
          </table:table-cell>
          <table:table-cell table:style-name="Table14.B2" office:value-type="string">
            <text:p text:style-name="P17"/>
          </table:table-cell>
        </table:table-row>
      </table:table>
      <text:p text:style-name="Text_20_body"/>
      <table:table table:name="Table15" table:style-name="Table15">
        <table:table-column table:style-name="Table15.A"/>
        <table:table-column table:style-name="Table15.B"/>
        <table:table-row>
          <table:table-cell table:style-name="Table15.A1" table:number-columns-spanned="2" office:value-type="string">
            <text:h text:style-name="Heading_20_3" text:outline-level="3">[an_object] <text:alphabetical-index-mark-start text:id="IMark151282020"/>.copy<text:alphabetical-index-mark-end text:id="IMark151282020"/>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covered-table-cell/>
        </table:table-row>
        <table:table-row table:style-name="Table15.2">
          <table:table-cell table:style-name="Table15.A2" office:value-type="string">
            <text:p text:style-name="P15">Code</text:p>
          </table:table-cell>
          <table:table-cell table:style-name="Table15.B2" office:value-type="string">
            <text:p text:style-name="P15">Result</text:p>
          </table:table-cell>
        </table:table-row>
        <table:table-row table:style-name="Table15.2">
          <table:table-cell table:style-name="Table15.A2" office:value-type="string">
            <text:p text:style-name="Snippet"/>
          </table:table-cell>
          <table:table-cell table:style-name="Table15.B2" office:value-type="string">
            <text:p text:style-name="P17"/>
          </table:table-cell>
        </table:table-row>
      </table:table>
      <text:p text:style-name="Text_20_body"/>
      <table:table table:name="Table16" table:style-name="Table16">
        <table:table-column table:style-name="Table16.A"/>
        <table:table-column table:style-name="Table16.B"/>
        <text:soft-page-break/>
        <table:table-row>
          <table:table-cell table:style-name="Table16.A1" table:number-columns-spanned="2" office:value-type="string">
            <text:h text:style-name="Heading_20_3" text:outline-level="3">[unspecified an_object] <text:alphabetical-index-mark-start text:id="IMark151282020"/>.init<text:alphabetical-index-mark-end text:id="IMark151282020"/>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5">Code</text:p>
          </table:table-cell>
          <table:table-cell table:style-name="Table16.B2" office:value-type="string">
            <text:p text:style-name="P15">Result</text:p>
          </table:table-cell>
        </table:table-row>
        <table:table-row table:style-name="Table16.2">
          <table:table-cell table:style-name="Table16.A2" office:value-type="string">
            <text:p text:style-name="Snippet"/>
          </table:table-cell>
          <table:table-cell table:style-name="Table16.B2" office:value-type="string">
            <text:p text:style-name="P17"/>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51282020"/>.is_class?<text:alphabetical-index-mark-end text:id="IMark151282020"/> [false]</text:h>
            <text:p text:style-name="P3"><text:span text:style-name="T1">Routing:</text:span> TOS</text:p>
            <text:p text:style-name="P3">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5">Code</text:p>
          </table:table-cell>
          <table:table-cell table:style-name="Table17.B2" office:value-type="string">
            <text:p text:style-name="P15">Result</text:p>
          </table:table-cell>
        </table:table-row>
        <table:table-row table:style-name="Table17.2">
          <table:table-cell table:style-name="Table17.A2" office:value-type="string">
            <text:p text:style-name="Snippet"/>
          </table:table-cell>
          <table:table-cell table:style-name="Table17.B2" office:value-type="string">
            <text:p text:style-name="P17"/>
          </table:table-cell>
        </table:table-row>
      </table:table>
      <text:p text:style-name="Text_20_body"/>
      <table:table table:name="Table30" table:style-name="Table30">
        <table:table-column table:style-name="Table30.A"/>
        <table:table-column table:style-name="Table30.B"/>
        <table:table-row table:style-name="Table30.1">
          <table:table-cell table:style-name="Table30.A1" table:number-columns-spanned="2" office:value-type="string">
            <text:h text:style-name="Heading_20_3" text:outline-level="3">[an_object] <text:alphabetical-index-mark-start text:id="IMark151282020"/>.name<text:alphabetical-index-mark-end text:id="IMark151282020"/>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5">Code</text:p>
          </table:table-cell>
          <table:table-cell table:style-name="Table30.B2" office:value-type="string">
            <text:p text:style-name="P15">Result</text:p>
          </table:table-cell>
        </table:table-row>
        <table:table-row>
          <table:table-cell table:style-name="Table30.A2" office:value-type="string">
            <text:p text:style-name="Snippet">Object .name</text:p>
          </table:table-cell>
          <table:table-cell table:style-name="Table30.B2" office:value-type="string">
            <text:p text:style-name="P17">“Object”</text:p>
          </table:table-cell>
        </table:table-row>
        <table:table-row>
          <table:table-cell table:style-name="Table30.A2" office:value-type="string">
            <text:p text:style-name="Snippet">100 .name</text:p>
          </table:table-cell>
          <table:table-cell table:style-name="Table30.B2" office:value-type="string">
            <text:p text:style-name="P17">“Fixnum instance”</text:p>
          </table:table-cell>
        </table:table-row>
        <table:table-row>
          <table:table-cell table:style-name="Table30.A2" office:value-type="string">
            <text:p text:style-name="Snippet">vm .name</text:p>
          </table:table-cell>
          <table:table-cell table:style-name="Table30.B2" office:value-type="string">
            <text:p text:style-name="P17">“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51282020"/>.strlen<text:alphabetical-index-mark-end text:id="IMark151282020"/>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ext:soft-page-break/>
        <table:table-row>
          <table:table-cell table:style-name="Table31.A2" office:value-type="string">
            <text:p text:style-name="P15">Code</text:p>
          </table:table-cell>
          <table:table-cell table:style-name="Table31.B2" office:value-type="string">
            <text:p text:style-name="P15">Result</text:p>
          </table:table-cell>
        </table:table-row>
        <table:table-row>
          <table:table-cell table:style-name="Table31.A3" office:value-type="string">
            <text:p text:style-name="Snippet">"ABCD" .strlen </text:p>
          </table:table-cell>
          <table:table-cell table:style-name="Table31.A1" office:value-type="string">
            <text:p text:style-name="P17">4</text:p>
          </table:table-cell>
        </table:table-row>
        <table:table-row>
          <table:table-cell table:style-name="Table31.A3" office:value-type="string">
            <text:p text:style-name="Snippet">100 .strlen </text:p>
          </table:table-cell>
          <table:table-cell table:style-name="Table31.B4" office:value-type="string">
            <text:p text:style-name="P17">3</text:p>
          </table:table-cell>
        </table:table-row>
        <table:table-row>
          <table:table-cell table:style-name="Table31.A5" office:value-type="string">
            <text:p text:style-name="Snippet">Object .strlen </text:p>
          </table:table-cell>
          <table:table-cell table:style-name="Table31.A1" office:value-type="string">
            <text:p text:style-name="P17">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51282020"/>.to_f<text:alphabetical-index-mark-end text:id="IMark151282020"/>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5">Code</text:p>
          </table:table-cell>
          <table:table-cell table:style-name="Table32.B2" office:value-type="string">
            <text:p text:style-name="P15">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able:table-row>
          <table:table-cell table:style-name="Table33.A1" table:number-columns-spanned="2" office:value-type="string">
            <text:h text:style-name="Heading_20_3" text:outline-level="3">[an_object] <text:alphabetical-index-mark-start text:id="IMark151282020"/>.to_f!<text:alphabetical-index-mark-end text:id="IMark151282020"/>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5">Code</text:p>
          </table:table-cell>
          <table:table-cell table:style-name="Table33.B2" office:value-type="string">
            <text:p text:style-name="P15">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2">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51282020"/>.to_i<text:alphabetical-index-mark-end text:id="IMark151282020"/>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5">Code</text:p>
          </table:table-cell>
          <table:table-cell table:style-name="Table34.B2" office:value-type="string">
            <text:p text:style-name="P15">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51282020"/>.to_i!<text:alphabetical-index-mark-end text:id="IMark151282020"/> [an_integer]</text:h>
            <text:p text:style-name="P3"><text:soft-page-break/><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5">Code</text:p>
          </table:table-cell>
          <table:table-cell table:style-name="Table35.B2" office:value-type="string">
            <text:p text:style-name="P15">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2">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3" text:outline-level="3">[an_object] <text:alphabetical-index-mark-start text:id="IMark151282020"/>.to_n<text:alphabetical-index-mark-end text:id="IMark151282020"/>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5">Code</text:p>
          </table:table-cell>
          <table:table-cell table:style-name="Table36.B2" office:value-type="string">
            <text:p text:style-name="P15">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51282020"/>.to_n!<text:alphabetical-index-mark-end text:id="IMark151282020"/>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5">Code</text:p>
          </table:table-cell>
          <table:table-cell table:style-name="Table37.B2" office:value-type="string">
            <text:p text:style-name="P15">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2">Cannot convert a String instance to a Numeric instance</text:p>
          </table:table-cell>
        </table:table-row>
      </table:table>
      <text:p text:style-name="Text_20_body"><text:soft-page-break/></text:p>
      <table:table table:name="Table38" table:style-name="Table38">
        <table:table-column table:style-name="Table38.A"/>
        <table:table-column table:style-name="Table38.B"/>
        <table:table-row>
          <table:table-cell table:style-name="Table38.A1" table:number-columns-spanned="2" office:value-type="string">
            <text:h text:style-name="Heading_20_3" text:outline-level="3">[an_object] <text:alphabetical-index-mark-start text:id="IMark151282020"/>.to_r<text:alphabetical-index-mark-end text:id="IMark151282020"/>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5">Code</text:p>
          </table:table-cell>
          <table:table-cell table:style-name="Table38.B2" office:value-type="string">
            <text:p text:style-name="P15">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51282020"/>.to_r!<text:alphabetical-index-mark-end text:id="IMark151282020"/>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5">Code</text:p>
          </table:table-cell>
          <table:table-cell table:style-name="Table39.B2" office:value-type="string">
            <text:p text:style-name="P15">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2">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51282020"/>.to_s<text:alphabetical-index-mark-end text:id="IMark151282020"/>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5">Code</text:p>
          </table:table-cell>
          <table:table-cell table:style-name="Table40.B2" office:value-type="string">
            <text:p text:style-name="P15">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table-cell table:style-name="Table41.A1" table:number-columns-spanned="2" office:value-type="string">
            <text:h text:style-name="Heading_20_3" text:outline-level="3">[an_object] <text:alphabetical-index-mark-start text:id="IMark151282020"/>.to_x<text:alphabetical-index-mark-end text:id="IMark151282020"/>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5">Code</text:p>
          </table:table-cell>
          <table:table-cell table:style-name="Table41.B2" office:value-type="string">
            <text:p text:style-name="P15">Result</text:p>
          </table:table-cell>
        </table:table-row>
        <table:table-row>
          <table:table-cell table:style-name="Table41.A2" office:value-type="string">
            <text:p text:style-name="Snippet">5 .to_x</text:p>
          </table:table-cell>
          <table:table-cell table:style-name="Table41.B2" office:value-type="string">
            <text:p text:style-name="P17">5+0i</text:p>
          </table:table-cell>
        </table:table-row>
        <table:table-row>
          <table:table-cell table:style-name="Table41.A2" office:value-type="string">
            <text:p text:style-name="Snippet">5.2 .to_x</text:p>
          </table:table-cell>
          <table:table-cell table:style-name="Table41.B2" office:value-type="string">
            <text:p text:style-name="P17">5.2+0i</text:p>
          </table:table-cell>
        </table:table-row>
        <table:table-row>
          <table:table-cell table:style-name="Table41.A2" office:value-type="string">
            <text:p text:style-name="Snippet">“5” .to_x</text:p>
          </table:table-cell>
          <table:table-cell table:style-name="Table41.B2" office:value-type="string">
            <text:p text:style-name="P17">5+0i</text:p>
          </table:table-cell>
        </table:table-row>
        <table:table-row>
          <table:table-cell table:style-name="Table41.A2" office:value-type="string">
            <text:p text:style-name="Snippet">1+2i .to_x</text:p>
          </table:table-cell>
          <table:table-cell table:style-name="Table41.B2" office:value-type="string">
            <text:p text:style-name="P17">1+2i</text:p>
          </table:table-cell>
        </table:table-row>
        <table:table-row>
          <table:table-cell table:style-name="Table41.A2" office:value-type="string">
            <text:p text:style-name="Snippet">“apple” .to_x</text:p>
          </table:table-cell>
          <table:table-cell table:style-name="Table41.B2" office:value-type="string">
            <text:p text:style-name="P17">nil</text:p>
          </table:table-cell>
        </table:table-row>
      </table:table>
      <text:p text:style-name="P3"/>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51282020"/>.to_x!<text:alphabetical-index-mark-end text:id="IMark151282020"/>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5">Code</text:p>
          </table:table-cell>
          <table:table-cell table:style-name="Table42.B2" office:value-type="string">
            <text:p text:style-name="P15">Result</text:p>
          </table:table-cell>
        </table:table-row>
        <table:table-row table:style-name="Table42.1">
          <table:table-cell table:style-name="Table42.A2" office:value-type="string">
            <text:p text:style-name="Snippet">5 .to_x!</text:p>
          </table:table-cell>
          <table:table-cell table:style-name="Table42.B2" office:value-type="string">
            <text:p text:style-name="P17">5+0i</text:p>
          </table:table-cell>
        </table:table-row>
        <table:table-row table:style-name="Table42.1">
          <table:table-cell table:style-name="Table42.A2" office:value-type="string">
            <text:p text:style-name="Snippet">5.2 .to_x!</text:p>
          </table:table-cell>
          <table:table-cell table:style-name="Table42.B2" office:value-type="string">
            <text:p text:style-name="P17">5.2+0i</text:p>
          </table:table-cell>
        </table:table-row>
        <table:table-row table:style-name="Table42.1">
          <table:table-cell table:style-name="Table42.A2" office:value-type="string">
            <text:p text:style-name="Snippet">“5” .to_x!</text:p>
          </table:table-cell>
          <table:table-cell table:style-name="Table42.B2" office:value-type="string">
            <text:p text:style-name="P17">5+0i</text:p>
          </table:table-cell>
        </table:table-row>
        <table:table-row table:style-name="Table42.1">
          <table:table-cell table:style-name="Table42.A2" office:value-type="string">
            <text:p text:style-name="Snippet">1+2i .to_x!</text:p>
          </table:table-cell>
          <table:table-cell table:style-name="Table42.B2" office:value-type="string">
            <text:p text:style-name="P17">1+2i</text:p>
          </table:table-cell>
        </table:table-row>
        <table:table-row table:style-name="Table42.1">
          <table:table-cell table:style-name="Table42.A2" office:value-type="string">
            <text:p text:style-name="Snippet">“apple” .to_x!</text:p>
          </table:table-cell>
          <table:table-cell table:style-name="Table42.B2" office:value-type="string">
            <text:p text:style-name="P23">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51282020"/>&lt;&gt;<text:alphabetical-index-mark-end text:id="IMark151282020"/> [a_boolean]</text:h>
            <text:p text:style-name="P3"><text:span text:style-name="T1">Routing:</text:span> NOS</text:p>
            <text:p text:style-name="P3">Return true if object_a does not equal object_b, else return false.</text:p>
          </table:table-cell>
          <table:covered-table-cell/>
        </table:table-row>
        <table:table-row table:style-name="Table23.2">
          <table:table-cell table:style-name="Table23.A2" office:value-type="string">
            <text:p text:style-name="P15">Code</text:p>
          </table:table-cell>
          <table:table-cell table:style-name="Table23.B2" office:value-type="string">
            <text:p text:style-name="P15">Result</text:p>
          </table:table-cell>
        </table:table-row>
        <table:table-row table:style-name="Table23.2">
          <table:table-cell table:style-name="Table23.A2" office:value-type="string">
            <text:p text:style-name="Snippet"/>
          </table:table-cell>
          <table:table-cell table:style-name="Table23.B2" office:value-type="string">
            <text:p text:style-name="P17"/>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51282020"/>=<text:alphabetical-index-mark-end text:id="IMark151282020"/> [a_boolean]</text:h>
            <text:p text:style-name="P3"><text:span text:style-name="T1">Routing:</text:span> NOS</text:p>
            <text:p text:style-name="P3">Return true if object_a is equal to object_b, else return false.</text:p>
          </table:table-cell>
          <table:covered-table-cell/>
        </table:table-row>
        <table:table-row table:style-name="Table43.2">
          <table:table-cell table:style-name="Table43.A2" office:value-type="string">
            <text:p text:style-name="P15">Code</text:p>
          </table:table-cell>
          <table:table-cell table:style-name="Table43.B2" office:value-type="string">
            <text:p text:style-name="P15">Result</text:p>
          </table:table-cell>
        </table:table-row>
        <table:table-row table:style-name="Table43.2">
          <table:table-cell table:style-name="Table43.A2" office:value-type="string">
            <text:p text:style-name="Snippet"/>
          </table:table-cell>
          <table:table-cell table:style-name="Table43.B2" office:value-type="string">
            <text:p text:style-name="P17"/>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51282020"/>^^<text:alphabetical-index-mark-end text:id="IMark151282020"/>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5">Code</text:p>
          </table:table-cell>
          <table:table-cell table:style-name="Table44.B2" office:value-type="string">
            <text:p text:style-name="P15">Result</text:p>
          </table:table-cell>
        </table:table-row>
        <table:table-row table:style-name="Table44.2">
          <table:table-cell table:style-name="Table44.A2" office:value-type="string">
            <text:p text:style-name="Snippet"/>
          </table:table-cell>
          <table:table-cell table:style-name="Table44.B2" office:value-type="string">
            <text:p text:style-name="P17"/>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51282020"/>distinct?<text:alphabetical-index-mark-end text:id="IMark151282020"/>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5">Code</text:p>
          </table:table-cell>
          <table:table-cell table:style-name="Table46.B2" office:value-type="string">
            <text:p text:style-name="P1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7">true</text:p>
          </table:table-cell>
        </table:table-row>
        <table:table-row table:style-name="Table46.1">
          <table:table-cell table:style-name="Table46.A2" office:value-type="string">
            <text:p text:style-name="Snippet">4 4 distinct?</text:p>
          </table:table-cell>
          <table:table-cell table:style-name="Table46.B2" office:value-type="string">
            <text:p text:style-name="P17">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17">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7">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7">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 text:outline-level="3">[object_a object_b] <text:alphabetical-index-mark-start text:id="IMark151282020"/>identical?<text:alphabetical-index-mark-end text:id="IMark151282020"/>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5">Code</text:p>
          </table:table-cell>
          <table:table-cell table:style-name="Table47.B2" office:value-type="string">
            <text:p text:style-name="P1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7">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7">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7">true</text:p>
          </table:table-cell>
        </table:table-row>
        <text:soft-page-break/>
        <table:table-row table:style-name="Table47.1">
          <table:table-cell table:style-name="Table47.A2" office:value-type="string">
            <text:p text:style-name="Snippet">“hi” “ho” identical?</text:p>
          </table:table-cell>
          <table:table-cell table:style-name="Table47.B2" office:value-type="string">
            <text:p text:style-name="P17">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7">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51282020"/>max<text:alphabetical-index-mark-end text:id="IMark151282020"/>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5">Code</text:p>
          </table:table-cell>
          <table:table-cell table:style-name="Table48.B2" office:value-type="string">
            <text:p text:style-name="P15">Result</text:p>
          </table:table-cell>
        </table:table-row>
        <table:table-row table:style-name="Table48.1">
          <table:table-cell table:style-name="Table48.A2" office:value-type="string">
            <text:p text:style-name="Snippet">4 5 max</text:p>
          </table:table-cell>
          <table:table-cell table:style-name="Table48.B2" office:value-type="string">
            <text:p text:style-name="P17">5</text:p>
          </table:table-cell>
        </table:table-row>
        <table:table-row table:style-name="Table48.1">
          <table:table-cell table:style-name="Table48.A2" office:value-type="string">
            <text:p text:style-name="Snippet">4 “5” max</text:p>
          </table:table-cell>
          <table:table-cell table:style-name="Table48.B2" office:value-type="string">
            <text:p text:style-name="P17">“5”</text:p>
          </table:table-cell>
        </table:table-row>
        <table:table-row table:style-name="Table48.1">
          <table:table-cell table:style-name="Table48.A2" office:value-type="string">
            <text:p text:style-name="Snippet">4 2 max</text:p>
          </table:table-cell>
          <table:table-cell table:style-name="Table48.B2" office:value-type="string">
            <text:p text:style-name="P17">4</text:p>
          </table:table-cell>
        </table:table-row>
        <table:table-row table:style-name="Table48.1">
          <table:table-cell table:style-name="Table48.A2" office:value-type="string">
            <text:p text:style-name="Snippet">4 “apple” max</text:p>
          </table:table-cell>
          <table:table-cell table:style-name="Table48.B2" office:value-type="string">
            <text:p text:style-name="P23">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51282020"/>min<text:alphabetical-index-mark-end text:id="IMark15128202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5">Code</text:p>
          </table:table-cell>
          <table:table-cell table:style-name="Table49.B2" office:value-type="string">
            <text:p text:style-name="P15">Result</text:p>
          </table:table-cell>
        </table:table-row>
        <table:table-row table:style-name="Table49.1">
          <table:table-cell table:style-name="Table49.A2" office:value-type="string">
            <text:p text:style-name="Snippet">4 5 min</text:p>
          </table:table-cell>
          <table:table-cell table:style-name="Table49.B2" office:value-type="string">
            <text:p text:style-name="P17">4</text:p>
          </table:table-cell>
        </table:table-row>
        <table:table-row table:style-name="Table49.1">
          <table:table-cell table:style-name="Table49.A2" office:value-type="string">
            <text:p text:style-name="Snippet">4 “5” min</text:p>
          </table:table-cell>
          <table:table-cell table:style-name="Table49.B2" office:value-type="string">
            <text:p text:style-name="P17">4</text:p>
          </table:table-cell>
        </table:table-row>
        <table:table-row table:style-name="Table49.1">
          <table:table-cell table:style-name="Table49.A2" office:value-type="string">
            <text:p text:style-name="Snippet">4 2 min</text:p>
          </table:table-cell>
          <table:table-cell table:style-name="Table49.B2" office:value-type="string">
            <text:p text:style-name="P17">2</text:p>
          </table:table-cell>
        </table:table-row>
        <table:table-row table:style-name="Table49.1">
          <table:table-cell table:style-name="Table49.A2" office:value-type="string">
            <text:p text:style-name="Snippet">4 “apple” min</text:p>
          </table:table-cell>
          <table:table-cell table:style-name="Table49.B2" office:value-type="string">
            <text:p text:style-name="P23">Cannot coerce a String instance to an Integer instance</text:p>
          </table:table-cell>
        </table:table-row>
      </table:table>
      <text:p text:style-name="Text_20_body"/>
      <table:table table:name="Table45" table:style-name="Table45">
        <table:table-column table:style-name="Table45.A"/>
        <table:table-column table:style-name="Table45.B"/>
        <table:table-row>
          <table:table-cell table:style-name="Table45.A1" table:number-columns-spanned="2" office:value-type="string">
            <text:h text:style-name="Heading_20_3" text:outline-level="3">[an_object] <text:alphabetical-index-mark-start text:id="IMark151282020"/>nil&lt;&gt;<text:alphabetical-index-mark-end text:id="IMark151282020"/> [true]</text:h>
            <text:p text:style-name="Text_20_body"><text:span text:style-name="T1">Routing:</text:span> TOS</text:p>
            <text:p text:style-name="P3">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5">Code</text:p>
          </table:table-cell>
          <table:table-cell table:style-name="Table45.B2" office:value-type="string">
            <text:p text:style-name="P15">Result</text:p>
          </table:table-cell>
        </table:table-row>
        <table:table-row table:style-name="Table45.2">
          <table:table-cell table:style-name="Table45.A2" office:value-type="string">
            <text:p text:style-name="Snippet"/>
          </table:table-cell>
          <table:table-cell table:style-name="Table45.B2" office:value-type="string">
            <text:p text:style-name="P17"/>
          </table:table-cell>
        </table:table-row>
      </table:table>
      <text:p text:style-name="Text_20_body"/>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 text:outline-level="3">[an_object] <text:alphabetical-index-mark-start text:id="IMark151282020"/>nil=<text:alphabetical-index-mark-end text:id="IMark15128202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5">Code</text:p>
          </table:table-cell>
          <table:table-cell table:style-name="Table50.B2" office:value-type="string">
            <text:p text:style-name="P15">Result</text:p>
          </table:table-cell>
        </table:table-row>
        <table:table-row table:style-name="Table50.2">
          <table:table-cell table:style-name="Table50.A2" office:value-type="string">
            <text:p text:style-name="Snippet"/>
          </table:table-cell>
          <table:table-cell table:style-name="Table50.B2" office:value-type="string">
            <text:p text:style-name="P17"/>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51282020"/>not<text:alphabetical-index-mark-end text:id="IMark15128202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5">Code</text:p>
          </table:table-cell>
          <table:table-cell table:style-name="Table51.B2" office:value-type="string">
            <text:p text:style-name="P15">Result</text:p>
          </table:table-cell>
        </table:table-row>
        <table:table-row table:style-name="Table51.2">
          <table:table-cell table:style-name="Table51.A2" office:value-type="string">
            <text:p text:style-name="Snippet"/>
          </table:table-cell>
          <table:table-cell table:style-name="Table51.B2" office:value-type="string">
            <text:p text:style-name="P17"/>
          </table:table-cell>
        </table:table-row>
      </table:table>
      <text:p text:style-name="Text_20_body"/>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 text:outline-level="3">[object_a object_b] <text:alphabetical-index-mark-start text:id="IMark151282020"/>||<text:alphabetical-index-mark-end text:id="IMark151282020"/> [true]</text:h>
            <text:p text:style-name="P3"><text:span text:style-name="T1">Routing:</text:span> NOS.</text:p>
            <text:p text:style-name="P3">Logical, inclusive OR for the case where the first operand is true. This is true.</text:p>
          </table:table-cell>
          <table:covered-table-cell/>
        </table:table-row>
        <table:table-row table:style-name="Table52.1">
          <table:table-cell table:style-name="Table52.A2" office:value-type="string">
            <text:p text:style-name="P15">Code</text:p>
          </table:table-cell>
          <table:table-cell table:style-name="Table52.B2" office:value-type="string">
            <text:p text:style-name="P15">Result</text:p>
          </table:table-cell>
        </table:table-row>
        <table:table-row table:style-name="Table52.1">
          <table:table-cell table:style-name="Table52.A2" office:value-type="string">
            <text:p text:style-name="Snippet"/>
          </table:table-cell>
          <table:table-cell table:style-name="Table52.B2" office:value-type="string">
            <text:p text:style-name="P17"/>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51282404"/>OutStream<text:alphabetical-index-mark-end text:id="IMark151282404"/></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51282404"/>Procedure<text:alphabetical-index-mark-end text:id="IMark151282404"/></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51282404"/>Queue<text:alphabetical-index-mark-end text:id="IMark151282404"/></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51282404"/>Rational<text:alphabetical-index-mark-end text:id="IMark151282404"/></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59" text:note-class="footnote"><text:note-citation>59</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4">Literal<text:note text:id="ftn60" text:note-class="footnote"><text:note-citation>60</text:note-citation><text:note-body><text:p text:style-name="Footnote">No spaces are permitted within the literal.</text:p></text:note-body></text:note></text:p>
          </table:table-cell>
          <table:table-cell table:style-name="Table6.B1" office:value-type="string">
            <text:p text:style-name="P14">Value<text:note text:id="ftn61" text:note-class="footnote"><text:note-citation>61</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4">1/2</text:p>
          </table:table-cell>
          <table:table-cell table:style-name="Table6.B2" office:value-type="string">
            <text:p text:style-name="P13">1/2</text:p>
          </table:table-cell>
        </table:table-row>
        <table:table-row>
          <table:table-cell table:style-name="Table6.A2" office:value-type="string">
            <text:p text:style-name="P24">1.2/3</text:p>
          </table:table-cell>
          <table:table-cell table:style-name="Table6.B2" office:value-type="string">
            <text:p text:style-name="P13">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51282260"/>.split<text:alphabetical-index-mark-end text:id="IMark15128226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5">Code</text:p>
          </table:table-cell>
          <table:table-cell table:style-name="Table18.B2" office:value-type="string">
            <text:p text:style-name="P15">Result</text:p>
          </table:table-cell>
        </table:table-row>
        <table:table-row table:style-name="Table18.1">
          <table:table-cell table:style-name="Table18.A2" office:value-type="string">
            <text:p text:style-name="P17">1/2 .split</text:p>
          </table:table-cell>
          <table:table-cell table:style-name="Table18.B2" office:value-type="string">
            <text:p text:style-name="P17">1 <text:s/>2</text:p>
          </table:table-cell>
        </table:table-row>
        <table:table-row table:style-name="Table18.1">
          <table:table-cell table:style-name="Table18.A2" office:value-type="string">
            <text:p text:style-name="P17">3/4 .split</text:p>
          </table:table-cell>
          <table:table-cell table:style-name="Table18.B2" office:value-type="string">
            <text:p text:style-name="P17">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51282692"/>Stack<text:alphabetical-index-mark-end text:id="IMark151282692"/></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51282692"/>String<text:alphabetical-index-mark-end text:id="IMark151282692"/></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51282692"/>Thread<text:alphabetical-index-mark-end text:id="IMark151282692"/></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51282692"/><text:alphabetical-index-mark-start text:id="IMark151282644"/><text:alphabetical-index-mark-start text:id="IMark151282596"/>TrueClass<text:alphabetical-index-mark-end text:id="IMark151282596"/><text:alphabetical-index-mark-end text:id="IMark151282644"/><text:alphabetical-index-mark-end text:id="IMark151282692"/></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48"/>
      <text:h text:style-name="Heading_20_1" text:outline-level="1"><text:alphabetical-index-mark-start text:id="IMark151282692"/>VirtualMachine<text:alphabetical-index-mark-end text:id="IMark151282692"/></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nil <text:s text:c="6"/>true</text:p>
      <text:p text:style-name="Code">" <text:s text:c="8"/>)quit <text:s text:c="4"/>.append{ <text:s/>?dup <text:s text:c="5"/>dup <text:s text:c="6"/>nip <text:s text:c="6"/>try</text:p>
      <text:p text:style-name="Code">)" <text:s text:c="7"/>)restart <text:s/>.create{ <text:s/>[ <text:s text:c="8"/>e <text:s text:c="8"/>over <text:s text:c="5"/>tuck</text:p>
      <text:p text:style-name="Code">)classes <text:s/>)show <text:s text:c="4"/>.dump <text:s text:c="4"/>accept <text:s text:c="3"/>epsilon <text:s text:c="2"/>pause <text:s text:c="4"/>val#:</text:p>
      <text:p text:style-name="Code">)context <text:s/>)start <text:s text:c="3"/>.each{ <text:s text:c="3"/>accept" <text:s text:c="2"/>f" <text:s text:c="7"/>pi <text:s text:c="7"/>val$:</text:p>
      <text:p text:style-name="Code">)context! )threads <text:s/>.elapsed <text:s/>begin <text:s text:c="4"/>false <text:s text:c="4"/>pick <text:s text:c="5"/>var#:</text:p>
      <text:p text:style-name="Code">)debug <text:s text:c="3"/>)time <text:s text:c="4"/>.map{ <text:s text:c="4"/>class: <text:s text:c="3"/>if <text:s text:c="7"/>rational <text:s/>var$:</text:p>
      <text:p text:style-name="Code">)elapsed <text:s/>)unmap" <text:s text:c="2"/>.new{ <text:s text:c="4"/>clear <text:s text:c="4"/>infinity <text:s/>rot <text:s text:c="6"/>vm</text:p>
      <text:p text:style-name="Code">)entries <text:s/>)version <text:s/>.open{ <text:s text:c="3"/>clone <text:s text:c="4"/>load" <text:s text:c="4"/>self <text:s text:c="5"/>{</text:p>
      <text:p text:style-name="Code">)globals <text:s/>)vm <text:s text:c="6"/>.restart <text:s/>complex <text:s text:c="2"/>max_float space <text:s text:c="4"/>{{</text:p>
      <text:p text:style-name="Code">)irb <text:s text:c="5"/>)vm! <text:s text:c="5"/>.select{ <text:s/>copy <text:s text:c="5"/>max_num <text:s text:c="2"/>spaces</text:p>
      <text:p text:style-name="Code">)load" <text:s text:c="3"/>)words <text:s text:c="3"/>.start <text:s text:c="3"/>cr <text:s text:c="7"/>min_float swap</text:p>
      <text:p text:style-name="Code">)map" <text:s text:c="4"/>-infinity .vm_name <text:s/>do <text:s text:c="7"/>min_num <text:s text:c="2"/>switch</text:p>
      <text:p text:style-name="Code">)nodebug <text:s/>.: <text:s text:c="7"/>.with{ <text:s text:c="3"/>dpr <text:s text:c="6"/>nan <text:s text:c="6"/>throw"</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51282260"/>.:<text:alphabetical-index-mark-end text:id="IMark151282260"/> method_name … ; []</text:h>
            <text:p text:style-name="Text_20_body">Routing: VM</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17">(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17">(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17">(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9">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19">(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9">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19">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51282260"/>super<text:alphabetical-index-mark-end text:id="IMark151282260"/>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17">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5">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51282260"/>val:<text:alphabetical-index-mark-end text:id="IMark151282260"/>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17">(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51282260"/>var:<text:alphabetical-index-mark-end text:id="IMark151282260"/>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17">(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51282260"/>val@:<text:alphabetical-index-mark-end text:id="IMark151282260"/>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17">(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51282260"/>var@:<text:alphabetical-index-mark-end text:id="IMark151282260"/>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17">(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51282260"/>;<text:alphabetical-index-mark-end text:id="IMark151282260"/> []</text:h>
            <text:p text:style-name="Text_20_body">Routing:<text:span text:style-name="T12"> Compiler Context.</text:span></text:p>
            <text:p text:style-name="P3">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51282260"/>.::<text:alphabetical-index-mark-end text:id="IMark151282260"/> []</text:h>
            <text:p text:style-name="P3"><text:span text:style-name="T1">Routing:</text:span> VM.</text:p>
            <text:p text:style-name="P3">Start defining an exclusive (singleton in Ruby parlance) method on the receiver object. The form of this definition takes the form:</text:p>
            <text:p text:style-name="Code">&lt;an object&gt; .:: &lt;method name&gt; &lt;code goes here&gt; ;</text:p>
            <text:p text:style-name="P50"/>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51282260"/>inst:<text:alphabetical-index-mark-end text:id="IMark151282260"/>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51282260"/>local:<text:alphabetical-index-mark-end text:id="IMark151282260"/>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51282260"/>super<text:alphabetical-index-mark-end text:id="IMark151282260"/>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51282260"/>;<text:alphabetical-index-mark-end text:id="IMark151282260"/>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nip</text:p>
      <text:p text:style-name="Text_20_body">over</text:p>
      <text:p text:style-name="Text_20_body">pause</text:p>
      <text:p text:style-name="Text_20_body">pi</text:p>
      <text:p text:style-name="Text_20_body"><text:soft-page-break/>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51282692"/>Commands<text:alphabetical-index-mark-end text:id="IMark151282692"/></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text:soft-page-break/>)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hypot <text:s text:c="8"/>.right <text:s text:c="8"/>1+</text:p>
      <text:p text:style-name="Code">!: <text:s text:c="12"/>.[]@ <text:s text:c="10"/>.imaginary <text:s text:c="4"/>.right? <text:s text:c="7"/>1-</text:p>
      <text:p text:style-name="Code">" <text:s text:c="13"/>.abs <text:s text:c="10"/>.init <text:s text:c="9"/>.rjust <text:s text:c="8"/>2*</text:p>
      <text:p text:style-name="Code">&amp;&amp; <text:s text:c="12"/>.acos <text:s text:c="9"/>.is_class? <text:s text:c="4"/>.round <text:s text:c="8"/>2+</text:p>
      <text:p text:style-name="Code">)" <text:s text:c="12"/>.acosh <text:s text:c="8"/>.join <text:s text:c="9"/>.rstrip <text:s text:c="7"/>2-</text:p>
      <text:p text:style-name="Code">)classes <text:s text:c="6"/>.alive? <text:s text:c="7"/>.keys <text:s text:c="9"/>.select{ <text:s text:c="6"/>2/</text:p>
      <text:p text:style-name="Code">)context <text:s text:c="6"/>.angle <text:s text:c="8"/>.lcm <text:s text:c="10"/>.shuffle <text:s text:c="6"/>:</text:p>
      <text:p text:style-name="Code">)context! <text:s text:c="5"/>.append <text:s text:c="7"/>.left <text:s text:c="9"/>.sin <text:s text:c="10"/>&lt;</text:p>
      <text:p text:style-name="Code">)debug <text:s text:c="8"/>.append{ <text:s text:c="6"/>.left? <text:s text:c="8"/>.sinh <text:s text:c="9"/>&lt;&lt;</text:p>
      <text:p text:style-name="Code">)elapsed <text:s text:c="6"/>.asin <text:s text:c="9"/>.length <text:s text:c="7"/>.sleep <text:s text:c="8"/>&lt;=</text:p>
      <text:p text:style-name="Code"><text:alphabetical-index-mark-start text:id="IMark151282692"/>)entries<text:alphabetical-index-mark-end text:id="IMark151282692"/> <text:s text:c="6"/>.asinh <text:s text:c="8"/>.lines <text:s text:c="8"/>.sort <text:s text:c="9"/>&lt;=&gt;</text:p>
      <text:p text:style-name="Code">)globals <text:s text:c="6"/>.atan <text:s text:c="9"/>.list <text:s text:c="9"/>.space <text:s text:c="8"/>&lt;&gt;</text:p>
      <text:p text:style-name="Code">)irb <text:s text:c="10"/>.atan2 <text:s text:c="8"/>.ljust <text:s text:c="8"/>.spaces <text:s text:c="7"/>=</text:p>
      <text:p text:style-name="Code">)load" <text:s text:c="8"/>.atanh <text:s text:c="8"/>.ln <text:s text:c="11"/>.split <text:s text:c="8"/>&gt;</text:p>
      <text:p text:style-name="Code">)map" <text:s text:c="9"/>.c2p <text:s text:c="10"/>.load <text:s text:c="9"/>.sqr <text:s text:c="10"/>&gt;=</text:p>
      <text:p text:style-name="Code">)methods <text:s text:c="6"/>.call <text:s text:c="9"/>.log10 <text:s text:c="8"/>.sqrt <text:s text:c="9"/>&gt;&gt;</text:p>
      <text:p text:style-name="Code">)nodebug <text:s text:c="6"/>.cbrt <text:s text:c="9"/>.log2 <text:s text:c="9"/>.start <text:s text:c="8"/>?dup</text:p>
      <text:p text:style-name="Code">)noshow <text:s text:c="7"/>.ceil <text:s text:c="9"/>.lstrip <text:s text:c="7"/>.status <text:s text:c="7"/>@</text:p>
      <text:p text:style-name="Code">)quit <text:s text:c="9"/>.cjust <text:s text:c="8"/>.magnitude <text:s text:c="4"/>.strip <text:s text:c="8"/>Array</text:p>
      <text:p text:style-name="Code">)restart <text:s text:c="6"/>.class <text:s text:c="8"/>.main <text:s text:c="9"/>.strlen <text:s text:c="7"/>Bignum</text:p>
      <text:p text:style-name="Code">)show <text:s text:c="9"/>.clear <text:s text:c="8"/>.map{ <text:s text:c="9"/>.strmax <text:s text:c="7"/>Class</text:p>
      <text:p text:style-name="Code">)start <text:s text:c="8"/>.clone <text:s text:c="8"/>.max <text:s text:c="10"/>.strmax2 <text:s text:c="6"/>Complex</text:p>
      <text:p text:style-name="Code">)stubs <text:s text:c="8"/>.close <text:s text:c="8"/>.mid <text:s text:c="10"/>.subclass: <text:s text:c="4"/>FalseClass</text:p>
      <text:p text:style-name="Code">)threads <text:s text:c="6"/>.conjugate <text:s text:c="4"/>.mid? <text:s text:c="9"/>.tan <text:s text:c="10"/>Fixnum</text:p>
      <text:p text:style-name="Code">)time <text:s text:c="9"/>.copy <text:s text:c="9"/>.midlr <text:s text:c="8"/>.tanh <text:s text:c="9"/>Float</text:p>
      <text:p text:style-name="Code">)unmap" <text:s text:c="7"/>.cos <text:s text:c="10"/>.min <text:s text:c="10"/>.to_f <text:s text:c="9"/>Hash</text:p>
      <text:p text:style-name="Code">)version <text:s text:c="6"/>.cosh <text:s text:c="9"/>.name <text:s text:c="9"/>.to_f! <text:s text:c="8"/>InStream</text:p>
      <text:p text:style-name="Code">)vm <text:s text:c="11"/>.cr <text:s text:c="11"/>.new <text:s text:c="10"/>.to_i <text:s text:c="9"/>Integer</text:p>
      <text:p text:style-name="Code">)vm! <text:s text:c="10"/>.create <text:s text:c="7"/>.new_size <text:s text:c="5"/>.to_i! <text:s text:c="8"/>MaxNumeric</text:p>
      <text:p text:style-name="Code">)words <text:s text:c="8"/>.create{ <text:s text:c="6"/>.new_value <text:s text:c="4"/>.to_lower <text:s text:c="5"/>MinNumeric</text:p>
      <text:p text:style-name="Code">* <text:s text:c="13"/>.cube <text:s text:c="9"/>.new_values <text:s text:c="3"/>.to_n <text:s text:c="9"/>NilClass</text:p>
      <text:p text:style-name="Code">** <text:s text:c="12"/>.current <text:s text:c="6"/>.new{ <text:s text:c="9"/>.to_n! <text:s text:c="8"/>Numeric</text:p>
      <text:p text:style-name="Code">+ <text:s text:c="13"/>.d2r <text:s text:c="10"/>.numerator <text:s text:c="4"/>.to_r <text:s text:c="9"/>Object</text:p>
      <text:p text:style-name="Code">- <text:s text:c="13"/>.denominator <text:s text:c="2"/>.odd? <text:s text:c="9"/>.to_r! <text:s text:c="8"/>OutStream</text:p>
      <text:p text:style-name="Code">-infinity <text:s text:c="5"/>.dump <text:s text:c="9"/>.open <text:s text:c="9"/>.to_s <text:s text:c="9"/>Procedure</text:p>
      <text:p text:style-name="Code">. <text:s text:c="13"/>.e** <text:s text:c="10"/>.open{ <text:s text:c="8"/>.to_upper <text:s text:c="5"/>Queue</text:p>
      <text:p text:style-name="Code">." <text:s text:c="12"/>.each{ <text:s text:c="8"/>.p2c <text:s text:c="10"/>.to_x <text:s text:c="9"/>Rational</text:p>
      <text:p text:style-name="Code">.+left <text:s text:c="8"/>.elapsed <text:s text:c="6"/>.parent_class <text:s/>.to_x! <text:s text:c="8"/>Stack</text:p>
      <text:p text:style-name="Code">.+mid <text:s text:c="9"/>.emit <text:s text:c="9"/>.peek <text:s text:c="9"/>.values <text:s text:c="7"/>String</text:p>
      <text:p text:style-name="Code">.+midlr <text:s text:c="7"/>.empty? <text:s text:c="7"/>.pend <text:s text:c="9"/>.vm <text:s text:c="11"/>Thread</text:p>
      <text:p text:style-name="Code">.+right <text:s text:c="7"/>.eval <text:s text:c="9"/>.polar <text:s text:c="8"/>.vm_name <text:s text:c="6"/>TrueClass</text:p>
      <text:p text:style-name="Code">.-left <text:s text:c="8"/>.even? <text:s text:c="8"/>.pop <text:s text:c="10"/>.with{ <text:s text:c="8"/>VirtualMachine</text:p>
      <text:p text:style-name="Code">.-mid <text:s text:c="9"/>.exit <text:s text:c="9"/>.posn <text:s text:c="9"/>/ <text:s text:c="13"/>[</text:p>
      <text:p text:style-name="Code">.-midlr <text:s text:c="7"/>.floor <text:s text:c="8"/>.pp <text:s text:c="11"/>0&lt; <text:s text:c="12"/>^^</text:p>
      <text:p text:style-name="Code">.-right <text:s text:c="7"/>.fmt <text:s text:c="10"/>.push <text:s text:c="9"/>0&lt;= <text:s text:c="11"/>accept</text:p>
      <text:p text:style-name="Code">.1/x <text:s text:c="10"/>.fmt" <text:s text:c="9"/>.r2d <text:s text:c="10"/>0&lt;=&gt; <text:s text:c="10"/>accept"</text:p>
      <text:p text:style-name="Code">.10** <text:s text:c="9"/>.gcd <text:s text:c="10"/>.raise <text:s text:c="8"/>0&lt;&gt; <text:s text:c="11"/>and</text:p>
      <text:p text:style-name="Code">.2** <text:s text:c="10"/>.get_all <text:s text:c="6"/>.real <text:s text:c="9"/>0= <text:s text:c="12"/>begin</text:p>
      <text:p text:style-name="Code">.: <text:s text:c="12"/>.getc <text:s text:c="9"/>.restart <text:s text:c="6"/>0&gt; <text:s text:c="12"/>class:</text:p>
      <text:p text:style-name="Code">.:: <text:s text:c="11"/>.gets <text:s text:c="9"/>.reverse <text:s text:c="6"/>0&gt;= <text:s text:c="11"/>clear</text:p>
      <text:p text:style-name="Code"/>
      <text:p text:style-name="Code"/>
      <text:p text:style-name="Code"><text:soft-page-break/></text:p>
      <text:p text:style-name="Code">clone <text:s text:c="9"/>false <text:s text:c="9"/>neg <text:s text:c="11"/>self <text:s text:c="10"/>xor</text:p>
      <text:p text:style-name="Code">com <text:s text:c="11"/>identical? <text:s text:c="4"/>nil <text:s text:c="11"/>space <text:s text:c="9"/>{</text:p>
      <text:p text:style-name="Code">complex <text:s text:c="7"/>if <text:s text:c="12"/>nil&lt;&gt; <text:s text:c="9"/>spaces <text:s text:c="8"/>{{</text:p>
      <text:p text:style-name="Code">copy <text:s text:c="10"/>infinity <text:s text:c="6"/>nil= <text:s text:c="10"/>swap <text:s text:c="10"/>||</text:p>
      <text:p text:style-name="Code">cr <text:s text:c="12"/>load" <text:s text:c="9"/>nip <text:s text:c="11"/>switch <text:s text:c="8"/>~</text:p>
      <text:p text:style-name="Code">distinct? <text:s text:c="5"/>max <text:s text:c="11"/>not <text:s text:c="11"/>true <text:s text:c="10"/>~"</text:p>
      <text:p text:style-name="Code">do <text:s text:c="12"/>max_float <text:s text:c="5"/>or <text:s text:c="12"/>try <text:s text:c="11"/>~cr</text:p>
      <text:p text:style-name="Code">dpr <text:s text:c="11"/>max_num <text:s text:c="7"/>over <text:s text:c="10"/>tuck <text:s text:c="10"/>~emit</text:p>
      <text:p text:style-name="Code">drop <text:s text:c="10"/>min <text:s text:c="11"/>pause <text:s text:c="9"/>val#: <text:s text:c="9"/>~getc</text:p>
      <text:p text:style-name="Code">dup <text:s text:c="11"/>min_float <text:s text:c="5"/>pi <text:s text:c="12"/>val$: <text:s text:c="9"/>~gets</text:p>
      <text:p text:style-name="Code">e <text:s text:c="13"/>min_num <text:s text:c="7"/>pick <text:s text:c="10"/>var#: <text:s text:c="9"/>~space</text:p>
      <text:p text:style-name="Code">epsilon <text:s text:c="7"/>mod <text:s text:c="11"/>rational <text:s text:c="6"/>var$: <text:s text:c="9"/>~spaces</text:p>
      <text:p text:style-name="Code">f" <text:s text:c="12"/>nan <text:s text:c="11"/>rot <text:s text:c="11"/>vm</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62" text:note-class="footnote"><text:note-citation>62</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4">Expression Character</text:p>
          </table:table-cell>
          <table:table-cell table:style-name="Table4.B1" office:value-type="string">
            <text:p text:style-name="P15">Description</text:p>
          </table:table-cell>
        </table:table-row>
        <table:table-row>
          <table:table-cell table:style-name="Table4.A2" office:value-type="string">
            <text:p text:style-name="P20">.</text:p>
          </table:table-cell>
          <table:table-cell table:style-name="Table4.B2" office:value-type="string">
            <text:p text:style-name="P17">Any character except newline</text:p>
          </table:table-cell>
        </table:table-row>
        <table:table-row>
          <table:table-cell table:style-name="Table4.A2" office:value-type="string">
            <text:p text:style-name="P20">[A-Z]</text:p>
          </table:table-cell>
          <table:table-cell table:style-name="Table4.B2" office:value-type="string">
            <text:p text:style-name="P17">Any uppercase alphabetical character.</text:p>
          </table:table-cell>
        </table:table-row>
        <table:table-row>
          <table:table-cell table:style-name="Table4.A2" office:value-type="string">
            <text:p text:style-name="P20">[A-Za-z0-9_]</text:p>
          </table:table-cell>
          <table:table-cell table:style-name="Table4.B2" office:value-type="string">
            <text:p text:style-name="P17">Any alphanumeric or underscore character.</text:p>
          </table:table-cell>
        </table:table-row>
        <table:table-row>
          <table:table-cell table:style-name="Table4.A2" office:value-type="string">
            <text:p text:style-name="P20">\.</text:p>
          </table:table-cell>
          <table:table-cell table:style-name="Table4.B2" office:value-type="string">
            <text:p text:style-name="P17">A single '.' character.</text:p>
          </table:table-cell>
        </table:table-row>
        <table:table-row>
          <table:table-cell table:style-name="Table4.A2" office:value-type="string">
            <text:p text:style-name="P20">\/</text:p>
          </table:table-cell>
          <table:table-cell table:style-name="Table4.B2" office:value-type="string">
            <text:p text:style-name="P17">A single '/' character</text:p>
          </table:table-cell>
        </table:table-row>
        <table:table-row>
          <table:table-cell table:style-name="Table4.A2" office:value-type="string">
            <text:p text:style-name="P20">\$</text:p>
          </table:table-cell>
          <table:table-cell table:style-name="Table4.B2" office:value-type="string">
            <text:p text:style-name="P17">A single '$' character.</text:p>
          </table:table-cell>
        </table:table-row>
        <table:table-row>
          <table:table-cell table:style-name="Table4.A2" office:value-type="string">
            <text:p text:style-name="P20">\d</text:p>
          </table:table-cell>
          <table:table-cell table:style-name="Table4.B2" office:value-type="string">
            <text:p text:style-name="P17">A digit (0..9)</text:p>
          </table:table-cell>
        </table:table-row>
        <table:table-row>
          <table:table-cell table:style-name="Table4.A2" office:value-type="string">
            <text:p text:style-name="P20">X*</text:p>
          </table:table-cell>
          <table:table-cell table:style-name="Table4.B2" office:value-type="string">
            <text:p text:style-name="P17">0 or more repetitions of the X expression.</text:p>
          </table:table-cell>
        </table:table-row>
        <table:table-row>
          <table:table-cell table:style-name="Table4.A2" office:value-type="string">
            <text:p text:style-name="P20">X+</text:p>
          </table:table-cell>
          <table:table-cell table:style-name="Table4.B2" office:value-type="string">
            <text:p text:style-name="P17">1 or more repetitions of the X expression.</text:p>
          </table:table-cell>
        </table:table-row>
        <table:table-row>
          <table:table-cell table:style-name="Table4.A2" office:value-type="string">
            <text:p text:style-name="P20">^</text:p>
          </table:table-cell>
          <table:table-cell table:style-name="Table4.B2" office:value-type="string">
            <text:p text:style-name="P17">The beginning of the line or string.</text:p>
          </table:table-cell>
        </table:table-row>
        <table:table-row>
          <table:table-cell table:style-name="Table4.A2" office:value-type="string">
            <text:p text:style-name="P20">$</text:p>
          </table:table-cell>
          <table:table-cell table:style-name="Table4.B2" office:value-type="string">
            <text:p text:style-name="P17">The end of the line or string</text:p>
          </table:table-cell>
        </table:table-row>
        <table:table-row>
          <table:table-cell table:style-name="Table4.A2" office:value-type="string">
            <text:p text:style-name="P18">other</text:p>
          </table:table-cell>
          <table:table-cell table:style-name="Table4.B2" office:value-type="string">
            <text:p text:style-name="P17">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61">A</text:p>
          <text:p text:style-name="P60">again<text:tab/>25</text:p>
          <text:p text:style-name="P60">Archive<text:tab/>12</text:p>
          <text:p text:style-name="P60">Array<text:tab/>53</text:p>
          <text:p text:style-name="P61">B</text:p>
          <text:p text:style-name="P60">begin<text:tab/>24</text:p>
          <text:p text:style-name="P60">bounce<text:tab/>35, 37</text:p>
          <text:p text:style-name="P61">C</text:p>
          <text:p text:style-name="P60">catch<text:tab/>34, 37</text:p>
          <text:p text:style-name="P60">Class<text:tab/>64</text:p>
          <text:p text:style-name="P60">Classes<text:tab/>46</text:p>
          <text:p text:style-name="P60">Commands<text:tab/>65, 114</text:p>
          <text:p text:style-name="P60">Complex<text:tab/>67</text:p>
          <text:p text:style-name="P61">D</text:p>
          <text:p text:style-name="P60">Declarations<text:tab/>26</text:p>
          <text:p text:style-name="P60">Demo.rb<text:tab/>11</text:p>
          <text:p text:style-name="P60">distinct?<text:tab/>95</text:p>
          <text:p text:style-name="P60">do<text:tab/>23</text:p>
          <text:p text:style-name="P60">do_map_name<text:tab/>51</text:p>
          <text:p text:style-name="P60">drop<text:tab/>19</text:p>
          <text:p text:style-name="P60">Duck Typing<text:tab/>26</text:p>
          <text:p text:style-name="P60">dup<text:tab/>19</text:p>
          <text:p text:style-name="P61">E</text:p>
          <text:p text:style-name="P60">else<text:tab/>21</text:p>
          <text:p text:style-name="P61">F</text:p>
          <text:p text:style-name="P60">FalseClass<text:tab/>70</text:p>
          <text:p text:style-name="P60">finally<text:tab/>36p.</text:p>
          <text:p text:style-name="P60">Float<text:tab/>72</text:p>
          <text:p text:style-name="P61">H</text:p>
          <text:p text:style-name="P60">Hash<text:tab/>73</text:p>
          <text:p text:style-name="P61">I</text:p>
          <text:p text:style-name="P60">i<text:tab/>23</text:p>
          <text:p text:style-name="P60">identical?<text:tab/>95</text:p>
          <text:p text:style-name="P60">if<text:tab/>21</text:p>
          <text:p text:style-name="P60">Inheritance<text:tab/>47</text:p>
          <text:p text:style-name="P60">inst:<text:tab/>112</text:p>
          <text:p text:style-name="P60">InStream<text:tab/>76</text:p>
          <text:p text:style-name="P60">Integer<text:tab/>79</text:p>
          <text:p text:style-name="P61">J</text:p>
          <text:p text:style-name="P60">j<text:tab/>23</text:p>
          <text:p text:style-name="P61">K</text:p>
          <text:p text:style-name="P60">Known Issues<text:tab/>11</text:p>
          <text:p text:style-name="P61">L</text:p>
          <text:p text:style-name="P60">Late Binding<text:tab/>47</text:p>
          <text:p text:style-name="P60">local:<text:tab/>112</text:p>
          <text:p text:style-name="P60">loop<text:tab/>23</text:p>
          <text:p text:style-name="P61">M</text:p>
          <text:p text:style-name="P60">max<text:tab/>96</text:p>
          <text:p text:style-name="P60">MaxNumeric<text:tab/>81</text:p>
          <text:p text:style-name="P60">Method Mapping<text:tab/>48</text:p>
          <text:p text:style-name="P60">Methods<text:tab/>47</text:p>
          <text:p text:style-name="P60">min<text:tab/>96</text:p>
          <text:p text:style-name="P60">MinNumeric<text:tab/>82</text:p>
          <text:p text:style-name="P60">Mutation<text:tab/>28</text:p>
          <text:p text:style-name="P61">N</text:p>
          <text:p text:style-name="P60">nil&lt;&gt;<text:tab/>96</text:p>
          <text:p text:style-name="P60">nil=<text:tab/>97</text:p>
          <text:p text:style-name="P60">NilClass<text:tab/>83</text:p>
          <text:p text:style-name="P60">nip<text:tab/>19</text:p>
          <text:p text:style-name="P60">not<text:tab/>97</text:p>
          <text:p text:style-name="P60">Numeric<text:tab/>85</text:p>
          <text:p text:style-name="P61">O</text:p>
          <text:p text:style-name="P60">Object<text:tab/>88</text:p>
          <text:p text:style-name="P60">OutStream<text:tab/>98</text:p>
          <text:p text:style-name="P60">over<text:tab/>19</text:p>
          <text:p text:style-name="P61">P</text:p>
          <text:p text:style-name="P60">pick<text:tab/>19</text:p>
          <text:p text:style-name="P60">Polymorphism<text:tab/>47</text:p>
          <text:p text:style-name="P60">Procedure<text:tab/>100</text:p>
          <text:p text:style-name="P60">Prototypes<text:tab/>47</text:p>
          <text:p text:style-name="P61">Q</text:p>
          <text:p text:style-name="P60">Queue<text:tab/>101</text:p>
          <text:p text:style-name="P61">R</text:p>
          <text:p text:style-name="P60">Rake<text:tab/>11</text:p>
          <text:p text:style-name="P60">Rational<text:tab/>102</text:p>
          <text:p text:style-name="P60">Referencing<text:tab/>27</text:p>
          <text:p text:style-name="P60">repeat<text:tab/>25</text:p>
          <text:p text:style-name="P60">Routing<text:tab/>50</text:p>
          <text:p text:style-name="P61">S</text:p>
          <text:p text:style-name="P60">Scoping<text:tab/>26</text:p>
          <text:p text:style-name="P60">Stack<text:tab/>104</text:p>
          <text:p text:style-name="P60">String<text:tab/>105</text:p>
          <text:p text:style-name="P60">super<text:tab/>110, 112</text:p>
          <text:p text:style-name="P60">swap<text:tab/>20</text:p>
          <text:p text:style-name="P60">switch<text:tab/>21</text:p>
          <text:p text:style-name="P60">SymbolMap<text:tab/>48</text:p>
          <text:p text:style-name="P61">T</text:p>
          <text:p text:style-name="P60">Testing<text:tab/>11</text:p>
          <text:p text:style-name="P60">Thanks<text:tab/>9</text:p>
          <text:p text:style-name="P60">then<text:tab/>21</text:p>
          <text:p text:style-name="P60">Thread<text:tab/>107</text:p>
          <text:p text:style-name="P60">throw"<text:tab/>38</text:p>
          <text:p text:style-name="P60">TrueClass<text:tab/>108</text:p>
          <text:p text:style-name="P60">try<text:tab/>34, 37</text:p>
          <text:p text:style-name="P60">tuck<text:tab/>20</text:p>
          <text:p text:style-name="P60">Typing<text:tab/>26</text:p>
          <text:p text:style-name="P61">U</text:p>
          <text:p text:style-name="P60">until<text:tab/>25</text:p>
          <text:p text:style-name="P61">V</text:p>
          <text:p text:style-name="P60">val:<text:tab/>26, 110</text:p>
          <text:p text:style-name="P60">val@:<text:tab/>27, 111</text:p>
          <text:p text:style-name="P60">val#:<text:tab/>27</text:p>
          <text:p text:style-name="P60">val$:<text:tab/>27</text:p>
          <text:p text:style-name="P60">var:<text:tab/>26, 111</text:p>
          <text:p text:style-name="P60">var@:<text:tab/>27, 111</text:p>
          <text:p text:style-name="P60">var#:<text:tab/>27</text:p>
          <text:p text:style-name="P60">var$:<text:tab/>27</text:p>
          <text:p text:style-name="P60">VirtualMachine<text:tab/>109</text:p>
          <text:p text:style-name="P61">X</text:p>
          <text:p text:style-name="P60">x<text:tab/>54</text:p>
          <text:p text:style-name="P61">^</text:p>
          <text:p text:style-name="P60">^^<text:tab/>71, 83, 95</text:p>
          <text:p text:style-name="P61">-</text:p>
          <text:p text:style-name="P60">-&gt;<text:tab/>73</text:p>
          <text:p text:style-name="P60">-i<text:tab/>23</text:p>
          <text:p text:style-name="P60">-j<text:tab/>23</text:p>
          <text:p text:style-name="P61">;</text:p>
          <text:p text:style-name="P60">;<text:tab/>111p.</text:p>
          <text:p text:style-name="P61">:</text:p>
          <text:p text:style-name="P60">:<text:tab/>50</text:p>
          <text:p text:style-name="P61">!</text:p>
          <text:p text:style-name="P60">!<text:tab/>56</text:p>
          <text:p text:style-name="P61">?</text:p>
          <text:p text:style-name="P60">?"<text:tab/>35, 37</text:p>
          <text:p text:style-name="P61">.</text:p>
          <text:p text:style-name="P60">.<text:tab/>88</text:p>
          <text:p text:style-name="P60">.-left<text:tab/>57</text:p>
          <text:p text:style-name="P60">.-mid<text:tab/>58</text:p>
          <text:p text:style-name="P60">.-midlr<text:tab/>58</text:p>
          <text:p text:style-name="P60">.-right<text:tab/>58</text:p>
          <text:p text:style-name="P60">.:<text:tab/>50, 110</text:p>
          <text:p text:style-name="P60">.::<text:tab/>50, 111</text:p>
          <text:p text:style-name="P60">.[]!<text:tab/>58, 74</text:p>
          <text:p text:style-name="P60">.[]@<text:tab/>59, 74</text:p>
          <text:p text:style-name="P60">.+left<text:tab/>56</text:p>
          <text:p text:style-name="P60">.+mid<text:tab/>57</text:p>
          <text:p text:style-name="P60">.+midlr<text:tab/>57</text:p>
          <text:p text:style-name="P60">.+right<text:tab/>57</text:p>
          <text:p text:style-name="P60">.cbrt<text:tab/>68</text:p>
          <text:p text:style-name="P60">.class<text:tab/>89</text:p>
          <text:p text:style-name="P60">.clone<text:tab/>89</text:p>
          <text:p text:style-name="P60">.close<text:tab/>77</text:p>
          <text:p text:style-name="P60">.copy<text:tab/>89</text:p>
          <text:p text:style-name="P60">.e**<text:tab/>68</text:p>
          <text:p text:style-name="P60">.get_all<text:tab/>76</text:p>
          <text:p text:style-name="P60">.getc<text:tab/>77</text:p>
          <text:p text:style-name="P60">.gets<text:tab/>77</text:p>
          <text:p text:style-name="P60">.init<text:tab/>27, 90</text:p>
          <text:p text:style-name="P60">.is_class?<text:tab/>64, 90</text:p>
          <text:p text:style-name="P60">.keys<text:tab/>74</text:p>
          <text:p text:style-name="P60">.left<text:tab/>59</text:p>
          <text:p text:style-name="P60">.length<text:tab/>59</text:p>
          <text:p text:style-name="P60">.max<text:tab/>60</text:p>
          <text:p text:style-name="P60">.mid<text:tab/>60</text:p>
          <text:p text:style-name="P60">.midlr<text:tab/>60</text:p>
          <text:p text:style-name="P60">.min<text:tab/>61</text:p>
          <text:p text:style-name="P60">.name<text:tab/>90</text:p>
          <text:p text:style-name="P60">.new<text:tab/>54, 64</text:p>
          <text:p text:style-name="P60">.new_size<text:tab/>55</text:p>
          <text:p text:style-name="P60"><text:soft-page-break/>.new_value<text:tab/>55</text:p>
          <text:p text:style-name="P60">.new_values<text:tab/>55</text:p>
          <text:p text:style-name="P60">.new{<text:tab/>54</text:p>
          <text:p text:style-name="P60">.open<text:tab/>76</text:p>
          <text:p text:style-name="P60">.open{<text:tab/>77</text:p>
          <text:p text:style-name="P60">.parent_class<text:tab/>65</text:p>
          <text:p text:style-name="P60">.pp<text:tab/>61, 74</text:p>
          <text:p text:style-name="P60">.reverse<text:tab/>61</text:p>
          <text:p text:style-name="P60">.right<text:tab/>61</text:p>
          <text:p text:style-name="P60">.shuffle<text:tab/>62</text:p>
          <text:p text:style-name="P60">.sort<text:tab/>62</text:p>
          <text:p text:style-name="P60">.split<text:tab/>68, 102</text:p>
          <text:p text:style-name="P60">.sqrt<text:tab/>68</text:p>
          <text:p text:style-name="P60">.strlen<text:tab/>90</text:p>
          <text:p text:style-name="P60">.strmax<text:tab/>62</text:p>
          <text:p text:style-name="P60">.strmax2<text:tab/>75</text:p>
          <text:p text:style-name="P60">.subclass:<text:tab/>65</text:p>
          <text:p text:style-name="P60">.throw<text:tab/>38</text:p>
          <text:p text:style-name="P60">.to_f<text:tab/>91</text:p>
          <text:p text:style-name="P60">.to_f!<text:tab/>91</text:p>
          <text:p text:style-name="P60">.to_i<text:tab/>91</text:p>
          <text:p text:style-name="P60">.to_i!<text:tab/>91</text:p>
          <text:p text:style-name="P60">.to_n<text:tab/>92</text:p>
          <text:p text:style-name="P60">.to_n!<text:tab/>92</text:p>
          <text:p text:style-name="P60">.to_r<text:tab/>93</text:p>
          <text:p text:style-name="P60">.to_r!<text:tab/>93</text:p>
          <text:p text:style-name="P60">.to_s<text:tab/>65, 93</text:p>
          <text:p text:style-name="P60">.to_x<text:tab/>94</text:p>
          <text:p text:style-name="P60">.to_x!<text:tab/>94</text:p>
          <text:p text:style-name="P60">.values<text:tab/>75</text:p>
          <text:p text:style-name="P61">)</text:p>
          <text:p text:style-name="P60">)entries<text:tab/>116</text:p>
          <text:p text:style-name="P60">)methods<text:tab/>66, 88</text:p>
          <text:p text:style-name="P60">)stubs<text:tab/>66</text:p>
          <text:p text:style-name="P61">{</text:p>
          <text:p text:style-name="P60">{<text:tab/>73</text:p>
          <text:p text:style-name="P61">}</text:p>
          <text:p text:style-name="P60">}<text:tab/>54, 73</text:p>
          <text:p text:style-name="P61">@</text:p>
          <text:p text:style-name="P60">@<text:tab/>63</text:p>
          <text:p text:style-name="P61">&amp;</text:p>
          <text:p text:style-name="P60">&amp;&amp;<text:tab/>70, 83, 88</text:p>
          <text:p text:style-name="P61">+</text:p>
          <text:p text:style-name="P60">+<text:tab/>56</text:p>
          <text:p text:style-name="P60">+loop<text:tab/>23</text:p>
          <text:p text:style-name="P61">&lt;</text:p>
          <text:p text:style-name="P60">&lt;&lt;<text:tab/>63</text:p>
          <text:p text:style-name="P60">&lt;&gt;<text:tab/>94</text:p>
          <text:p text:style-name="P61">=</text:p>
          <text:p text:style-name="P60">=<text:tab/>95</text:p>
          <text:p text:style-name="P61">|</text:p>
          <text:p text:style-name="P60">||<text:tab/>71, 84, 97</text:p>
          <text:p text:style-name="P61">~</text:p>
          <text:p text:style-name="P60">~getc<text:tab/>78</text:p>
          <text:p text:style-name="P60">~gets<text:tab/>78</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7">[before] word [after] (h3)</text:p>
            <text:p text:style-name="Text_20_body">Routing:</text:p>
            <text:p text:style-name="P3">description</text:p>
          </table:table-cell>
          <table:covered-table-cell/>
        </table:table-row>
        <table:table-row table:style-name="Table58.1">
          <table:table-cell table:style-name="Table58.A2" office:value-type="string">
            <text:p text:style-name="P15">Code</text:p>
          </table:table-cell>
          <table:table-cell table:style-name="Table58.B2" office:value-type="string">
            <text:p text:style-name="P15">Result</text:p>
          </table:table-cell>
        </table:table-row>
        <table:table-row table:style-name="Table58.1">
          <table:table-cell table:style-name="Table58.A2" office:value-type="string">
            <text:p text:style-name="Snippet"/>
          </table:table-cell>
          <table:table-cell table:style-name="Table58.B2" office:value-type="string">
            <text:p text:style-name="P17"/>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7">[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5">Code</text:p>
          </table:table-cell>
          <table:table-cell table:style-name="Table61.B2" office:value-type="string">
            <text:p text:style-name="P15">Result</text:p>
          </table:table-cell>
        </table:table-row>
        <table:table-row table:style-name="Table61.2">
          <table:table-cell table:style-name="Table61.A2" office:value-type="string">
            <text:p text:style-name="Snippet"/>
          </table:table-cell>
          <table:table-cell table:style-name="Table61.B2" office:value-type="string">
            <text:p text:style-name="P17"/>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5">Code</text:p>
          </table:table-cell>
          <table:table-cell table:style-name="Table102.B1" office:value-type="string">
            <text:p text:style-name="P15">Result</text:p>
          </table:table-cell>
        </table:table-row>
        <table:table-row table:style-name="Table102.1">
          <table:table-cell table:style-name="Table102.A2" office:value-type="string">
            <text:p text:style-name="Snippet"/>
          </table:table-cell>
          <table:table-cell table:style-name="Table102.B2" office:value-type="string">
            <text:p text:style-name="P17"/>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21</text:page-number> of <text:page-count>121</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6DT22H38M6S</meta:editing-duration>
    <meta:editing-cycles>1770</meta:editing-cycles>
    <meta:generator>OpenOffice/4.1.1$Win32 OpenOffice.org_project/411m6$Build-9775</meta:generator>
    <dc:date>2015-04-20T16:27:14.05</dc:date>
    <dc:creator>Peter Camilleri</dc:creator>
    <meta:printed-by>Peter Camilleri</meta:printed-by>
    <meta:print-date>2015-02-10T10:49:15.76</meta:print-date>
    <meta:document-statistic meta:table-count="116" meta:image-count="0" meta:object-count="0" meta:page-count="121" meta:paragraph-count="3831" meta:word-count="21943" meta:character-count="126248"/>
    <meta:template xlink:type="simple" xlink:actuate="onRequest" xlink:title="MyDefault" xlink:href="../../../../OpenOffice.org/3/user/template/MyDefault.ott" meta:date="2014-06-26T22:09:00.24"/>
  </office:meta>
</office:document-meta>
</file>